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5.7mm"/>
    </style:style>
    <style:style style:name="co2" style:family="table-column">
      <style:table-column-properties fo:break-before="auto" style:column-width="17.11mm"/>
    </style:style>
    <style:style style:name="co3" style:family="table-column">
      <style:table-column-properties fo:break-before="auto" style:column-width="44.24mm"/>
    </style:style>
    <style:style style:name="co4" style:family="table-column">
      <style:table-column-properties fo:break-before="auto" style:column-width="40.32mm"/>
    </style:style>
    <style:style style:name="co5" style:family="table-column">
      <style:table-column-properties fo:break-before="auto" style:column-width="43.13mm"/>
    </style:style>
    <style:style style:name="co6" style:family="table-column">
      <style:table-column-properties fo:break-before="auto" style:column-width="36.11mm"/>
    </style:style>
    <style:style style:name="co7" style:family="table-column">
      <style:table-column-properties fo:break-before="auto" style:column-width="44.8mm"/>
    </style:style>
    <style:style style:name="co8" style:family="table-column">
      <style:table-column-properties fo:break-before="auto" style:column-width="36.67mm"/>
    </style:style>
    <style:style style:name="co9" style:family="table-column">
      <style:table-column-properties fo:break-before="auto" style:column-width="29.12mm"/>
    </style:style>
    <style:style style:name="co10" style:family="table-column">
      <style:table-column-properties fo:break-before="auto" style:column-width="39.7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PageStyle_5f_List1">
      <style:table-properties table:display="true" style:writing-mode="lr-tb"/>
    </style:style>
    <style:style style:name="ce1" style:family="table-cell" style:parent-style-name="Default" style:data-style-name="N10112">
      <style:table-cell-properties style:rotation-align="none"/>
    </style:style>
    <style:style style:name="ce2" style:family="table-cell" style:parent-style-name="Default" style:data-style-name="N10113">
      <style:table-cell-properties style:rotation-align="none"/>
    </style:style>
    <style:style style:name="ce3" style:family="table-cell" style:parent-style-name="Default" style:data-style-name="N1011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is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1013" table:default-cell-style-name="Default"/>
        <table:table-row table:style-name="ro1">
          <table:table-cell office:value-type="string" calcext:value-type="string">
            <text:p>adresa</text:p>
          </table:table-cell>
          <table:table-cell office:value-type="string" calcext:value-type="string">
            <text:p>č.jed.</text:p>
          </table:table-cell>
          <table:table-cell office:value-type="string" calcext:value-type="string">
            <text:p>podlaží</text:p>
          </table:table-cell>
          <table:table-cell office:value-type="string" calcext:value-type="string">
            <text:p>plocha v m²</text:p>
          </table:table-cell>
          <table:table-cell office:value-type="string" calcext:value-type="string">
            <text:p>nájemník / volná</text:p>
          </table:table-cell>
          <table:table-cell office:value-type="string" calcext:value-type="string">
            <text:p>nájem / volná od</text:p>
          </table:table-cell>
          <table:table-cell office:value-type="string" calcext:value-type="string">
            <text:p>smlouva do</text:p>
          </table:table-cell>
          <table:table-cell office:value-type="string" calcext:value-type="string">
            <text:p>nájem v Kč</text:p>
          </table:table-cell>
          <table:table-cell office:value-type="string" calcext:value-type="string">
            <text:p>předpis interval</text:p>
          </table:table-cell>
          <table:table-cell office:value-type="string" calcext:value-type="string">
            <text:p>forma nájmu</text:p>
          </table:table-cell>
          <table:table-cell office:value-type="string" calcext:value-type="string">
            <text:p>způsob využit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rožova 1/2408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1981-11-01" calcext:value-type="date">
            <text:p>XI.81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7-01-01" calcext:value-type="date">
            <text:p>1.1.2007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626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obchod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rožova 1/2408</text:p>
          </table:table-cell>
          <table:table-cell office:value-type="float" office:value="102" calcext:value-type="float">
            <text:p>102</text:p>
          </table:table-cell>
          <table:table-cell office:value-type="float" office:value="-1" calcext:value-type="float">
            <text:p>-1</text:p>
          </table:table-cell>
          <table:table-cell table:style-name="ce1" office:value-type="date" office:date-value="2016-11-10" calcext:value-type="date">
            <text:p>10.XI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7-04-01" calcext:value-type="date">
            <text:p>1.4.2007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392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skladov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ranova 10/1878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.13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3-08-01" calcext:value-type="date">
            <text:p>1.8.2013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2677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skladov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ranova 10/1878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.90</text:p>
          </table:table-cell>
          <table:table-cell office:value-type="string" calcext:value-type="string">
            <text:p>Pražský Lev s.r.o</text:p>
          </table:table-cell>
          <table:table-cell table:style-name="ce3" office:value-type="date" office:date-value="2015-04-01" calcext:value-type="date">
            <text:p>1.4.2015</text:p>
          </table:table-cell>
          <table:table-cell table:style-name="ce3" office:value-type="date" office:date-value="2020-03-31" calcext:value-type="date">
            <text:p>31.3.2020</text:p>
          </table:table-cell>
          <table:table-cell office:value-type="string" calcext:value-type="string">
            <text:p>3320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ranova 10/1878B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.29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1992-08-01" calcext:value-type="date">
            <text:p>1.8.1992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401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garáž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ranova 10/1878B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.29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3-11-01" calcext:value-type="date">
            <text:p>1.11.2013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720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garáž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ranova 10/1878B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.29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1-05-01" calcext:value-type="date">
            <text:p>1.5.2011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2446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garáž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ranova 10/1878B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.59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4-07-01" calcext:value-type="date">
            <text:p>1.7.2014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245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garáž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ranova 10/1878B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.29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3-01-01" calcext:value-type="date">
            <text:p>1.1.2013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554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garáž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ranova 11/1833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2.30</text:p>
          </table:table-cell>
          <table:table-cell office:value-type="string" calcext:value-type="string">
            <text:p>NATURAL TECHNOLOGIES, s.r.o</text:p>
          </table:table-cell>
          <table:table-cell table:style-name="ce3" office:value-type="date" office:date-value="2013-01-01" calcext:value-type="date">
            <text:p>1.1.2013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6906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skladov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ranova 11/1833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0.00</text:p>
          </table:table-cell>
          <table:table-cell office:value-type="string" calcext:value-type="string">
            <text:p>OV KSČM</text:p>
          </table:table-cell>
          <table:table-cell table:style-name="ce3" office:value-type="date" office:date-value="1991-01-01" calcext:value-type="date">
            <text:p>1.1.1991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9000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ranova 13/1832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.0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1-11-01" calcext:value-type="date">
            <text:p>1.11.2001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466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garáž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ranova 13/1832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1-07-01" calcext:value-type="date">
            <text:p>1.7.2001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833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garáž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ranova 13/1832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style-name="ce1" office:value-type="date" office:date-value="2016-06-18" calcext:value-type="date">
            <text:p>18.VI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2-06-01" calcext:value-type="date">
            <text:p>1.6.2002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2107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garáž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ranova 13/1832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2.0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0-09-15" calcext:value-type="date">
            <text:p>15.9.2000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41418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restaurač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ranova 17/1374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.3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5-07-01" calcext:value-type="date">
            <text:p>1.7.2015</text:p>
          </table:table-cell>
          <table:table-cell table:style-name="ce3" office:value-type="date" office:date-value="2020-06-30" calcext:value-type="date">
            <text:p>30.6.2020</text:p>
          </table:table-cell>
          <table:table-cell office:value-type="string" calcext:value-type="string">
            <text:p>1553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skladov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ranova 24/1587</text:p>
          </table:table-cell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33.39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3-09-01" calcext:value-type="date">
            <text:p>1.9.2003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6678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skladov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ranova 28/1517</text:p>
          </table:table-cell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45.67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2-05-01" calcext:value-type="date">
            <text:p>1.5.2012</text:p>
          </table:table-cell>
          <table:table-cell table:style-name="ce3" office:value-type="date" office:date-value="2017-04-30" calcext:value-type="date">
            <text:p>30.4.2017</text:p>
          </table:table-cell>
          <table:table-cell office:value-type="string" calcext:value-type="string">
            <text:p>3810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ranova 28/1517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80</text:p>
          </table:table-cell>
          <table:table-cell office:value-type="string" calcext:value-type="string">
            <text:p>Trafick s.r.o.</text:p>
          </table:table-cell>
          <table:table-cell table:style-name="ce3" office:value-type="date" office:date-value="2010-03-01" calcext:value-type="date">
            <text:p>1.3.2010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363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skladov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ranova 36/626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.10</text:p>
          </table:table-cell>
          <table:table-cell office:value-type="string" calcext:value-type="string">
            <text:p>ARA TRAVEL s.r.o.</text:p>
          </table:table-cell>
          <table:table-cell table:style-name="ce3" office:value-type="date" office:date-value="2013-12-15" calcext:value-type="date">
            <text:p>15.12.2013</text:p>
          </table:table-cell>
          <table:table-cell table:style-name="ce3" office:value-type="date" office:date-value="2018-12-14" calcext:value-type="date">
            <text:p>14.12.2018</text:p>
          </table:table-cell>
          <table:table-cell office:value-type="string" calcext:value-type="string">
            <text:p>5076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ranova 40/678</text:p>
          </table:table-cell>
          <table:table-cell office:value-type="float" office:value="103" calcext:value-type="float">
            <text:p>1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1.0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5-07-01" calcext:value-type="date">
            <text:p>1.7.2005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4474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ate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ranova 40/678</text:p>
          </table:table-cell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  <table:table-cell table:style-name="ce2" office:value-type="date" office:date-value="2020-09-01" calcext:value-type="date">
            <text:p>IX.2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2-07-01" calcext:value-type="date">
            <text:p>1.7.2012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230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ranova 40/678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.9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0-10-01" calcext:value-type="date">
            <text:p>1.10.2010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8216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ranova 40/678</text:p>
          </table:table-cell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1.2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1990-05-01" calcext:value-type="date">
            <text:p>1.5.1990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2410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ate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ranova 40/678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8.1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5-09-01" calcext:value-type="date">
            <text:p>1.9.2005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4235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ate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ranova 40/678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7.7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5-09-01" calcext:value-type="date">
            <text:p>1.9.2005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4235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ate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ranova 6/1899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.13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3-12-01" calcext:value-type="date">
            <text:p>1.12.2013</text:p>
          </table:table-cell>
          <table:table-cell table:style-name="ce3" office:value-type="date" office:date-value="2018-11-30" calcext:value-type="date">
            <text:p>30.11.2018</text:p>
          </table:table-cell>
          <table:table-cell office:value-type="string" calcext:value-type="string">
            <text:p>3312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obchod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ranova 6/1899</text:p>
          </table:table-cell>
          <table:table-cell office:value-type="float" office:value="106" calcext:value-type="float">
            <text:p>10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46.93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3-12-01" calcext:value-type="date">
            <text:p>1.12.2003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4106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ranova 6/1899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4.02</text:p>
          </table:table-cell>
          <table:table-cell office:value-type="string" calcext:value-type="string">
            <text:p>Trenok s.r.o.</text:p>
          </table:table-cell>
          <table:table-cell table:style-name="ce3" office:value-type="date" office:date-value="2014-11-01" calcext:value-type="date">
            <text:p>1.11.2014</text:p>
          </table:table-cell>
          <table:table-cell table:style-name="ce3" office:value-type="date" office:date-value="2019-10-31" calcext:value-type="date">
            <text:p>31.10.2019</text:p>
          </table:table-cell>
          <table:table-cell office:value-type="string" calcext:value-type="string">
            <text:p>11186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obchod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ranova 6/1899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.5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6-03-01" calcext:value-type="date">
            <text:p>1.3.2016</text:p>
          </table:table-cell>
          <table:table-cell table:style-name="ce3" office:value-type="date" office:date-value="2021-02-28" calcext:value-type="date">
            <text:p>28.2.2021</text:p>
          </table:table-cell>
          <table:table-cell office:value-type="string" calcext:value-type="string">
            <text:p>6502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obchod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ranova 6/1899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.62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4-09-01" calcext:value-type="date">
            <text:p>1.9.2014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5283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provozov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ranova 6/1899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27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0-09-01" calcext:value-type="date">
            <text:p>1.9.2010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4678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ranova 6/1899</text:p>
          </table:table-cell>
          <table:table-cell office:value-type="float" office:value="107" calcext:value-type="float">
            <text:p>10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36.2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5-02-01" calcext:value-type="date">
            <text:p>1.2.2015</text:p>
          </table:table-cell>
          <table:table-cell table:style-name="ce3" office:value-type="date" office:date-value="2020-01-31" calcext:value-type="date">
            <text:p>31.1.2020</text:p>
          </table:table-cell>
          <table:table-cell office:value-type="string" calcext:value-type="string">
            <text:p>2299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skladov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silejské nám. 3/1807</text:p>
          </table:table-cell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33.5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3-01-01" calcext:value-type="date">
            <text:p>1.1.2013</text:p>
          </table:table-cell>
          <table:table-cell table:style-name="ce3" office:value-type="date" office:date-value="2017-12-31" calcext:value-type="date">
            <text:p>31.12.2017</text:p>
          </table:table-cell>
          <table:table-cell office:value-type="string" calcext:value-type="string">
            <text:p>1116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skladov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silejské nám. 3/1807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2.80</text:p>
          </table:table-cell>
          <table:table-cell office:value-type="string" calcext:value-type="string">
            <text:p>Tesco Franchise Stores ČR a.s.</text:p>
          </table:table-cell>
          <table:table-cell table:style-name="ce3" office:value-type="date" office:date-value="2012-02-01" calcext:value-type="date">
            <text:p>1.2.2012</text:p>
          </table:table-cell>
          <table:table-cell table:style-name="ce3" office:value-type="date" office:date-value="2017-01-31" calcext:value-type="date">
            <text:p>31.1.2017</text:p>
          </table:table-cell>
          <table:table-cell office:value-type="string" calcext:value-type="string">
            <text:p>22028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obchod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iskupcova 31/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715.00</text:p>
          </table:table-cell>
          <table:table-cell office:value-type="string" calcext:value-type="string">
            <text:p>Občanské sdružení pro Aero</text:p>
          </table:table-cell>
          <table:table-cell table:style-name="ce3" office:value-type="date" office:date-value="2007-06-12" calcext:value-type="date">
            <text:p>12.6.2007</text:p>
          </table:table-cell>
          <table:table-cell office:value-type="string" calcext:value-type="string">
            <text:p>neurčito</text:p>
          </table:table-cell>
          <table:table-cell/>
          <table:table-cell office:value-type="string" calcext:value-type="string">
            <text:p>měsíční</text:p>
          </table:table-cell>
          <table:table-cell office:value-type="string" calcext:value-type="string">
            <text:p>neplatí</text:p>
          </table:table-cell>
          <table:table-cell office:value-type="string" calcext:value-type="string">
            <text:p>společen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iskupcova 45/1809</text:p>
          </table:table-cell>
          <table:table-cell office:value-type="float" office:value="101" calcext:value-type="float">
            <text:p>101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21.90</text:p>
          </table:table-cell>
          <table:table-cell office:value-type="string" calcext:value-type="string">
            <text:p>Volná n.j.</text:p>
          </table:table-cell>
          <table:table-cell table:style-name="ce3" office:value-type="date" office:date-value="2016-01-20" calcext:value-type="date">
            <text:p>20.1.2016</text:p>
          </table:table-cell>
          <table:table-cell table:number-columns-repeated="2"/>
          <table:table-cell office:value-type="string" calcext:value-type="string">
            <text:p>měsíční</text:p>
          </table:table-cell>
          <table:table-cell/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iskupcova 45/1809</text:p>
          </table:table-cell>
          <table:table-cell office:value-type="float" office:value="103" calcext:value-type="float">
            <text:p>10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8.00</text:p>
          </table:table-cell>
          <table:table-cell office:value-type="string" calcext:value-type="string">
            <text:p>Pečovatelská služba Praha 3</text:p>
          </table:table-cell>
          <table:table-cell table:style-name="ce3" office:value-type="date" office:date-value="2000-07-01" calcext:value-type="date">
            <text:p>1.7.2000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2100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sociální zaříze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iskupcova 45/1809</text:p>
          </table:table-cell>
          <table:table-cell office:value-type="float" office:value="102" calcext:value-type="float">
            <text:p>10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31.0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1995-01-01" calcext:value-type="date">
            <text:p>1.1.1995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3100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iskupcova 45/1809</text:p>
          </table:table-cell>
          <table:table-cell office:value-type="float" office:value="104" calcext:value-type="float">
            <text:p>10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40.54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3-05-01" calcext:value-type="date">
            <text:p>1.5.2013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2537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iskupcova 45/1809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2.51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2-12-01" calcext:value-type="date">
            <text:p>1.12.2012</text:p>
          </table:table-cell>
          <table:table-cell table:style-name="ce3" office:value-type="date" office:date-value="2013-09-30" calcext:value-type="date">
            <text:p>30.9.2013</text:p>
          </table:table-cell>
          <table:table-cell office:value-type="string" calcext:value-type="string">
            <text:p>5115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iskupcova 46/1630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.0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1-12-01" calcext:value-type="date">
            <text:p>1.12.2011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2992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obchod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iskupcova 57/2435</text:p>
          </table:table-cell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  <table:table-cell table:style-name="ce1" office:value-type="date" office:date-value="2016-01-17" calcext:value-type="date">
            <text:p>17.I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0-07-01" calcext:value-type="date">
            <text:p>1.7.2000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283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skladov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ahníkova 16/646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7.50</text:p>
          </table:table-cell>
          <table:table-cell office:value-type="string" calcext:value-type="string">
            <text:p>Městská část Praha 3</text:p>
          </table:table-cell>
          <table:table-cell table:style-name="ce3" office:value-type="date" office:date-value="1997-12-02" calcext:value-type="date">
            <text:p>2.12.1997</text:p>
          </table:table-cell>
          <table:table-cell office:value-type="string" calcext:value-type="string">
            <text:p>neurčito</text:p>
          </table:table-cell>
          <table:table-cell/>
          <table:table-cell office:value-type="string" calcext:value-type="string">
            <text:p>měsíční</text:p>
          </table:table-cell>
          <table:table-cell office:value-type="string" calcext:value-type="string">
            <text:p>neplatí</text:p>
          </table:table-cell>
          <table:table-cell office:value-type="string" calcext:value-type="string">
            <text:p>skladov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ahníkova 16/646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.10</text:p>
          </table:table-cell>
          <table:table-cell office:value-type="string" calcext:value-type="string">
            <text:p>Městská část Praha 3</text:p>
          </table:table-cell>
          <table:table-cell table:style-name="ce3" office:value-type="date" office:date-value="1997-12-02" calcext:value-type="date">
            <text:p>2.12.1997</text:p>
          </table:table-cell>
          <table:table-cell office:value-type="string" calcext:value-type="string">
            <text:p>neurčito</text:p>
          </table:table-cell>
          <table:table-cell/>
          <table:table-cell office:value-type="string" calcext:value-type="string">
            <text:p>měsíční</text:p>
          </table:table-cell>
          <table:table-cell office:value-type="string" calcext:value-type="string">
            <text:p>neplatí</text:p>
          </table:table-cell>
          <table:table-cell office:value-type="string" calcext:value-type="string">
            <text:p>skladov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ahoslavova 10/293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27.46</text:p>
          </table:table-cell>
          <table:table-cell office:value-type="string" calcext:value-type="string">
            <text:p>Volná n.j.</text:p>
          </table:table-cell>
          <table:table-cell table:style-name="ce3" office:value-type="date" office:date-value="2014-12-01" calcext:value-type="date">
            <text:p>1.12.2014</text:p>
          </table:table-cell>
          <table:table-cell table:number-columns-repeated="2"/>
          <table:table-cell office:value-type="string" calcext:value-type="string">
            <text:p>měsíční</text:p>
          </table:table-cell>
          <table:table-cell/>
          <table:table-cell office:value-type="string" calcext:value-type="string">
            <text:p>ate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ahoslavova 10/293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6.43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6-01-01" calcext:value-type="date">
            <text:p>1.1.2006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7151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ate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ahoslavova 10/293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172.35</text:p>
          </table:table-cell>
          <table:table-cell office:value-type="string" calcext:value-type="string">
            <text:p>AUTO FALCO s.r.o.</text:p>
          </table:table-cell>
          <table:table-cell table:style-name="ce3" office:value-type="date" office:date-value="2010-02-01" calcext:value-type="date">
            <text:p>1.2.2010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1920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skladov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ahoslavova 10/293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3.55</text:p>
          </table:table-cell>
          <table:table-cell office:value-type="string" calcext:value-type="string">
            <text:p>Volná n.j.</text:p>
          </table:table-cell>
          <table:table-cell table:style-name="ce3" office:value-type="date" office:date-value="2015-11-14" calcext:value-type="date">
            <text:p>14.11.2015</text:p>
          </table:table-cell>
          <table:table-cell table:number-columns-repeated="2"/>
          <table:table-cell office:value-type="string" calcext:value-type="string">
            <text:p>měsíční</text:p>
          </table:table-cell>
          <table:table-cell/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ahoslavova 2/227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33.80</text:p>
          </table:table-cell>
          <table:table-cell office:value-type="string" calcext:value-type="string">
            <text:p>Správa majetkového portfolia Praha 3 a.s</text:p>
          </table:table-cell>
          <table:table-cell table:style-name="ce3" office:value-type="date" office:date-value="2014-07-01" calcext:value-type="date">
            <text:p>1.7.2014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845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skladov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ahoslavova 2/227</text:p>
          </table:table-cell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table:style-name="ce1" office:value-type="date" office:date-value="2016-10-28" calcext:value-type="date">
            <text:p>28.X</text:p>
          </table:table-cell>
          <table:table-cell office:value-type="string" calcext:value-type="string">
            <text:p>NOVÁ TROJKA, z.s.</text:p>
          </table:table-cell>
          <table:table-cell table:style-name="ce3" office:value-type="date" office:date-value="2014-09-01" calcext:value-type="date">
            <text:p>1.9.2014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234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skladov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ahoslavova 2/22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0.29</text:p>
          </table:table-cell>
          <table:table-cell office:value-type="string" calcext:value-type="string">
            <text:p>Klub přátel Žižkova</text:p>
          </table:table-cell>
          <table:table-cell table:style-name="ce3" office:value-type="date" office:date-value="2004-08-01" calcext:value-type="date">
            <text:p>1.8.2004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ahoslavova 2/22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78.15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5-04-01" calcext:value-type="date">
            <text:p>1.4.2005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5796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ate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ahoslavova 2/22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.35</text:p>
          </table:table-cell>
          <table:table-cell office:value-type="string" calcext:value-type="string">
            <text:p>Správa majetkové portfolia Praha 3, a.s.</text:p>
          </table:table-cell>
          <table:table-cell table:style-name="ce3" office:value-type="date" office:date-value="2009-12-01" calcext:value-type="date">
            <text:p>1.12.2009</text:p>
          </table:table-cell>
          <table:table-cell table:style-name="ce3" office:value-type="date" office:date-value="2018-03-31" calcext:value-type="date">
            <text:p>31.3.2018</text:p>
          </table:table-cell>
          <table:table-cell office:value-type="string" calcext:value-type="string">
            <text:p>998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skladov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ahoslavova 4/23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78.15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8-08-01" calcext:value-type="date">
            <text:p>1.8.2008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6512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ate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ahoslavova 4/23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0.29</text:p>
          </table:table-cell>
          <table:table-cell office:value-type="string" calcext:value-type="string">
            <text:p>Volná n.j.</text:p>
          </table:table-cell>
          <table:table-cell table:style-name="ce3" office:value-type="date" office:date-value="2014-07-01" calcext:value-type="date">
            <text:p>1.7.2014</text:p>
          </table:table-cell>
          <table:table-cell table:number-columns-repeated="2"/>
          <table:table-cell office:value-type="string" calcext:value-type="string">
            <text:p>měsíční</text:p>
          </table:table-cell>
          <table:table-cell/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ahoslavova 4/2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Občanské sdružení R - Mosty</text:p>
          </table:table-cell>
          <table:table-cell table:style-name="ce3" office:value-type="date" office:date-value="2014-05-01" calcext:value-type="date">
            <text:p>1.5.2014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26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ahoslavova 6/233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9.0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1991-11-01" calcext:value-type="date">
            <text:p>1.11.1991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675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skladov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ahoslavova 6/23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.82</text:p>
          </table:table-cell>
          <table:table-cell office:value-type="string" calcext:value-type="string">
            <text:p>Volná n.j.</text:p>
          </table:table-cell>
          <table:table-cell table:style-name="ce3" office:value-type="date" office:date-value="2015-11-01" calcext:value-type="date">
            <text:p>1.11.2015</text:p>
          </table:table-cell>
          <table:table-cell table:number-columns-repeated="2"/>
          <table:table-cell office:value-type="string" calcext:value-type="string">
            <text:p>měsíční</text:p>
          </table:table-cell>
          <table:table-cell/>
          <table:table-cell office:value-type="string" calcext:value-type="string">
            <text:p>ate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ahoslavova 6/233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12.2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4-04-01" calcext:value-type="date">
            <text:p>1.4.2014</text:p>
          </table:table-cell>
          <table:table-cell table:style-name="ce3" office:value-type="date" office:date-value="2019-03-31" calcext:value-type="date">
            <text:p>31.3.2019</text:p>
          </table:table-cell>
          <table:table-cell office:value-type="string" calcext:value-type="string">
            <text:p>9845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ate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ahoslavova 8/292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70.74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3-02-01" calcext:value-type="date">
            <text:p>1.2.2013</text:p>
          </table:table-cell>
          <table:table-cell table:style-name="ce3" office:value-type="date" office:date-value="2018-01-31" calcext:value-type="date">
            <text:p>31.1.2018</text:p>
          </table:table-cell>
          <table:table-cell office:value-type="string" calcext:value-type="string">
            <text:p>6190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ate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ahoslavova 8/29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2.71</text:p>
          </table:table-cell>
          <table:table-cell office:value-type="string" calcext:value-type="string">
            <text:p>Volná n.j.</text:p>
          </table:table-cell>
          <table:table-cell table:style-name="ce3" office:value-type="date" office:date-value="2015-11-14" calcext:value-type="date">
            <text:p>14.11.2015</text:p>
          </table:table-cell>
          <table:table-cell table:number-columns-repeated="2"/>
          <table:table-cell office:value-type="string" calcext:value-type="string">
            <text:p>měsíční</text:p>
          </table:table-cell>
          <table:table-cell/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ahoslavova 8/29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0.97</text:p>
          </table:table-cell>
          <table:table-cell office:value-type="string" calcext:value-type="string">
            <text:p>AJ Dent s.r.o.</text:p>
          </table:table-cell>
          <table:table-cell table:style-name="ce3" office:value-type="date" office:date-value="2012-03-01" calcext:value-type="date">
            <text:p>1.3.2012</text:p>
          </table:table-cell>
          <table:table-cell table:style-name="ce3" office:value-type="date" office:date-value="2017-02-28" calcext:value-type="date">
            <text:p>28.2.2017</text:p>
          </table:table-cell>
          <table:table-cell office:value-type="string" calcext:value-type="string">
            <text:p>13487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provozov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ahoslavova 8/292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12.2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5-08-01" calcext:value-type="date">
            <text:p>1.8.2005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8321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ate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oleslavská 12/2193</text:p>
          </table:table-cell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37.60</text:p>
          </table:table-cell>
          <table:table-cell office:value-type="string" calcext:value-type="string">
            <text:p>Hospicové občanské sdružení Cesta domů</text:p>
          </table:table-cell>
          <table:table-cell table:style-name="ce3" office:value-type="date" office:date-value="2012-11-01" calcext:value-type="date">
            <text:p>1.11.2012</text:p>
          </table:table-cell>
          <table:table-cell table:style-name="ce3" office:value-type="date" office:date-value="2024-10-31" calcext:value-type="date">
            <text:p>31.10.2024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obchod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oleslavská 12/2193</text:p>
          </table:table-cell>
          <table:table-cell office:value-type="float" office:value="103" calcext:value-type="float">
            <text:p>10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128.40</text:p>
          </table:table-cell>
          <table:table-cell office:value-type="string" calcext:value-type="string">
            <text:p>Hospicové občanské sdružení Cesta domů</text:p>
          </table:table-cell>
          <table:table-cell table:style-name="ce3" office:value-type="date" office:date-value="2012-11-01" calcext:value-type="date">
            <text:p>1.11.2012</text:p>
          </table:table-cell>
          <table:table-cell table:style-name="ce3" office:value-type="date" office:date-value="2024-10-31" calcext:value-type="date">
            <text:p>31.10.2024</text:p>
          </table:table-cell>
          <table:table-cell office:value-type="string" calcext:value-type="string">
            <text:p>11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skladov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oleslavská 12/2193</text:p>
          </table:table-cell>
          <table:table-cell office:value-type="float" office:value="102" calcext:value-type="float">
            <text:p>10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45.00</text:p>
          </table:table-cell>
          <table:table-cell office:value-type="string" calcext:value-type="string">
            <text:p>Hovancová Jaroslava</text:p>
          </table:table-cell>
          <table:table-cell table:style-name="ce3" office:value-type="date" office:date-value="1996-06-01" calcext:value-type="date">
            <text:p>1.6.1996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3375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oleslavská 16/2008B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9.61</text:p>
          </table:table-cell>
          <table:table-cell office:value-type="string" calcext:value-type="string">
            <text:p>Hospicové občanské sdružení Cesta domů</text:p>
          </table:table-cell>
          <table:table-cell table:style-name="ce3" office:value-type="date" office:date-value="2012-11-01" calcext:value-type="date">
            <text:p>1.11.2012</text:p>
          </table:table-cell>
          <table:table-cell table:style-name="ce3" office:value-type="date" office:date-value="2024-10-31" calcext:value-type="date">
            <text:p>31.10.2024</text:p>
          </table:table-cell>
          <table:table-cell office:value-type="string" calcext:value-type="string">
            <text:p>19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provozov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oleslavská 16/2008V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.0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0-05-01" calcext:value-type="date">
            <text:p>1.5.2000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2400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dílen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oleslavská 16/2008V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20-11-01" calcext:value-type="date">
            <text:p>XI.20</text:p>
          </table:table-cell>
          <table:table-cell office:value-type="string" calcext:value-type="string">
            <text:p>Hospicové občanské sdružení Cesta domů</text:p>
          </table:table-cell>
          <table:table-cell table:style-name="ce3" office:value-type="date" office:date-value="2013-10-01" calcext:value-type="date">
            <text:p>1.10.2013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jin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oleslavská 18/2009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1950-11-01" calcext:value-type="date">
            <text:p>XI.5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1-07-01" calcext:value-type="date">
            <text:p>1.7.2001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862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dílen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ořivojova 27/91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7.00</text:p>
          </table:table-cell>
          <table:table-cell office:value-type="string" calcext:value-type="string">
            <text:p>Volná n.j.</text:p>
          </table:table-cell>
          <table:table-cell table:style-name="ce3" office:value-type="date" office:date-value="2009-08-15" calcext:value-type="date">
            <text:p>15.8.2009</text:p>
          </table:table-cell>
          <table:table-cell table:number-columns-repeated="2"/>
          <table:table-cell office:value-type="string" calcext:value-type="string">
            <text:p>měsíční</text:p>
          </table:table-cell>
          <table:table-cell/>
          <table:table-cell office:value-type="string" calcext:value-type="string">
            <text:p>společen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ořivojova 27/91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7.05</text:p>
          </table:table-cell>
          <table:table-cell office:value-type="string" calcext:value-type="string">
            <text:p>Volná n.j.</text:p>
          </table:table-cell>
          <table:table-cell table:style-name="ce3" office:value-type="date" office:date-value="2008-03-15" calcext:value-type="date">
            <text:p>15.3.2008</text:p>
          </table:table-cell>
          <table:table-cell table:number-columns-repeated="2"/>
          <table:table-cell office:value-type="string" calcext:value-type="string">
            <text:p>měsíční</text:p>
          </table:table-cell>
          <table:table-cell/>
          <table:table-cell office:value-type="string" calcext:value-type="string">
            <text:p>dílen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uková 18/2524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17.0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7-11-01" calcext:value-type="date">
            <text:p>1.11.2007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416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dvojgaráž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uková 18/2524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17.0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6-01-01" calcext:value-type="date">
            <text:p>1.1.2016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275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dvojgaráž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uková 18/2524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17.50</text:p>
          </table:table-cell>
          <table:table-cell office:value-type="string" calcext:value-type="string">
            <text:p>Volná n.j.</text:p>
          </table:table-cell>
          <table:table-cell table:style-name="ce3" office:value-type="date" office:date-value="1997-07-09" calcext:value-type="date">
            <text:p>9.7.1997</text:p>
          </table:table-cell>
          <table:table-cell table:number-columns-repeated="2"/>
          <table:table-cell office:value-type="string" calcext:value-type="string">
            <text:p>měsíční</text:p>
          </table:table-cell>
          <table:table-cell/>
          <table:table-cell office:value-type="string" calcext:value-type="string">
            <text:p>dvojgaráž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uková 18/2524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17.50</text:p>
          </table:table-cell>
          <table:table-cell office:value-type="string" calcext:value-type="string">
            <text:p>Volná n.j.</text:p>
          </table:table-cell>
          <table:table-cell table:style-name="ce3" office:value-type="date" office:date-value="2007-01-25" calcext:value-type="date">
            <text:p>25.1.2007</text:p>
          </table:table-cell>
          <table:table-cell table:number-columns-repeated="2"/>
          <table:table-cell office:value-type="string" calcext:value-type="string">
            <text:p>měsíční</text:p>
          </table:table-cell>
          <table:table-cell/>
          <table:table-cell office:value-type="string" calcext:value-type="string">
            <text:p>dvojgaráž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uková 24/2540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17.00</text:p>
          </table:table-cell>
          <table:table-cell office:value-type="string" calcext:value-type="string">
            <text:p>Volná n.j.</text:p>
          </table:table-cell>
          <table:table-cell table:style-name="ce3" office:value-type="date" office:date-value="2003-03-01" calcext:value-type="date">
            <text:p>1.3.2003</text:p>
          </table:table-cell>
          <table:table-cell table:number-columns-repeated="2"/>
          <table:table-cell office:value-type="string" calcext:value-type="string">
            <text:p>měsíční</text:p>
          </table:table-cell>
          <table:table-cell/>
          <table:table-cell office:value-type="string" calcext:value-type="string">
            <text:p>dvojgaráž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uková 24/2540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17.00</text:p>
          </table:table-cell>
          <table:table-cell office:value-type="string" calcext:value-type="string">
            <text:p>Volná n.j.</text:p>
          </table:table-cell>
          <table:table-cell table:style-name="ce3" office:value-type="date" office:date-value="2011-07-01" calcext:value-type="date">
            <text:p>1.7.2011</text:p>
          </table:table-cell>
          <table:table-cell table:number-columns-repeated="2"/>
          <table:table-cell office:value-type="string" calcext:value-type="string">
            <text:p>měsíční</text:p>
          </table:table-cell>
          <table:table-cell/>
          <table:table-cell office:value-type="string" calcext:value-type="string">
            <text:p>dvojgaráž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uková 24/2540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17.0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2-01-01" calcext:value-type="date">
            <text:p>1.1.2002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629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dvojgaráž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uková 24/2540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17.00</text:p>
          </table:table-cell>
          <table:table-cell office:value-type="string" calcext:value-type="string">
            <text:p>Volná n.j.</text:p>
          </table:table-cell>
          <table:table-cell table:style-name="ce3" office:value-type="date" office:date-value="2008-10-01" calcext:value-type="date">
            <text:p>1.10.2008</text:p>
          </table:table-cell>
          <table:table-cell table:number-columns-repeated="2"/>
          <table:table-cell office:value-type="string" calcext:value-type="string">
            <text:p>měsíční</text:p>
          </table:table-cell>
          <table:table-cell/>
          <table:table-cell office:value-type="string" calcext:value-type="string">
            <text:p>dvojgaráž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Českobratrská 11/276</text:p>
          </table:table-cell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0-08-01" calcext:value-type="date">
            <text:p>1.8.2010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666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skladov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Českobratrská 11/276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" office:value-type="date" office:date-value="2016-12-28" calcext:value-type="date">
            <text:p>28.XII</text:p>
          </table:table-cell>
          <table:table-cell office:value-type="string" calcext:value-type="string">
            <text:p>FIBER Network s.r.o.</text:p>
          </table:table-cell>
          <table:table-cell table:style-name="ce3" office:value-type="date" office:date-value="2011-02-01" calcext:value-type="date">
            <text:p>1.2.2011</text:p>
          </table:table-cell>
          <table:table-cell table:style-name="ce3" office:value-type="date" office:date-value="2016-03-31" calcext:value-type="date">
            <text:p>31.3.2016</text:p>
          </table:table-cell>
          <table:table-cell office:value-type="string" calcext:value-type="string">
            <text:p>1898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skladov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Českobratrská 11/276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23.62</text:p>
          </table:table-cell>
          <table:table-cell office:value-type="string" calcext:value-type="string">
            <text:p>Volná n.j.</text:p>
          </table:table-cell>
          <table:table-cell table:style-name="ce3" office:value-type="date" office:date-value="2011-01-01" calcext:value-type="date">
            <text:p>1.1.2011</text:p>
          </table:table-cell>
          <table:table-cell table:number-columns-repeated="2"/>
          <table:table-cell office:value-type="string" calcext:value-type="string">
            <text:p>měsíční</text:p>
          </table:table-cell>
          <table:table-cell/>
          <table:table-cell office:value-type="string" calcext:value-type="string">
            <text:p>ate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Českobratrská 11/27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.0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1-04-01" calcext:value-type="date">
            <text:p>1.4.2011</text:p>
          </table:table-cell>
          <table:table-cell table:style-name="ce3" office:value-type="date" office:date-value="2016-03-31" calcext:value-type="date">
            <text:p>31.3.2016</text:p>
          </table:table-cell>
          <table:table-cell office:value-type="string" calcext:value-type="string">
            <text:p>870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obchod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Českobratrská 11/276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0.23</text:p>
          </table:table-cell>
          <table:table-cell office:value-type="string" calcext:value-type="string">
            <text:p>Volná n.j.</text:p>
          </table:table-cell>
          <table:table-cell table:style-name="ce3" office:value-type="date" office:date-value="2011-04-01" calcext:value-type="date">
            <text:p>1.4.2011</text:p>
          </table:table-cell>
          <table:table-cell table:number-columns-repeated="2"/>
          <table:table-cell office:value-type="string" calcext:value-type="string">
            <text:p>měsíční</text:p>
          </table:table-cell>
          <table:table-cell/>
          <table:table-cell office:value-type="string" calcext:value-type="string">
            <text:p>ate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Českobratrská 7/272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6.52</text:p>
          </table:table-cell>
          <table:table-cell office:value-type="string" calcext:value-type="string">
            <text:p>Volná n.j.</text:p>
          </table:table-cell>
          <table:table-cell table:style-name="ce3" office:value-type="date" office:date-value="2013-09-01" calcext:value-type="date">
            <text:p>1.9.2013</text:p>
          </table:table-cell>
          <table:table-cell table:number-columns-repeated="2"/>
          <table:table-cell office:value-type="string" calcext:value-type="string">
            <text:p>měsíční</text:p>
          </table:table-cell>
          <table:table-cell/>
          <table:table-cell office:value-type="string" calcext:value-type="string">
            <text:p>ate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Českobratrská 7/27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.0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1998-10-26" calcext:value-type="date">
            <text:p>26.10.1998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2250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dílen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Českobratrská 9/274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3.56</text:p>
          </table:table-cell>
          <table:table-cell office:value-type="string" calcext:value-type="string">
            <text:p>Volná n.j.</text:p>
          </table:table-cell>
          <table:table-cell table:style-name="ce3" office:value-type="date" office:date-value="2014-04-01" calcext:value-type="date">
            <text:p>1.4.2014</text:p>
          </table:table-cell>
          <table:table-cell table:number-columns-repeated="2"/>
          <table:table-cell office:value-type="string" calcext:value-type="string">
            <text:p>neplatí</text:p>
          </table:table-cell>
          <table:table-cell/>
          <table:table-cell office:value-type="string" calcext:value-type="string">
            <text:p>ate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Českobratrská 9/274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6.55</text:p>
          </table:table-cell>
          <table:table-cell office:value-type="string" calcext:value-type="string">
            <text:p>Volná n.j.</text:p>
          </table:table-cell>
          <table:table-cell table:style-name="ce3" office:value-type="date" office:date-value="2014-10-01" calcext:value-type="date">
            <text:p>1.10.2014</text:p>
          </table:table-cell>
          <table:table-cell table:number-columns-repeated="2"/>
          <table:table-cell office:value-type="string" calcext:value-type="string">
            <text:p>měsíční</text:p>
          </table:table-cell>
          <table:table-cell/>
          <table:table-cell office:value-type="string" calcext:value-type="string">
            <text:p>ate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Českobratrská 9/27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75.80</text:p>
          </table:table-cell>
          <table:table-cell office:value-type="string" calcext:value-type="string">
            <text:p>Česká rada sociálních služeb</text:p>
          </table:table-cell>
          <table:table-cell table:style-name="ce3" office:value-type="date" office:date-value="2012-03-01" calcext:value-type="date">
            <text:p>1.3.2012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5053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omažlická 9/1159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.8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4-06-01" calcext:value-type="date">
            <text:p>1.6.2014</text:p>
          </table:table-cell>
          <table:table-cell table:style-name="ce3" office:value-type="date" office:date-value="2019-05-31" calcext:value-type="date">
            <text:p>31.5.2019</text:p>
          </table:table-cell>
          <table:table-cell office:value-type="string" calcext:value-type="string">
            <text:p>3683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omažlická 9/1159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.00</text:p>
          </table:table-cell>
          <table:table-cell office:value-type="string" calcext:value-type="string">
            <text:p>DUCLOS s r.o.</text:p>
          </table:table-cell>
          <table:table-cell table:style-name="ce3" office:value-type="date" office:date-value="2014-06-01" calcext:value-type="date">
            <text:p>1.6.2014</text:p>
          </table:table-cell>
          <table:table-cell table:style-name="ce3" office:value-type="date" office:date-value="2019-05-31" calcext:value-type="date">
            <text:p>31.5.2019</text:p>
          </table:table-cell>
          <table:table-cell office:value-type="string" calcext:value-type="string">
            <text:p>4620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omažlická 9/1159</text:p>
          </table:table-cell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48.90</text:p>
          </table:table-cell>
          <table:table-cell office:value-type="string" calcext:value-type="string">
            <text:p>EUROSOFT s.r.o.</text:p>
          </table:table-cell>
          <table:table-cell table:style-name="ce3" office:value-type="date" office:date-value="2012-07-01" calcext:value-type="date">
            <text:p>1.7.2012</text:p>
          </table:table-cell>
          <table:table-cell table:style-name="ce3" office:value-type="date" office:date-value="2017-06-30" calcext:value-type="date">
            <text:p>30.6.2017</text:p>
          </table:table-cell>
          <table:table-cell office:value-type="string" calcext:value-type="string">
            <text:p>2445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skladov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abrová 3/2639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.32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9-02-01" calcext:value-type="date">
            <text:p>1.2.2009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787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provozov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abrová 9/2642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style-name="ce1" office:value-type="date" office:date-value="2016-06-20" calcext:value-type="date">
            <text:p>20.VI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3-04-01" calcext:value-type="date">
            <text:p>1.4.2013</text:p>
          </table:table-cell>
          <table:table-cell table:style-name="ce3" office:value-type="date" office:date-value="2018-03-31" calcext:value-type="date">
            <text:p>31.3.2018</text:p>
          </table:table-cell>
          <table:table-cell office:value-type="string" calcext:value-type="string">
            <text:p>1688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obchod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avlíčkovo nám. 11/74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4.83</text:p>
          </table:table-cell>
          <table:table-cell office:value-type="string" calcext:value-type="string">
            <text:p>Nadační fond pro podporu a rozvoj v EU</text:p>
          </table:table-cell>
          <table:table-cell table:style-name="ce3" office:value-type="date" office:date-value="2010-06-01" calcext:value-type="date">
            <text:p>1.6.2010</text:p>
          </table:table-cell>
          <table:table-cell table:style-name="ce3" office:value-type="date" office:date-value="2020-05-31" calcext:value-type="date">
            <text:p>31.5.2020</text:p>
          </table:table-cell>
          <table:table-cell office:value-type="string" calcext:value-type="string">
            <text:p>1574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společen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avlíčkovo nám. 11/74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4.65</text:p>
          </table:table-cell>
          <table:table-cell office:value-type="string" calcext:value-type="string">
            <text:p>Městská část Praha 3</text:p>
          </table:table-cell>
          <table:table-cell table:style-name="ce3" office:value-type="date" office:date-value="2012-09-01" calcext:value-type="date">
            <text:p>1.9.2012</text:p>
          </table:table-cell>
          <table:table-cell office:value-type="string" calcext:value-type="string">
            <text:p>neurčito</text:p>
          </table:table-cell>
          <table:table-cell/>
          <table:table-cell office:value-type="string" calcext:value-type="string">
            <text:p>měsíční</text:p>
          </table:table-cell>
          <table:table-cell office:value-type="string" calcext:value-type="string">
            <text:p>neplatí</text:p>
          </table:table-cell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avlíčkovo nám. 11/74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4.52</text:p>
          </table:table-cell>
          <table:table-cell office:value-type="string" calcext:value-type="string">
            <text:p>Městská část Praha 3</text:p>
          </table:table-cell>
          <table:table-cell table:style-name="ce3" office:value-type="date" office:date-value="2012-09-01" calcext:value-type="date">
            <text:p>1.9.2012</text:p>
          </table:table-cell>
          <table:table-cell office:value-type="string" calcext:value-type="string">
            <text:p>neurčito</text:p>
          </table:table-cell>
          <table:table-cell/>
          <table:table-cell office:value-type="string" calcext:value-type="string">
            <text:p>měsíční</text:p>
          </table:table-cell>
          <table:table-cell office:value-type="string" calcext:value-type="string">
            <text:p>neplatí</text:p>
          </table:table-cell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avlíčkovo nám. 11/74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6.90</text:p>
          </table:table-cell>
          <table:table-cell office:value-type="string" calcext:value-type="string">
            <text:p>Městská část Praha 3</text:p>
          </table:table-cell>
          <table:table-cell table:style-name="ce3" office:value-type="date" office:date-value="2012-09-01" calcext:value-type="date">
            <text:p>1.9.2012</text:p>
          </table:table-cell>
          <table:table-cell office:value-type="string" calcext:value-type="string">
            <text:p>neurčito</text:p>
          </table:table-cell>
          <table:table-cell/>
          <table:table-cell office:value-type="string" calcext:value-type="string">
            <text:p>měsíční</text:p>
          </table:table-cell>
          <table:table-cell office:value-type="string" calcext:value-type="string">
            <text:p>neplatí</text:p>
          </table:table-cell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avlíčkovo nám. 11/74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5.16</text:p>
          </table:table-cell>
          <table:table-cell office:value-type="string" calcext:value-type="string">
            <text:p>Teen Challenge</text:p>
          </table:table-cell>
          <table:table-cell table:style-name="ce3" office:value-type="date" office:date-value="2013-06-01" calcext:value-type="date">
            <text:p>1.6.2013</text:p>
          </table:table-cell>
          <table:table-cell table:style-name="ce3" office:value-type="date" office:date-value="2033-05-31" calcext:value-type="date">
            <text:p>31.5.2033</text:p>
          </table:table-cell>
          <table:table-cell/>
          <table:table-cell office:value-type="string" calcext:value-type="string">
            <text:p>měsíční</text:p>
          </table:table-cell>
          <table:table-cell office:value-type="string" calcext:value-type="string">
            <text:p>předplatbaho</text:p>
          </table:table-cell>
          <table:table-cell office:value-type="string" calcext:value-type="string">
            <text:p>společen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llarovo nám. 1/2258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.00</text:p>
          </table:table-cell>
          <table:table-cell office:value-type="string" calcext:value-type="string">
            <text:p>Roklima s.r.o</text:p>
          </table:table-cell>
          <table:table-cell table:style-name="ce3" office:value-type="date" office:date-value="2001-08-01" calcext:value-type="date">
            <text:p>1.8.2001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6000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obchod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llarovo nám. 1/2258</text:p>
          </table:table-cell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50.7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5-12-01" calcext:value-type="date">
            <text:p>1.12.2015</text:p>
          </table:table-cell>
          <table:table-cell table:style-name="ce3" office:value-type="date" office:date-value="2020-11-30" calcext:value-type="date">
            <text:p>30.11.2020</text:p>
          </table:table-cell>
          <table:table-cell office:value-type="string" calcext:value-type="string">
            <text:p>3422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obchod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llarovo nám. 1/2258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.09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1-11-01" calcext:value-type="date">
            <text:p>1.11.2001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4101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obchod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llarovo nám. 13/351V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1.54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6-08-01" calcext:value-type="date">
            <text:p>1.8.2006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7017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ate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llarovo nám. 13/351V</text:p>
          </table:table-cell>
          <table:table-cell office:value-type="float" office:value="103" calcext:value-type="float">
            <text:p>1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3.21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6-05-01" calcext:value-type="date">
            <text:p>1.5.2006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3946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ate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llarovo nám. 13/351V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3.0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5-03-03" calcext:value-type="date">
            <text:p>3.3.2015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0192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obchod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llarovo nám. 13/351V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.0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0-07-01" calcext:value-type="date">
            <text:p>1.7.2010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825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skladov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llarovo nám. 3/2259</text:p>
          </table:table-cell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37.75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4-05-01" calcext:value-type="date">
            <text:p>1.5.2014</text:p>
          </table:table-cell>
          <table:table-cell table:style-name="ce3" office:value-type="date" office:date-value="2019-04-30" calcext:value-type="date">
            <text:p>30.4.2019</text:p>
          </table:table-cell>
          <table:table-cell office:value-type="string" calcext:value-type="string">
            <text:p>818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skladov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llarovo nám. 5/2260</text:p>
          </table:table-cell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111.03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3-05-01" calcext:value-type="date">
            <text:p>1.5.2013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3895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skladov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řanská 1/1510</text:p>
          </table:table-cell>
          <table:table-cell office:value-type="float" office:value="102" calcext:value-type="float">
            <text:p>10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84.6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5-07-01" calcext:value-type="date">
            <text:p>1.7.2015</text:p>
          </table:table-cell>
          <table:table-cell table:style-name="ce3" office:value-type="date" office:date-value="2020-06-30" calcext:value-type="date">
            <text:p>30.6.2020</text:p>
          </table:table-cell>
          <table:table-cell office:value-type="string" calcext:value-type="string">
            <text:p>3877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řanská 1/1510</text:p>
          </table:table-cell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53.0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9-06-01" calcext:value-type="date">
            <text:p>1.6.2009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2650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dílen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řanská 2/1514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0.70</text:p>
          </table:table-cell>
          <table:table-cell office:value-type="string" calcext:value-type="string">
            <text:p>Zájmový klub seniorů z.s.</text:p>
          </table:table-cell>
          <table:table-cell table:style-name="ce3" office:value-type="date" office:date-value="2015-11-15" calcext:value-type="date">
            <text:p>15.11.2015</text:p>
          </table:table-cell>
          <table:table-cell table:style-name="ce3" office:value-type="date" office:date-value="2016-11-15" calcext:value-type="date">
            <text:p>15.11.2016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společen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řanská 2/1514</text:p>
          </table:table-cell>
          <table:table-cell office:value-type="float" office:value="102" calcext:value-type="float">
            <text:p>10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87.50</text:p>
          </table:table-cell>
          <table:table-cell office:value-type="string" calcext:value-type="string">
            <text:p>RESKKO, s.r.o.</text:p>
          </table:table-cell>
          <table:table-cell table:style-name="ce3" office:value-type="date" office:date-value="2014-08-01" calcext:value-type="date">
            <text:p>1.8.2014</text:p>
          </table:table-cell>
          <table:table-cell table:style-name="ce3" office:value-type="date" office:date-value="2016-03-31" calcext:value-type="date">
            <text:p>31.3.2016</text:p>
          </table:table-cell>
          <table:table-cell office:value-type="string" calcext:value-type="string">
            <text:p>2916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dílen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řanská 4/1513</text:p>
          </table:table-cell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65.0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0-03-01" calcext:value-type="date">
            <text:p>1.3.2010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3320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skladov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radecká 22/2339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9.00</text:p>
          </table:table-cell>
          <table:table-cell office:value-type="string" calcext:value-type="string">
            <text:p>ALGY spol. s r.o.</text:p>
          </table:table-cell>
          <table:table-cell table:style-name="ce3" office:value-type="date" office:date-value="2012-01-01" calcext:value-type="date">
            <text:p>1.1.2012</text:p>
          </table:table-cell>
          <table:table-cell table:style-name="ce3" office:value-type="date" office:date-value="2022-12-31" calcext:value-type="date">
            <text:p>31.12.2022</text:p>
          </table:table-cell>
          <table:table-cell office:value-type="string" calcext:value-type="string">
            <text:p>27666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obchod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usinecká 9/56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1960-09-01" calcext:value-type="date">
            <text:p>IX.60</text:p>
          </table:table-cell>
          <table:table-cell office:value-type="string" calcext:value-type="string">
            <text:p>Volná n.j.</text:p>
          </table:table-cell>
          <table:table-cell table:style-name="ce3" office:value-type="date" office:date-value="2016-03-09" calcext:value-type="date">
            <text:p>9.3.2016</text:p>
          </table:table-cell>
          <table:table-cell table:number-columns-repeated="2"/>
          <table:table-cell office:value-type="string" calcext:value-type="string">
            <text:p>měsíční</text:p>
          </table:table-cell>
          <table:table-cell/>
          <table:table-cell office:value-type="string" calcext:value-type="string">
            <text:p>skladov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usitská 44/790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5.81</text:p>
          </table:table-cell>
          <table:table-cell office:value-type="string" calcext:value-type="string">
            <text:p>Skaut-Český skauting ABS 1.středisko Gat</text:p>
          </table:table-cell>
          <table:table-cell table:style-name="ce3" office:value-type="date" office:date-value="2009-08-01" calcext:value-type="date">
            <text:p>1.8.2009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8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obchod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usitská 44/790</text:p>
          </table:table-cell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140.68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1-02-01" calcext:value-type="date">
            <text:p>1.2.2011</text:p>
          </table:table-cell>
          <table:table-cell table:style-name="ce3" office:value-type="date" office:date-value="2016-01-31" calcext:value-type="date">
            <text:p>31.1.2016</text:p>
          </table:table-cell>
          <table:table-cell office:value-type="string" calcext:value-type="string">
            <text:p>141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skladov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usitská 44/790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.39</text:p>
          </table:table-cell>
          <table:table-cell office:value-type="string" calcext:value-type="string">
            <text:p>SoloSel s.r.o.</text:p>
          </table:table-cell>
          <table:table-cell table:style-name="ce3" office:value-type="date" office:date-value="2015-03-01" calcext:value-type="date">
            <text:p>1.3.2015</text:p>
          </table:table-cell>
          <table:table-cell table:style-name="ce3" office:value-type="date" office:date-value="2020-02-28" calcext:value-type="date">
            <text:p>28.2.2020</text:p>
          </table:table-cell>
          <table:table-cell office:value-type="string" calcext:value-type="string">
            <text:p>4439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provozov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usitská 44/790</text:p>
          </table:table-cell>
          <table:table-cell office:value-type="float" office:value="102" calcext:value-type="float">
            <text:p>10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6.47</text:p>
          </table:table-cell>
          <table:table-cell office:value-type="string" calcext:value-type="string">
            <text:p>Volná n.j.</text:p>
          </table:table-cell>
          <table:table-cell table:style-name="ce3" office:value-type="date" office:date-value="2001-02-01" calcext:value-type="date">
            <text:p>1.2.2001</text:p>
          </table:table-cell>
          <table:table-cell table:number-columns-repeated="2"/>
          <table:table-cell office:value-type="string" calcext:value-type="string">
            <text:p>čtvrtletní</text:p>
          </table:table-cell>
          <table:table-cell/>
          <table:table-cell office:value-type="string" calcext:value-type="string">
            <text:p>skladov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usitská 70/11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23.55</text:p>
          </table:table-cell>
          <table:table-cell office:value-type="string" calcext:value-type="string">
            <text:p>NADĚJE</text:p>
          </table:table-cell>
          <table:table-cell table:style-name="ce3" office:value-type="date" office:date-value="2003-09-01" calcext:value-type="date">
            <text:p>1.9.2003</text:p>
          </table:table-cell>
          <table:table-cell table:style-name="ce3" office:value-type="date" office:date-value="2023-08-31" calcext:value-type="date">
            <text:p>31.8.2023</text:p>
          </table:table-cell>
          <table:table-cell office:value-type="string" calcext:value-type="string">
            <text:p>4682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usitská 70/11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0.00</text:p>
          </table:table-cell>
          <table:table-cell office:value-type="string" calcext:value-type="string">
            <text:p>Městská knihovna v Praze</text:p>
          </table:table-cell>
          <table:table-cell table:style-name="ce3" office:value-type="date" office:date-value="1991-01-01" calcext:value-type="date">
            <text:p>1.1.1991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1250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společen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usitská 70/11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.00</text:p>
          </table:table-cell>
          <table:table-cell office:value-type="string" calcext:value-type="string">
            <text:p>AVALON s.r.o.</text:p>
          </table:table-cell>
          <table:table-cell table:style-name="ce3" office:value-type="date" office:date-value="2011-11-01" calcext:value-type="date">
            <text:p>1.11.2011</text:p>
          </table:table-cell>
          <table:table-cell table:style-name="ce3" office:value-type="date" office:date-value="2016-10-31" calcext:value-type="date">
            <text:p>31.10.2016</text:p>
          </table:table-cell>
          <table:table-cell office:value-type="string" calcext:value-type="string">
            <text:p>444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skladov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usitská 70/11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.00</text:p>
          </table:table-cell>
          <table:table-cell office:value-type="string" calcext:value-type="string">
            <text:p>AVALON s.r.o.</text:p>
          </table:table-cell>
          <table:table-cell table:style-name="ce3" office:value-type="date" office:date-value="2012-01-01" calcext:value-type="date">
            <text:p>1.1.2012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458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skladov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usitská 70/11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olná n.j.</text:p>
          </table:table-cell>
          <table:table-cell table:style-name="ce3" office:value-type="date" office:date-value="2013-07-01" calcext:value-type="date">
            <text:p>1.7.2013</text:p>
          </table:table-cell>
          <table:table-cell table:number-columns-repeated="2"/>
          <table:table-cell office:value-type="string" calcext:value-type="string">
            <text:p>neplatí</text:p>
          </table:table-cell>
          <table:table-cell/>
          <table:table-cell office:value-type="string" calcext:value-type="string">
            <text:p>parkovací stá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usitská 70/110</text:p>
          </table:table-cell>
          <table:table-cell table:style-name="ce1" office:value-type="date" office:date-value="2016-01-22" calcext:value-type="date">
            <text:p>22.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olná n.j.</text:p>
          </table:table-cell>
          <table:table-cell table:style-name="ce3" office:value-type="date" office:date-value="2014-09-01" calcext:value-type="date">
            <text:p>1.9.2014</text:p>
          </table:table-cell>
          <table:table-cell table:number-columns-repeated="2"/>
          <table:table-cell office:value-type="string" calcext:value-type="string">
            <text:p>měsíční</text:p>
          </table:table-cell>
          <table:table-cell/>
          <table:table-cell office:value-type="string" calcext:value-type="string">
            <text:p>parkovací stá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usitská 70/11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.0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5-01-01" calcext:value-type="date">
            <text:p>1.1.2015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191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garáž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usitská 7/105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70.55</text:p>
          </table:table-cell>
          <table:table-cell office:value-type="string" calcext:value-type="string">
            <text:p>Volná n.j.</text:p>
          </table:table-cell>
          <table:table-cell table:style-name="ce3" office:value-type="date" office:date-value="2012-06-01" calcext:value-type="date">
            <text:p>1.6.2012</text:p>
          </table:table-cell>
          <table:table-cell table:number-columns-repeated="2"/>
          <table:table-cell office:value-type="string" calcext:value-type="string">
            <text:p>měsíční</text:p>
          </table:table-cell>
          <table:table-cell/>
          <table:table-cell office:value-type="string" calcext:value-type="string">
            <text:p>jin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usitská 7/10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51.94</text:p>
          </table:table-cell>
          <table:table-cell office:value-type="string" calcext:value-type="string">
            <text:p>Volná n.j.</text:p>
          </table:table-cell>
          <table:table-cell table:style-name="ce3" office:value-type="date" office:date-value="2012-05-30" calcext:value-type="date">
            <text:p>30.5.2012</text:p>
          </table:table-cell>
          <table:table-cell table:number-columns-repeated="2"/>
          <table:table-cell office:value-type="string" calcext:value-type="string">
            <text:p>měsíční</text:p>
          </table:table-cell>
          <table:table-cell/>
          <table:table-cell office:value-type="string" calcext:value-type="string">
            <text:p>jin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usitská 7/10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3.35</text:p>
          </table:table-cell>
          <table:table-cell office:value-type="string" calcext:value-type="string">
            <text:p>Volná n.j.</text:p>
          </table:table-cell>
          <table:table-cell table:style-name="ce3" office:value-type="date" office:date-value="2012-05-30" calcext:value-type="date">
            <text:p>30.5.2012</text:p>
          </table:table-cell>
          <table:table-cell table:number-columns-repeated="2"/>
          <table:table-cell office:value-type="string" calcext:value-type="string">
            <text:p>měsíční</text:p>
          </table:table-cell>
          <table:table-cell/>
          <table:table-cell office:value-type="string" calcext:value-type="string">
            <text:p>jin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usitská 74/11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5.05</text:p>
          </table:table-cell>
          <table:table-cell office:value-type="string" calcext:value-type="string">
            <text:p>R - Mosty, z.s.</text:p>
          </table:table-cell>
          <table:table-cell table:style-name="ce3" office:value-type="date" office:date-value="2015-04-01" calcext:value-type="date">
            <text:p>1.4.2015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5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restaurač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usitská 74/1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.0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2-05-15" calcext:value-type="date">
            <text:p>15.5.2002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755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skladov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usitská 74/11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4.51</text:p>
          </table:table-cell>
          <table:table-cell office:value-type="string" calcext:value-type="string">
            <text:p>Volná n.j.</text:p>
          </table:table-cell>
          <table:table-cell table:style-name="ce3" office:value-type="date" office:date-value="2013-07-01" calcext:value-type="date">
            <text:p>1.7.2013</text:p>
          </table:table-cell>
          <table:table-cell table:number-columns-repeated="2"/>
          <table:table-cell office:value-type="string" calcext:value-type="string">
            <text:p>měsíční</text:p>
          </table:table-cell>
          <table:table-cell/>
          <table:table-cell office:value-type="string" calcext:value-type="string">
            <text:p>dílen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usitská 74/1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.93</text:p>
          </table:table-cell>
          <table:table-cell office:value-type="string" calcext:value-type="string">
            <text:p>Volná n.j.</text:p>
          </table:table-cell>
          <table:table-cell table:style-name="ce3" office:value-type="date" office:date-value="2011-06-01" calcext:value-type="date">
            <text:p>1.6.2011</text:p>
          </table:table-cell>
          <table:table-cell table:number-columns-repeated="2"/>
          <table:table-cell office:value-type="string" calcext:value-type="string">
            <text:p>měsíční</text:p>
          </table:table-cell>
          <table:table-cell/>
          <table:table-cell office:value-type="string" calcext:value-type="string">
            <text:p>nebytový prost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elčického 39/84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2.10</text:p>
          </table:table-cell>
          <table:table-cell office:value-type="string" calcext:value-type="string">
            <text:p>GOLDEN Age CZ, spol. s r.o.</text:p>
          </table:table-cell>
          <table:table-cell table:style-name="ce3" office:value-type="date" office:date-value="2008-08-01" calcext:value-type="date">
            <text:p>1.8.2008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7811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elčického 39/84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1.8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0-11-10" calcext:value-type="date">
            <text:p>10.11.2000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7778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elčického 39/84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.81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1994-07-20" calcext:value-type="date">
            <text:p>20.7.1994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7996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elčického 39/84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.57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1994-07-20" calcext:value-type="date">
            <text:p>20.7.1994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5478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elčického 39/8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3.71</text:p>
          </table:table-cell>
          <table:table-cell office:value-type="string" calcext:value-type="string">
            <text:p>Volná n.j.</text:p>
          </table:table-cell>
          <table:table-cell table:style-name="ce3" office:value-type="date" office:date-value="2015-02-01" calcext:value-type="date">
            <text:p>1.2.2015</text:p>
          </table:table-cell>
          <table:table-cell table:number-columns-repeated="2"/>
          <table:table-cell office:value-type="string" calcext:value-type="string">
            <text:p>měsíční</text:p>
          </table:table-cell>
          <table:table-cell/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elčického 39/84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86.61</text:p>
          </table:table-cell>
          <table:table-cell office:value-type="string" calcext:value-type="string">
            <text:p>Centrum sociálních služeb Praha</text:p>
          </table:table-cell>
          <table:table-cell table:style-name="ce3" office:value-type="date" office:date-value="2010-08-01" calcext:value-type="date">
            <text:p>1.8.2010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90130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elčického 39/84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.73</text:p>
          </table:table-cell>
          <table:table-cell office:value-type="string" calcext:value-type="string">
            <text:p>Zdravotnická záchranná služba hl.m. Prah</text:p>
          </table:table-cell>
          <table:table-cell table:style-name="ce3" office:value-type="date" office:date-value="2000-11-16" calcext:value-type="date">
            <text:p>16.11.2000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2969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ana Želivského 15/2387</text:p>
          </table:table-cell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  <table:table-cell table:style-name="ce2" office:value-type="date" office:date-value="1940-05-01" calcext:value-type="date">
            <text:p>V.40</text:p>
          </table:table-cell>
          <table:table-cell office:value-type="string" calcext:value-type="string">
            <text:p>Volná n.j.</text:p>
          </table:table-cell>
          <table:table-cell table:style-name="ce3" office:value-type="date" office:date-value="2012-11-01" calcext:value-type="date">
            <text:p>1.11.2012</text:p>
          </table:table-cell>
          <table:table-cell table:number-columns-repeated="2"/>
          <table:table-cell office:value-type="string" calcext:value-type="string">
            <text:p>měsíční</text:p>
          </table:table-cell>
          <table:table-cell/>
          <table:table-cell office:value-type="string" calcext:value-type="string">
            <text:p>garážová stá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ana Želivského 15/2387</text:p>
          </table:table-cell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  <table:table-cell table:style-name="ce2" office:value-type="date" office:date-value="2020-08-01" calcext:value-type="date">
            <text:p>VIII.2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9-06-01" calcext:value-type="date">
            <text:p>1.6.2009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749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garážová stá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ana Želivského 15/2387</text:p>
          </table:table-cell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  <table:table-cell table:style-name="ce2" office:value-type="date" office:date-value="1940-05-01" calcext:value-type="date">
            <text:p>V.40</text:p>
          </table:table-cell>
          <table:table-cell office:value-type="string" calcext:value-type="string">
            <text:p>Volná n.j.</text:p>
          </table:table-cell>
          <table:table-cell table:style-name="ce3" office:value-type="date" office:date-value="2009-08-03" calcext:value-type="date">
            <text:p>3.8.2009</text:p>
          </table:table-cell>
          <table:table-cell table:number-columns-repeated="2"/>
          <table:table-cell office:value-type="string" calcext:value-type="string">
            <text:p>měsíční</text:p>
          </table:table-cell>
          <table:table-cell/>
          <table:table-cell office:value-type="string" calcext:value-type="string">
            <text:p>garážová stá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ana Želivského 15/2387</text:p>
          </table:table-cell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  <table:table-cell table:style-name="ce2" office:value-type="date" office:date-value="1940-05-01" calcext:value-type="date">
            <text:p>V.40</text:p>
          </table:table-cell>
          <table:table-cell office:value-type="string" calcext:value-type="string">
            <text:p>Volná n.j.</text:p>
          </table:table-cell>
          <table:table-cell table:style-name="ce3" office:value-type="date" office:date-value="2014-09-01" calcext:value-type="date">
            <text:p>1.9.2014</text:p>
          </table:table-cell>
          <table:table-cell table:number-columns-repeated="2"/>
          <table:table-cell office:value-type="string" calcext:value-type="string">
            <text:p>měsíční</text:p>
          </table:table-cell>
          <table:table-cell/>
          <table:table-cell office:value-type="string" calcext:value-type="string">
            <text:p>garážová stá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ana Želivského 17/2388</text:p>
          </table:table-cell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  <table:table-cell table:style-name="ce2" office:value-type="date" office:date-value="1970-11-01" calcext:value-type="date">
            <text:p>XI.7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1992-08-01" calcext:value-type="date">
            <text:p>1.8.1992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877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garážová stá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ana Želivského 17/2388</text:p>
          </table:table-cell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13.60</text:p>
          </table:table-cell>
          <table:table-cell office:value-type="string" calcext:value-type="string">
            <text:p>Volná n.j.</text:p>
          </table:table-cell>
          <table:table-cell table:style-name="ce3" office:value-type="date" office:date-value="2016-03-01" calcext:value-type="date">
            <text:p>1.3.2016</text:p>
          </table:table-cell>
          <table:table-cell table:number-columns-repeated="2"/>
          <table:table-cell office:value-type="string" calcext:value-type="string">
            <text:p>měsíční</text:p>
          </table:table-cell>
          <table:table-cell/>
          <table:table-cell office:value-type="string" calcext:value-type="string">
            <text:p>garážová stá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ana Želivského 17/2388</text:p>
          </table:table-cell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  <table:table-cell table:style-name="ce2" office:value-type="date" office:date-value="1950-04-01" calcext:value-type="date">
            <text:p>IV.5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1-12-01" calcext:value-type="date">
            <text:p>1.12.2001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337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garážová stá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ana Želivského 18/1768</text:p>
          </table:table-cell>
          <table:table-cell office:value-type="float" office:value="103" calcext:value-type="float">
            <text:p>10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2.22</text:p>
          </table:table-cell>
          <table:table-cell office:value-type="string" calcext:value-type="string">
            <text:p>Volná n.j.</text:p>
          </table:table-cell>
          <table:table-cell table:style-name="ce3" office:value-type="date" office:date-value="2009-06-01" calcext:value-type="date">
            <text:p>1.6.2009</text:p>
          </table:table-cell>
          <table:table-cell table:number-columns-repeated="2"/>
          <table:table-cell office:value-type="string" calcext:value-type="string">
            <text:p>měsíční</text:p>
          </table:table-cell>
          <table:table-cell/>
          <table:table-cell office:value-type="string" calcext:value-type="string">
            <text:p>ate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ana Želivského 18/1768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.16</text:p>
          </table:table-cell>
          <table:table-cell office:value-type="string" calcext:value-type="string">
            <text:p>Volná n.j.</text:p>
          </table:table-cell>
          <table:table-cell table:style-name="ce3" office:value-type="date" office:date-value="2009-12-01" calcext:value-type="date">
            <text:p>1.12.2009</text:p>
          </table:table-cell>
          <table:table-cell table:number-columns-repeated="2"/>
          <table:table-cell office:value-type="string" calcext:value-type="string">
            <text:p>měsíční</text:p>
          </table:table-cell>
          <table:table-cell/>
          <table:table-cell office:value-type="string" calcext:value-type="string">
            <text:p>nebytový prost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ana Želivského 18/1768</text:p>
          </table:table-cell>
          <table:table-cell office:value-type="float" office:value="102" calcext:value-type="float">
            <text:p>10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42.66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5-03-01" calcext:value-type="date">
            <text:p>1.3.2005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3957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ate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ana Želivského 18/1768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.91</text:p>
          </table:table-cell>
          <table:table-cell office:value-type="string" calcext:value-type="string">
            <text:p>Volná n.j.</text:p>
          </table:table-cell>
          <table:table-cell table:style-name="ce3" office:value-type="date" office:date-value="2009-06-01" calcext:value-type="date">
            <text:p>1.6.2009</text:p>
          </table:table-cell>
          <table:table-cell table:number-columns-repeated="2"/>
          <table:table-cell office:value-type="string" calcext:value-type="string">
            <text:p>měsíční</text:p>
          </table:table-cell>
          <table:table-cell/>
          <table:table-cell office:value-type="string" calcext:value-type="string">
            <text:p>nebytový prost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ana Želivského 18/1768</text:p>
          </table:table-cell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40.09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5-03-01" calcext:value-type="date">
            <text:p>1.3.2005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239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ate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ana Želivského 18/1768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.52</text:p>
          </table:table-cell>
          <table:table-cell office:value-type="string" calcext:value-type="string">
            <text:p>Volná n.j.</text:p>
          </table:table-cell>
          <table:table-cell table:style-name="ce3" office:value-type="date" office:date-value="2009-09-01" calcext:value-type="date">
            <text:p>1.9.2009</text:p>
          </table:table-cell>
          <table:table-cell table:number-columns-repeated="2"/>
          <table:table-cell office:value-type="string" calcext:value-type="string">
            <text:p>měsíční</text:p>
          </table:table-cell>
          <table:table-cell/>
          <table:table-cell office:value-type="string" calcext:value-type="string">
            <text:p>ate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ana Želivského 20/1729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8.29</text:p>
          </table:table-cell>
          <table:table-cell office:value-type="string" calcext:value-type="string">
            <text:p>PAVAON plus s.r.o.</text:p>
          </table:table-cell>
          <table:table-cell table:style-name="ce3" office:value-type="date" office:date-value="2015-10-02" calcext:value-type="date">
            <text:p>2.10.2015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23561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restaurač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ana Želivského 20/1729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8.69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8-02-01" calcext:value-type="date">
            <text:p>1.2.2008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807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ate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ana Želivského 20/1729</text:p>
          </table:table-cell>
          <table:table-cell office:value-type="float" office:value="102" calcext:value-type="float">
            <text:p>10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34.50</text:p>
          </table:table-cell>
          <table:table-cell office:value-type="string" calcext:value-type="string">
            <text:p>Volná n.j.</text:p>
          </table:table-cell>
          <table:table-cell table:style-name="ce3" office:value-type="date" office:date-value="2014-07-11" calcext:value-type="date">
            <text:p>11.7.2014</text:p>
          </table:table-cell>
          <table:table-cell table:number-columns-repeated="2"/>
          <table:table-cell office:value-type="string" calcext:value-type="string">
            <text:p>měsíční</text:p>
          </table:table-cell>
          <table:table-cell/>
          <table:table-cell office:value-type="string" calcext:value-type="string">
            <text:p>ate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ana Želivského 20/1729</text:p>
          </table:table-cell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59.26</text:p>
          </table:table-cell>
          <table:table-cell office:value-type="string" calcext:value-type="string">
            <text:p>PAVAON plus s.r.o.</text:p>
          </table:table-cell>
          <table:table-cell table:style-name="ce3" office:value-type="date" office:date-value="2015-10-02" calcext:value-type="date">
            <text:p>2.10.2015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4938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skladov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ana Želivského 22/1801</text:p>
          </table:table-cell>
          <table:table-cell office:value-type="string" calcext:value-type="string">
            <text:p>78.2</text:p>
          </table:table-cell>
          <table:table-cell office:value-type="float" office:value="-1" calcext:value-type="float">
            <text:p>-1</text:p>
          </table:table-cell>
          <table:table-cell table:style-name="ce2" office:value-type="date" office:date-value="2026-12-01" calcext:value-type="date">
            <text:p>XII.26</text:p>
          </table:table-cell>
          <table:table-cell office:value-type="string" calcext:value-type="string">
            <text:p>Volná n.j.</text:p>
          </table:table-cell>
          <table:table-cell table:style-name="ce3" office:value-type="date" office:date-value="1999-11-29" calcext:value-type="date">
            <text:p>29.11.1999</text:p>
          </table:table-cell>
          <table:table-cell table:number-columns-repeated="2"/>
          <table:table-cell office:value-type="string" calcext:value-type="string">
            <text:p>čtvrtletní</text:p>
          </table:table-cell>
          <table:table-cell/>
          <table:table-cell office:value-type="string" calcext:value-type="string">
            <text:p>skladov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ana Želivského 22/1801</text:p>
          </table:table-cell>
          <table:table-cell office:value-type="string" calcext:value-type="string">
            <text:p>76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.79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2-07-16" calcext:value-type="date">
            <text:p>16.7.2002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22979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obchod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ana Želivského 22/1801</text:p>
          </table:table-cell>
          <table:table-cell office:value-type="string" calcext:value-type="string">
            <text:p>78.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18.44</text:p>
          </table:table-cell>
          <table:table-cell office:value-type="string" calcext:value-type="string">
            <text:p>Volná n.j.</text:p>
          </table:table-cell>
          <table:table-cell table:style-name="ce3" office:value-type="date" office:date-value="2013-05-01" calcext:value-type="date">
            <text:p>1.5.2013</text:p>
          </table:table-cell>
          <table:table-cell table:number-columns-repeated="2"/>
          <table:table-cell office:value-type="string" calcext:value-type="string">
            <text:p>měsíční</text:p>
          </table:table-cell>
          <table:table-cell/>
          <table:table-cell office:value-type="string" calcext:value-type="string">
            <text:p>dílen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ana Želivského 22/1801</text:p>
          </table:table-cell>
          <table:table-cell office:value-type="string" calcext:value-type="string">
            <text:p>75.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4.95</text:p>
          </table:table-cell>
          <table:table-cell office:value-type="string" calcext:value-type="string">
            <text:p>Volná n.j.</text:p>
          </table:table-cell>
          <table:table-cell table:style-name="ce3" office:value-type="date" office:date-value="2014-04-01" calcext:value-type="date">
            <text:p>1.4.2014</text:p>
          </table:table-cell>
          <table:table-cell table:number-columns-repeated="2"/>
          <table:table-cell office:value-type="string" calcext:value-type="string">
            <text:p>neplatí</text:p>
          </table:table-cell>
          <table:table-cell/>
          <table:table-cell office:value-type="string" calcext:value-type="string">
            <text:p>dílen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ana Želivského 22/1801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1.75</text:p>
          </table:table-cell>
          <table:table-cell office:value-type="string" calcext:value-type="string">
            <text:p>Lékárna na Ohradě s.r.o.</text:p>
          </table:table-cell>
          <table:table-cell table:style-name="ce3" office:value-type="date" office:date-value="2008-10-01" calcext:value-type="date">
            <text:p>1.10.2008</text:p>
          </table:table-cell>
          <table:table-cell table:style-name="ce3" office:value-type="date" office:date-value="2018-09-30" calcext:value-type="date">
            <text:p>30.9.2018</text:p>
          </table:table-cell>
          <table:table-cell office:value-type="string" calcext:value-type="string">
            <text:p>30350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ana Želivského 22/1801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4.58</text:p>
          </table:table-cell>
          <table:table-cell office:value-type="string" calcext:value-type="string">
            <text:p>PROMINECON CZ a.s.</text:p>
          </table:table-cell>
          <table:table-cell table:style-name="ce3" office:value-type="date" office:date-value="2013-03-01" calcext:value-type="date">
            <text:p>1.3.2013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2458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ana Želivského 22/1801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6.66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5-08-01" calcext:value-type="date">
            <text:p>1.8.2015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888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ana Želivského 22/1801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.59</text:p>
          </table:table-cell>
          <table:table-cell office:value-type="string" calcext:value-type="string">
            <text:p>Volná n.j.</text:p>
          </table:table-cell>
          <table:table-cell table:style-name="ce3" office:value-type="date" office:date-value="2010-05-01" calcext:value-type="date">
            <text:p>1.5.2010</text:p>
          </table:table-cell>
          <table:table-cell table:number-columns-repeated="2"/>
          <table:table-cell office:value-type="string" calcext:value-type="string">
            <text:p>měsíční</text:p>
          </table:table-cell>
          <table:table-cell/>
          <table:table-cell office:value-type="string" calcext:value-type="string">
            <text:p>obchod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ana Želivského 22/1801</text:p>
          </table:table-cell>
          <table:table-cell office:value-type="float" office:value="103" calcext:value-type="float">
            <text:p>10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54.85</text:p>
          </table:table-cell>
          <table:table-cell office:value-type="string" calcext:value-type="string">
            <text:p>ARPZPD v ČR, z.s. Klub Sestry v sukni</text:p>
          </table:table-cell>
          <table:table-cell table:style-name="ce3" office:value-type="date" office:date-value="2016-03-01" calcext:value-type="date">
            <text:p>1.3.2016</text:p>
          </table:table-cell>
          <table:table-cell table:style-name="ce3" office:value-type="date" office:date-value="2021-02-28" calcext:value-type="date">
            <text:p>28.2.2021</text:p>
          </table:table-cell>
          <table:table-cell office:value-type="string" calcext:value-type="string">
            <text:p>3345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nebytový prost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ana Želivského 22/1801</text:p>
          </table:table-cell>
          <table:table-cell office:value-type="string" calcext:value-type="string">
            <text:p>76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.10</text:p>
          </table:table-cell>
          <table:table-cell office:value-type="string" calcext:value-type="string">
            <text:p>PROFIHOTOVOST s.r.o.</text:p>
          </table:table-cell>
          <table:table-cell table:style-name="ce3" office:value-type="date" office:date-value="2015-07-01" calcext:value-type="date">
            <text:p>1.7.2015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4871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obchod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eseniova 109/1892</text:p>
          </table:table-cell>
          <table:table-cell office:value-type="float" office:value="102" calcext:value-type="float">
            <text:p>10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43.5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3-03-01" calcext:value-type="date">
            <text:p>1.3.2013</text:p>
          </table:table-cell>
          <table:table-cell table:style-name="ce3" office:value-type="date" office:date-value="2018-02-28" calcext:value-type="date">
            <text:p>28.2.2018</text:p>
          </table:table-cell>
          <table:table-cell office:value-type="string" calcext:value-type="string">
            <text:p>3219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nebytový prost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eseniova 109/1892</text:p>
          </table:table-cell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1996-12-10" calcext:value-type="date">
            <text:p>10.12.1996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3300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skladov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eseniova 15/51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5.29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9-08-01" calcext:value-type="date">
            <text:p>1.8.2009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2617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ate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eseniova 15/51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.3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4-05-01" calcext:value-type="date">
            <text:p>1.5.2014</text:p>
          </table:table-cell>
          <table:table-cell table:style-name="ce3" office:value-type="date" office:date-value="2019-04-30" calcext:value-type="date">
            <text:p>30.4.2019</text:p>
          </table:table-cell>
          <table:table-cell office:value-type="string" calcext:value-type="string">
            <text:p>701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obchod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eseniova 15/511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70.78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9-01-01" calcext:value-type="date">
            <text:p>1.1.2009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7862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ate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eseniova 17/43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.0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0-09-01" calcext:value-type="date">
            <text:p>1.9.2010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333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eseniova 17/431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9.63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2-05-02" calcext:value-type="date">
            <text:p>2.5.2012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5164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ate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eseniova 17/43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9.62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0-03-01" calcext:value-type="date">
            <text:p>1.3.2010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5163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ate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eseniova 17/431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5.2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5-07-01" calcext:value-type="date">
            <text:p>1.7.2005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7832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ate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eseniova 19/519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7.99</text:p>
          </table:table-cell>
          <table:table-cell office:value-type="string" calcext:value-type="string">
            <text:p>Nová Trojka</text:p>
          </table:table-cell>
          <table:table-cell table:style-name="ce3" office:value-type="date" office:date-value="2007-10-01" calcext:value-type="date">
            <text:p>1.10.2007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7933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společen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eseniova 19/519</text:p>
          </table:table-cell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65.00</text:p>
          </table:table-cell>
          <table:table-cell office:value-type="string" calcext:value-type="string">
            <text:p>PREdistribuce, a.s.</text:p>
          </table:table-cell>
          <table:table-cell table:style-name="ce3" office:value-type="date" office:date-value="2007-05-01" calcext:value-type="date">
            <text:p>1.5.2007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3250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jin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eseniova 19/519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.00</text:p>
          </table:table-cell>
          <table:table-cell office:value-type="string" calcext:value-type="string">
            <text:p>Volná n.j.</text:p>
          </table:table-cell>
          <table:table-cell table:style-name="ce3" office:value-type="date" office:date-value="2010-09-16" calcext:value-type="date">
            <text:p>16.9.2010</text:p>
          </table:table-cell>
          <table:table-cell table:number-columns-repeated="2"/>
          <table:table-cell office:value-type="string" calcext:value-type="string">
            <text:p>měsíční</text:p>
          </table:table-cell>
          <table:table-cell/>
          <table:table-cell office:value-type="string" calcext:value-type="string">
            <text:p>obchod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eseniova 19/519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40.00</text:p>
          </table:table-cell>
          <table:table-cell office:value-type="string" calcext:value-type="string">
            <text:p>KOLEKTORY PRAHA</text:p>
          </table:table-cell>
          <table:table-cell table:style-name="ce3" office:value-type="date" office:date-value="1991-11-28" calcext:value-type="date">
            <text:p>28.11.1991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5000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provozov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eseniova 19/519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2.21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5-06-01" calcext:value-type="date">
            <text:p>1.6.2005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7167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ate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eseniova 27/846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5.58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5-10-01" calcext:value-type="date">
            <text:p>1.10.2005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7917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ate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eseniova 27/846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9.15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6-05-01" calcext:value-type="date">
            <text:p>1.5.2006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5385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ate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eseniova 27/84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8-10-01" calcext:value-type="date">
            <text:p>X.18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3-08-01" calcext:value-type="date">
            <text:p>1.8.2013</text:p>
          </table:table-cell>
          <table:table-cell table:style-name="ce3" office:value-type="date" office:date-value="2018-07-31" calcext:value-type="date">
            <text:p>31.7.2018</text:p>
          </table:table-cell>
          <table:table-cell office:value-type="string" calcext:value-type="string">
            <text:p>679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obchod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eseniova 29/909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5.20</text:p>
          </table:table-cell>
          <table:table-cell office:value-type="string" calcext:value-type="string">
            <text:p>Volná n.j.</text:p>
          </table:table-cell>
          <table:table-cell table:style-name="ce3" office:value-type="date" office:date-value="2016-04-01" calcext:value-type="date">
            <text:p>1.4.2016</text:p>
          </table:table-cell>
          <table:table-cell table:number-columns-repeated="2"/>
          <table:table-cell office:value-type="string" calcext:value-type="string">
            <text:p>měsíční</text:p>
          </table:table-cell>
          <table:table-cell/>
          <table:table-cell office:value-type="string" calcext:value-type="string">
            <text:p>ate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eseniova 29/909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.2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1992-11-01" calcext:value-type="date">
            <text:p>1.11.1992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788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obchod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eseniova 29/90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9.0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6-07-01" calcext:value-type="date">
            <text:p>1.7.2006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7250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ate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eseniova 29/909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9.15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4-10-01" calcext:value-type="date">
            <text:p>1.10.2014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5386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ate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eseniova 31/1063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.0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1992-11-01" calcext:value-type="date">
            <text:p>1.11.1992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450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skladov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eseniova 31/1063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2.13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1990-05-01" calcext:value-type="date">
            <text:p>1.5.1990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7149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ate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eseniova 31/1063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5.56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1-03-01" calcext:value-type="date">
            <text:p>1.3.2011</text:p>
          </table:table-cell>
          <table:table-cell table:style-name="ce3" office:value-type="date" office:date-value="2016-02-28" calcext:value-type="date">
            <text:p>28.2.2016</text:p>
          </table:table-cell>
          <table:table-cell office:value-type="string" calcext:value-type="string">
            <text:p>6556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ate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eseniova 33/104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6.65</text:p>
          </table:table-cell>
          <table:table-cell office:value-type="string" calcext:value-type="string">
            <text:p>Národní centrum regionů, s.r.o.</text:p>
          </table:table-cell>
          <table:table-cell table:style-name="ce3" office:value-type="date" office:date-value="2010-06-01" calcext:value-type="date">
            <text:p>1.6.2010</text:p>
          </table:table-cell>
          <table:table-cell table:style-name="ce3" office:value-type="date" office:date-value="2015-05-31" calcext:value-type="date">
            <text:p>31.5.2015</text:p>
          </table:table-cell>
          <table:table-cell office:value-type="string" calcext:value-type="string">
            <text:p>9110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eseniova 37/44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1950-09-01" calcext:value-type="date">
            <text:p>IX.5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1998-11-01" calcext:value-type="date">
            <text:p>1.11.1998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900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eseniova 37/446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9.15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5-06-01" calcext:value-type="date">
            <text:p>1.6.2005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5128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ate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eseniova 37/446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5.58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3-02-01" calcext:value-type="date">
            <text:p>1.2.2013</text:p>
          </table:table-cell>
          <table:table-cell table:style-name="ce3" office:value-type="date" office:date-value="2018-01-31" calcext:value-type="date">
            <text:p>31.1.2018</text:p>
          </table:table-cell>
          <table:table-cell office:value-type="string" calcext:value-type="string">
            <text:p>3143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ate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eseniova 39/450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9.57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2-05-01" calcext:value-type="date">
            <text:p>1.5.2002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4959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ate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eseniova 39/450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9.57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2-09-01" calcext:value-type="date">
            <text:p>1.9.2012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6957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ate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eseniova 39/450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5.58</text:p>
          </table:table-cell>
          <table:table-cell office:value-type="string" calcext:value-type="string">
            <text:p>Obec architektů o.s.</text:p>
          </table:table-cell>
          <table:table-cell table:style-name="ce3" office:value-type="date" office:date-value="2004-08-01" calcext:value-type="date">
            <text:p>1.8.2004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7916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ate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eseniova 39/45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.2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1992-10-01" calcext:value-type="date">
            <text:p>1.10.1992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788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obchod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eseniova 41/44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.0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4-06-01" calcext:value-type="date">
            <text:p>1.6.2014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225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skladov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eseniova 41/449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2.13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3-09-01" calcext:value-type="date">
            <text:p>1.9.2013</text:p>
          </table:table-cell>
          <table:table-cell table:style-name="ce3" office:value-type="date" office:date-value="2018-08-31" calcext:value-type="date">
            <text:p>31.8.2018</text:p>
          </table:table-cell>
          <table:table-cell office:value-type="string" calcext:value-type="string">
            <text:p>3001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ate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eseniova 41/449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3.01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1996-12-01" calcext:value-type="date">
            <text:p>1.12.1996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4205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ate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eseniova 89/1916</text:p>
          </table:table-cell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42.60</text:p>
          </table:table-cell>
          <table:table-cell office:value-type="string" calcext:value-type="string">
            <text:p>Volná n.j.</text:p>
          </table:table-cell>
          <table:table-cell table:style-name="ce3" office:value-type="date" office:date-value="2013-08-23" calcext:value-type="date">
            <text:p>23.8.2013</text:p>
          </table:table-cell>
          <table:table-cell table:number-columns-repeated="2"/>
          <table:table-cell office:value-type="string" calcext:value-type="string">
            <text:p>měsíční</text:p>
          </table:table-cell>
          <table:table-cell/>
          <table:table-cell office:value-type="string" calcext:value-type="string">
            <text:p>skladov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eseniova 89/1916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.89</text:p>
          </table:table-cell>
          <table:table-cell office:value-type="string" calcext:value-type="string">
            <text:p>DROP IN,o.p.s.</text:p>
          </table:table-cell>
          <table:table-cell table:style-name="ce3" office:value-type="date" office:date-value="2013-03-01" calcext:value-type="date">
            <text:p>1.3.2013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4519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eseniova 89/1916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3.4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9-07-01" calcext:value-type="date">
            <text:p>1.7.2009</text:p>
          </table:table-cell>
          <table:table-cell table:style-name="ce3" office:value-type="date" office:date-value="2019-06-30" calcext:value-type="date">
            <text:p>30.6.2019</text:p>
          </table:table-cell>
          <table:table-cell office:value-type="string" calcext:value-type="string">
            <text:p>4114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eseniova 89/1916</text:p>
          </table:table-cell>
          <table:table-cell office:value-type="float" office:value="102" calcext:value-type="float">
            <text:p>10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44.80</text:p>
          </table:table-cell>
          <table:table-cell office:value-type="string" calcext:value-type="string">
            <text:p>Volná n.j.</text:p>
          </table:table-cell>
          <table:table-cell table:style-name="ce3" office:value-type="date" office:date-value="2012-01-01" calcext:value-type="date">
            <text:p>1.1.2012</text:p>
          </table:table-cell>
          <table:table-cell table:number-columns-repeated="2"/>
          <table:table-cell office:value-type="string" calcext:value-type="string">
            <text:p>měsíční</text:p>
          </table:table-cell>
          <table:table-cell/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eseniova 89/1916</text:p>
          </table:table-cell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5.71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9-06-01" calcext:value-type="date">
            <text:p>1.6.2009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3047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ičínská 3/1747</text:p>
          </table:table-cell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4.80</text:p>
          </table:table-cell>
          <table:table-cell office:value-type="string" calcext:value-type="string">
            <text:p>FAVA-R</text:p>
          </table:table-cell>
          <table:table-cell table:style-name="ce3" office:value-type="date" office:date-value="2001-01-01" calcext:value-type="date">
            <text:p>1.1.2001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4650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ate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ilmová 4/2682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PREdistribuce,a.s.</text:p>
          </table:table-cell>
          <table:table-cell table:style-name="ce3" office:value-type="date" office:date-value="2012-12-04" calcext:value-type="date">
            <text:p>4.12.2012</text:p>
          </table:table-cell>
          <table:table-cell office:value-type="string" calcext:value-type="string">
            <text:p>neurčito</text:p>
          </table:table-cell>
          <table:table-cell/>
          <table:table-cell office:value-type="string" calcext:value-type="string">
            <text:p>měsíční</text:p>
          </table:table-cell>
          <table:table-cell office:value-type="string" calcext:value-type="string">
            <text:p>platí jinému subjektu</text:p>
          </table:table-cell>
          <table:table-cell office:value-type="string" calcext:value-type="string">
            <text:p>nebytový prost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 Lučinám 23/25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821.50</text:p>
          </table:table-cell>
          <table:table-cell office:value-type="string" calcext:value-type="string">
            <text:p>Volná n.j.</text:p>
          </table:table-cell>
          <table:table-cell table:style-name="ce3" office:value-type="date" office:date-value="2007-06-12" calcext:value-type="date">
            <text:p>12.6.2007</text:p>
          </table:table-cell>
          <table:table-cell table:number-columns-repeated="2"/>
          <table:table-cell office:value-type="string" calcext:value-type="string">
            <text:p>měsíční</text:p>
          </table:table-cell>
          <table:table-cell/>
          <table:table-cell office:value-type="string" calcext:value-type="string">
            <text:p>škol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olínská 19/1666V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NDERSSON &amp; GREY s.r.o.</text:p>
          </table:table-cell>
          <table:table-cell table:style-name="ce3" office:value-type="date" office:date-value="2012-01-26" calcext:value-type="date">
            <text:p>26.1.2012</text:p>
          </table:table-cell>
          <table:table-cell office:value-type="string" calcext:value-type="string">
            <text:p>neurčito</text:p>
          </table:table-cell>
          <table:table-cell/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provozov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olínská 19/1666V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4.24</text:p>
          </table:table-cell>
          <table:table-cell office:value-type="string" calcext:value-type="string">
            <text:p>ANDERSSON &amp; GREY s.r.o.</text:p>
          </table:table-cell>
          <table:table-cell table:style-name="ce3" office:value-type="date" office:date-value="2006-10-01" calcext:value-type="date">
            <text:p>1.10.2006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99804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restaurač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oněvova 108/1497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9.91</text:p>
          </table:table-cell>
          <table:table-cell office:value-type="string" calcext:value-type="string">
            <text:p>ROSSMANN,spol.s r.o.</text:p>
          </table:table-cell>
          <table:table-cell table:style-name="ce3" office:value-type="date" office:date-value="2008-09-01" calcext:value-type="date">
            <text:p>1.9.2008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59977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obchod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oněvova 108/1497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.48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2-07-01" calcext:value-type="date">
            <text:p>1.7.2012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2997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atelier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Koněvova 108/1497</text:p>
          </table:table-cell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36.55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0-10-01" calcext:value-type="date">
            <text:p>1.10.2010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761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skladov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oněvova 108/1497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6.48</text:p>
          </table:table-cell>
          <table:table-cell office:value-type="string" calcext:value-type="string">
            <text:p>FUDA SNACK spol. s r.o.</text:p>
          </table:table-cell>
          <table:table-cell table:style-name="ce3" office:value-type="date" office:date-value="1999-08-26" calcext:value-type="date">
            <text:p>26.8.1999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33858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obchod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oněvova 122/66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1990-06-01" calcext:value-type="date">
            <text:p>VI.90</text:p>
          </table:table-cell>
          <table:table-cell office:value-type="string" calcext:value-type="string">
            <text:p>T-SERVER, spol.s.r.o.</text:p>
          </table:table-cell>
          <table:table-cell table:style-name="ce3" office:value-type="date" office:date-value="2012-08-01" calcext:value-type="date">
            <text:p>1.8.2012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288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skladov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oněvova 144/1604</text:p>
          </table:table-cell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15.78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1-09-06" calcext:value-type="date">
            <text:p>6.9.2001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578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skladov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oněvova 144/1604</text:p>
          </table:table-cell>
          <table:table-cell office:value-type="float" office:value="102" calcext:value-type="float">
            <text:p>10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18.0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1992-04-02" calcext:value-type="date">
            <text:p>2.4.1992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800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dílen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oněvova 144/1604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.50</text:p>
          </table:table-cell>
          <table:table-cell office:value-type="string" calcext:value-type="string">
            <text:p>ARCANA</text:p>
          </table:table-cell>
          <table:table-cell table:style-name="ce3" office:value-type="date" office:date-value="2013-07-17" calcext:value-type="date">
            <text:p>17.7.2013</text:p>
          </table:table-cell>
          <table:table-cell office:value-type="string" calcext:value-type="string">
            <text:p>neurčito</text:p>
          </table:table-cell>
          <table:table-cell/>
          <table:table-cell office:value-type="string" calcext:value-type="string">
            <text:p>měsíční</text:p>
          </table:table-cell>
          <table:table-cell office:value-type="string" calcext:value-type="string">
            <text:p>platí jinému subjektu</text:p>
          </table:table-cell>
          <table:table-cell office:value-type="string" calcext:value-type="string">
            <text:p>obchod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oněvova 144/1604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.28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7-10-01" calcext:value-type="date">
            <text:p>1.10.2007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2587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skladov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oněvova 144/1604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4.00</text:p>
          </table:table-cell>
          <table:table-cell office:value-type="string" calcext:value-type="string">
            <text:p>ARCANA</text:p>
          </table:table-cell>
          <table:table-cell table:style-name="ce3" office:value-type="date" office:date-value="2003-06-15" calcext:value-type="date">
            <text:p>15.6.2003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25075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obchod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oněvova 146/1814A</text:p>
          </table:table-cell>
          <table:table-cell office:value-type="float" office:value="108" calcext:value-type="float">
            <text:p>1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2.87</text:p>
          </table:table-cell>
          <table:table-cell office:value-type="string" calcext:value-type="string">
            <text:p>Volná n.j.</text:p>
          </table:table-cell>
          <table:table-cell table:style-name="ce3" office:value-type="date" office:date-value="2014-06-01" calcext:value-type="date">
            <text:p>1.6.2014</text:p>
          </table:table-cell>
          <table:table-cell table:number-columns-repeated="2"/>
          <table:table-cell office:value-type="string" calcext:value-type="string">
            <text:p>měsíční</text:p>
          </table:table-cell>
          <table:table-cell/>
          <table:table-cell office:value-type="string" calcext:value-type="string">
            <text:p>ate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oněvova 146/1814A</text:p>
          </table:table-cell>
          <table:table-cell office:value-type="float" office:value="102" calcext:value-type="float">
            <text:p>10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37.08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5-06-01" calcext:value-type="date">
            <text:p>1.6.2005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3439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ate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oněvova 146/1814A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3-09-17" calcext:value-type="date">
            <text:p>17.9.2003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1700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oněvova 146/1814A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.23</text:p>
          </table:table-cell>
          <table:table-cell office:value-type="string" calcext:value-type="string">
            <text:p>Volná n.j.</text:p>
          </table:table-cell>
          <table:table-cell table:style-name="ce3" office:value-type="date" office:date-value="2015-02-03" calcext:value-type="date">
            <text:p>3.2.2015</text:p>
          </table:table-cell>
          <table:table-cell table:number-columns-repeated="2"/>
          <table:table-cell office:value-type="string" calcext:value-type="string">
            <text:p>měsíční</text:p>
          </table:table-cell>
          <table:table-cell/>
          <table:table-cell office:value-type="string" calcext:value-type="string">
            <text:p>nebytový prost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oněvova 146/1814A</text:p>
          </table:table-cell>
          <table:table-cell office:value-type="float" office:value="101" calcext:value-type="float">
            <text:p>101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20.26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0-12-01" calcext:value-type="date">
            <text:p>1.12.2010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675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skladov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oněvova 146/1814A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.27</text:p>
          </table:table-cell>
          <table:table-cell office:value-type="string" calcext:value-type="string">
            <text:p>Volná n.j.</text:p>
          </table:table-cell>
          <table:table-cell table:style-name="ce3" office:value-type="date" office:date-value="2015-09-01" calcext:value-type="date">
            <text:p>1.9.2015</text:p>
          </table:table-cell>
          <table:table-cell table:number-columns-repeated="2"/>
          <table:table-cell office:value-type="string" calcext:value-type="string">
            <text:p>měsíční</text:p>
          </table:table-cell>
          <table:table-cell/>
          <table:table-cell office:value-type="string" calcext:value-type="string">
            <text:p>nebytový prost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oněvova 148/1815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.94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4-10-01" calcext:value-type="date">
            <text:p>1.10.2014</text:p>
          </table:table-cell>
          <table:table-cell table:style-name="ce3" office:value-type="date" office:date-value="2019-09-30" calcext:value-type="date">
            <text:p>30.9.2019</text:p>
          </table:table-cell>
          <table:table-cell office:value-type="string" calcext:value-type="string">
            <text:p>2235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dílen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oněvova 148/1815</text:p>
          </table:table-cell>
          <table:table-cell office:value-type="float" office:value="102" calcext:value-type="float">
            <text:p>10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89.1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0-05-01" calcext:value-type="date">
            <text:p>1.5.2000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3946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obchod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oněvova 148/1815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.51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2-03-01" calcext:value-type="date">
            <text:p>1.3.2002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5191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obchod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oněvova 150/2442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.30</text:p>
          </table:table-cell>
          <table:table-cell office:value-type="string" calcext:value-type="string">
            <text:p>Tabák Hájek</text:p>
          </table:table-cell>
          <table:table-cell table:style-name="ce3" office:value-type="date" office:date-value="1995-04-01" calcext:value-type="date">
            <text:p>1.4.1995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8572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obchod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oněvova 150/2442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4.60</text:p>
          </table:table-cell>
          <table:table-cell office:value-type="string" calcext:value-type="string">
            <text:p>Mamma HELP - .... o.s.</text:p>
          </table:table-cell>
          <table:table-cell table:style-name="ce3" office:value-type="date" office:date-value="2014-09-01" calcext:value-type="date">
            <text:p>1.9.2014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9092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oněvova 153/2414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9.92</text:p>
          </table:table-cell>
          <table:table-cell office:value-type="string" calcext:value-type="string">
            <text:p>Parkety Wölfel s.r.o.</text:p>
          </table:table-cell>
          <table:table-cell table:style-name="ce3" office:value-type="date" office:date-value="2010-01-01" calcext:value-type="date">
            <text:p>1.1.2010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23194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provozov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oněvova 162/2430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6.60</text:p>
          </table:table-cell>
          <table:table-cell office:value-type="string" calcext:value-type="string">
            <text:p>A MANO s.r.o.</text:p>
          </table:table-cell>
          <table:table-cell table:style-name="ce3" office:value-type="date" office:date-value="2013-08-01" calcext:value-type="date">
            <text:p>1.8.2013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2128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obchod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oněvova 162/2430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1.60</text:p>
          </table:table-cell>
          <table:table-cell office:value-type="string" calcext:value-type="string">
            <text:p>Občanské sdružení Buči</text:p>
          </table:table-cell>
          <table:table-cell table:style-name="ce3" office:value-type="date" office:date-value="2013-06-01" calcext:value-type="date">
            <text:p>1.6.2013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2788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obchod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oněvova 173/1886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.40</text:p>
          </table:table-cell>
          <table:table-cell office:value-type="string" calcext:value-type="string">
            <text:p>Volná n.j.</text:p>
          </table:table-cell>
          <table:table-cell table:style-name="ce3" office:value-type="date" office:date-value="2015-08-01" calcext:value-type="date">
            <text:p>1.8.2015</text:p>
          </table:table-cell>
          <table:table-cell table:number-columns-repeated="2"/>
          <table:table-cell office:value-type="string" calcext:value-type="string">
            <text:p>měsíční</text:p>
          </table:table-cell>
          <table:table-cell/>
          <table:table-cell office:value-type="string" calcext:value-type="string">
            <text:p>provozov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oněvova 173/1886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1.09</text:p>
          </table:table-cell>
          <table:table-cell office:value-type="string" calcext:value-type="string">
            <text:p>PLUTOS s.r.o.</text:p>
          </table:table-cell>
          <table:table-cell table:style-name="ce3" office:value-type="date" office:date-value="2003-10-01" calcext:value-type="date">
            <text:p>1.10.2003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24236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restaurač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oněvova 176/2396</text:p>
          </table:table-cell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78.30</text:p>
          </table:table-cell>
          <table:table-cell office:value-type="string" calcext:value-type="string">
            <text:p>Volná n.j.</text:p>
          </table:table-cell>
          <table:table-cell table:style-name="ce3" office:value-type="date" office:date-value="2013-08-22" calcext:value-type="date">
            <text:p>22.8.2013</text:p>
          </table:table-cell>
          <table:table-cell table:number-columns-repeated="2"/>
          <table:table-cell office:value-type="string" calcext:value-type="string">
            <text:p>měsíční</text:p>
          </table:table-cell>
          <table:table-cell/>
          <table:table-cell office:value-type="string" calcext:value-type="string">
            <text:p>skladov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oněvova 176/2396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2.30</text:p>
          </table:table-cell>
          <table:table-cell office:value-type="string" calcext:value-type="string">
            <text:p>BOMYJO s.r.o.</text:p>
          </table:table-cell>
          <table:table-cell table:style-name="ce3" office:value-type="date" office:date-value="2011-11-01" calcext:value-type="date">
            <text:p>1.11.2011</text:p>
          </table:table-cell>
          <table:table-cell table:style-name="ce3" office:value-type="date" office:date-value="2016-10-31" calcext:value-type="date">
            <text:p>31.10.2016</text:p>
          </table:table-cell>
          <table:table-cell/>
          <table:table-cell office:value-type="string" calcext:value-type="string">
            <text:p>měsíční</text:p>
          </table:table-cell>
          <table:table-cell office:value-type="string" calcext:value-type="string">
            <text:p>platí jinému subjektu</text:p>
          </table:table-cell>
          <table:table-cell office:value-type="string" calcext:value-type="string">
            <text:p>obchod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oněvova 178/2397</text:p>
          </table:table-cell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35.8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6-03-01" calcext:value-type="date">
            <text:p>1.3.2006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745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skladov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oněvova 184/2399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0.0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4-09-01" calcext:value-type="date">
            <text:p>1.9.2014</text:p>
          </table:table-cell>
          <table:table-cell table:style-name="ce3" office:value-type="date" office:date-value="2016-08-31" calcext:value-type="date">
            <text:p>31.8.2016</text:p>
          </table:table-cell>
          <table:table-cell office:value-type="string" calcext:value-type="string">
            <text:p>38333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obchod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oněvova 194/2395</text:p>
          </table:table-cell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  <table:table-cell table:style-name="ce1" office:value-type="date" office:date-value="2016-11-17" calcext:value-type="date">
            <text:p>17.XI</text:p>
          </table:table-cell>
          <table:table-cell office:value-type="string" calcext:value-type="string">
            <text:p>Volná n.j.</text:p>
          </table:table-cell>
          <table:table-cell table:style-name="ce3" office:value-type="date" office:date-value="2015-08-01" calcext:value-type="date">
            <text:p>1.8.2015</text:p>
          </table:table-cell>
          <table:table-cell table:number-columns-repeated="2"/>
          <table:table-cell office:value-type="string" calcext:value-type="string">
            <text:p>měsíční</text:p>
          </table:table-cell>
          <table:table-cell/>
          <table:table-cell office:value-type="string" calcext:value-type="string">
            <text:p>dílen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oněvova 203/2360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5.30</text:p>
          </table:table-cell>
          <table:table-cell office:value-type="string" calcext:value-type="string">
            <text:p>ALERGO Jarov, s.r.o.</text:p>
          </table:table-cell>
          <table:table-cell table:style-name="ce3" office:value-type="date" office:date-value="2012-03-01" calcext:value-type="date">
            <text:p>1.3.2012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7108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oněvova 4/155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0.10</text:p>
          </table:table-cell>
          <table:table-cell office:value-type="string" calcext:value-type="string">
            <text:p>Česká spořitelna, a.s.</text:p>
          </table:table-cell>
          <table:table-cell table:style-name="ce3" office:value-type="date" office:date-value="2006-11-01" calcext:value-type="date">
            <text:p>1.11.2006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303862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oněvova 4/155</text:p>
          </table:table-cell>
          <table:table-cell office:value-type="float" office:value="102" calcext:value-type="float">
            <text:p>10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52.9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5-06-01" calcext:value-type="date">
            <text:p>1.6.2015</text:p>
          </table:table-cell>
          <table:table-cell table:style-name="ce3" office:value-type="date" office:date-value="2020-05-31" calcext:value-type="date">
            <text:p>31.5.2020</text:p>
          </table:table-cell>
          <table:table-cell office:value-type="string" calcext:value-type="string">
            <text:p>3883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skladov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oněvova 70/1113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.48</text:p>
          </table:table-cell>
          <table:table-cell office:value-type="string" calcext:value-type="string">
            <text:p>GASTRO Žižkov s.r.o.</text:p>
          </table:table-cell>
          <table:table-cell table:style-name="ce3" office:value-type="date" office:date-value="2014-09-01" calcext:value-type="date">
            <text:p>1.9.2014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4711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obchod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oněvova 70/1113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.15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2-12-16" calcext:value-type="date">
            <text:p>16.12.2002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21938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obchod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oněvova 70/1113</text:p>
          </table:table-cell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4.50</text:p>
          </table:table-cell>
          <table:table-cell office:value-type="string" calcext:value-type="string">
            <text:p>DUCLOS s r.o.</text:p>
          </table:table-cell>
          <table:table-cell table:style-name="ce3" office:value-type="date" office:date-value="2013-11-01" calcext:value-type="date">
            <text:p>1.11.2013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918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oněvova 7/608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1.49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4-09-25" calcext:value-type="date">
            <text:p>25.9.2014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24607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restaurač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oněvova 81/1245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.61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1-10-01" calcext:value-type="date">
            <text:p>1.10.2011</text:p>
          </table:table-cell>
          <table:table-cell table:style-name="ce3" office:value-type="date" office:date-value="2016-09-30" calcext:value-type="date">
            <text:p>30.9.2016</text:p>
          </table:table-cell>
          <table:table-cell office:value-type="string" calcext:value-type="string">
            <text:p>3414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ate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oněvova 81/1245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.0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7-05-01" calcext:value-type="date">
            <text:p>1.5.2007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41250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obchod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oněvova 81/1245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4.52</text:p>
          </table:table-cell>
          <table:table-cell office:value-type="string" calcext:value-type="string">
            <text:p>SKLOSERVIS PRAHA CZ, s.r.o.</text:p>
          </table:table-cell>
          <table:table-cell table:style-name="ce3" office:value-type="date" office:date-value="2009-07-01" calcext:value-type="date">
            <text:p>1.7.2009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8289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dílen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ouřimská 4/2368V</text:p>
          </table:table-cell>
          <table:table-cell office:value-type="float" office:value="104" calcext:value-type="float">
            <text:p>10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8.75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5-09-01" calcext:value-type="date">
            <text:p>1.9.2015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3234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ouřimská 4/2368V</text:p>
          </table:table-cell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  <table:table-cell table:style-name="ce1" office:value-type="date" office:date-value="2016-10-15" calcext:value-type="date">
            <text:p>15.X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1-08-01" calcext:value-type="date">
            <text:p>1.8.2001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283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garáž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ouřimská 4/2368V</text:p>
          </table:table-cell>
          <table:table-cell office:value-type="float" office:value="103" calcext:value-type="float">
            <text:p>10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50.98</text:p>
          </table:table-cell>
          <table:table-cell office:value-type="string" calcext:value-type="string">
            <text:p>ATELIÉR ALTÁN spo. s r.o.</text:p>
          </table:table-cell>
          <table:table-cell table:style-name="ce3" office:value-type="date" office:date-value="2006-03-01" calcext:value-type="date">
            <text:p>1.3.2006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3382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ouřimská 4/2368V</text:p>
          </table:table-cell>
          <table:table-cell office:value-type="float" office:value="105" calcext:value-type="float">
            <text:p>10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5.50</text:p>
          </table:table-cell>
          <table:table-cell office:value-type="string" calcext:value-type="string">
            <text:p>Karmeb spol</text:p>
          </table:table-cell>
          <table:table-cell table:style-name="ce3" office:value-type="date" office:date-value="2014-08-14" calcext:value-type="date">
            <text:p>14.8.2014</text:p>
          </table:table-cell>
          <table:table-cell office:value-type="string" calcext:value-type="string">
            <text:p>neurčito</text:p>
          </table:table-cell>
          <table:table-cell/>
          <table:table-cell table:number-columns-repeated="2" office:value-type="string" calcext:value-type="string">
            <text:p>neplatí</text:p>
          </table:table-cell>
          <table:table-cell office:value-type="string" calcext:value-type="string">
            <text:p>jin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ouřimská 4/2368V</text:p>
          </table:table-cell>
          <table:table-cell office:value-type="float" office:value="102" calcext:value-type="float">
            <text:p>10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14.7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1-08-01" calcext:value-type="date">
            <text:p>1.8.2001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283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garáž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ouřimská 4/2368V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.60</text:p>
          </table:table-cell>
          <table:table-cell office:value-type="string" calcext:value-type="string">
            <text:p>Karmeb spol</text:p>
          </table:table-cell>
          <table:table-cell table:style-name="ce3" office:value-type="date" office:date-value="1992-01-01" calcext:value-type="date">
            <text:p>1.1.1992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23875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obchod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ouřimská 4/2368V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6.60</text:p>
          </table:table-cell>
          <table:table-cell office:value-type="string" calcext:value-type="string">
            <text:p>Karmeb spol</text:p>
          </table:table-cell>
          <table:table-cell table:style-name="ce3" office:value-type="date" office:date-value="2000-08-01" calcext:value-type="date">
            <text:p>1.8.2000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3396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skladov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rásova 2/1834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table:style-name="ce1" office:value-type="date" office:date-value="2016-02-21" calcext:value-type="date">
            <text:p>21.II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7-10-01" calcext:value-type="date">
            <text:p>1.10.2007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559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ate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rásova 2/1834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5.07</text:p>
          </table:table-cell>
          <table:table-cell office:value-type="string" calcext:value-type="string">
            <text:p>OM STAR s.r.o.</text:p>
          </table:table-cell>
          <table:table-cell table:style-name="ce3" office:value-type="date" office:date-value="2016-02-01" calcext:value-type="date">
            <text:p>1.2.2016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21458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obchod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rásova 2/1834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2.4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1995-05-01" calcext:value-type="date">
            <text:p>1.5.1995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661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ate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rásova 2/1834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6.6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7-10-01" calcext:value-type="date">
            <text:p>1.10.2007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973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ate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rásova 2/1834</text:p>
          </table:table-cell>
          <table:table-cell office:value-type="float" office:value="50" calcext:value-type="float">
            <text:p>5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45.7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1-04-01" calcext:value-type="date">
            <text:p>1.4.2011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561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skladov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rásova 4/1841</text:p>
          </table:table-cell>
          <table:table-cell office:value-type="float" office:value="80" calcext:value-type="float">
            <text:p>8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68.92</text:p>
          </table:table-cell>
          <table:table-cell office:value-type="string" calcext:value-type="string">
            <text:p>Pečovatelská služba Praha 3</text:p>
          </table:table-cell>
          <table:table-cell table:style-name="ce3" office:value-type="date" office:date-value="2002-07-01" calcext:value-type="date">
            <text:p>1.7.2002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1199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rásova 4/1841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65</text:p>
          </table:table-cell>
          <table:table-cell office:value-type="string" calcext:value-type="string">
            <text:p>Pečovatelská služba Praha 3</text:p>
          </table:table-cell>
          <table:table-cell table:style-name="ce3" office:value-type="date" office:date-value="2002-07-01" calcext:value-type="date">
            <text:p>1.7.2002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5072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rásova 4/1841</text:p>
          </table:table-cell>
          <table:table-cell office:value-type="float" office:value="78" calcext:value-type="float">
            <text:p>7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166.89</text:p>
          </table:table-cell>
          <table:table-cell office:value-type="string" calcext:value-type="string">
            <text:p>Pečovatelská služba Praha 3</text:p>
          </table:table-cell>
          <table:table-cell table:style-name="ce3" office:value-type="date" office:date-value="1995-11-06" calcext:value-type="date">
            <text:p>6.11.1995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27120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provozov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rásova 4/184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.14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4-04-01" calcext:value-type="date">
            <text:p>1.4.2014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7923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řišťanova 12/1638</text:p>
          </table:table-cell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7.5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4-09-01" calcext:value-type="date">
            <text:p>1.9.2014</text:p>
          </table:table-cell>
          <table:table-cell table:style-name="ce3" office:value-type="date" office:date-value="2019-08-31" calcext:value-type="date">
            <text:p>31.8.2019</text:p>
          </table:table-cell>
          <table:table-cell office:value-type="string" calcext:value-type="string">
            <text:p>1497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ate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řišťanova 15/1698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0.90</text:p>
          </table:table-cell>
          <table:table-cell office:value-type="string" calcext:value-type="string">
            <text:p>REMEDIUM PRAHA o.p.s.</text:p>
          </table:table-cell>
          <table:table-cell table:style-name="ce3" office:value-type="date" office:date-value="2014-10-16" calcext:value-type="date">
            <text:p>16.10.2014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9216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řišťanova 15/1698</text:p>
          </table:table-cell>
          <table:table-cell office:value-type="float" office:value="104" calcext:value-type="float">
            <text:p>10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41.20</text:p>
          </table:table-cell>
          <table:table-cell office:value-type="string" calcext:value-type="string">
            <text:p>Remedium Praha, o.p.s.</text:p>
          </table:table-cell>
          <table:table-cell table:style-name="ce3" office:value-type="date" office:date-value="2014-10-16" calcext:value-type="date">
            <text:p>16.10.2014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545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skladov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řišťanova 15/1698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.2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3-06-01" calcext:value-type="date">
            <text:p>1.6.2013</text:p>
          </table:table-cell>
          <table:table-cell table:style-name="ce3" office:value-type="date" office:date-value="2018-05-31" calcext:value-type="date">
            <text:p>31.5.2018</text:p>
          </table:table-cell>
          <table:table-cell office:value-type="string" calcext:value-type="string">
            <text:p>2609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ate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řišťanova 15/1698</text:p>
          </table:table-cell>
          <table:table-cell office:value-type="float" office:value="103" calcext:value-type="float">
            <text:p>10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121.60</text:p>
          </table:table-cell>
          <table:table-cell office:value-type="string" calcext:value-type="string">
            <text:p>Volná n.j.</text:p>
          </table:table-cell>
          <table:table-cell table:style-name="ce3" office:value-type="date" office:date-value="2013-10-01" calcext:value-type="date">
            <text:p>1.10.2013</text:p>
          </table:table-cell>
          <table:table-cell table:number-columns-repeated="2"/>
          <table:table-cell office:value-type="string" calcext:value-type="string">
            <text:p>měsíční</text:p>
          </table:table-cell>
          <table:table-cell/>
          <table:table-cell office:value-type="string" calcext:value-type="string">
            <text:p>společen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řišťanova 2/1545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5.64</text:p>
          </table:table-cell>
          <table:table-cell office:value-type="string" calcext:value-type="string">
            <text:p>ENERGOFORUM 3xE spol. s.r.o.</text:p>
          </table:table-cell>
          <table:table-cell table:style-name="ce3" office:value-type="date" office:date-value="2012-01-01" calcext:value-type="date">
            <text:p>1.1.2012</text:p>
          </table:table-cell>
          <table:table-cell table:style-name="ce3" office:value-type="date" office:date-value="2016-12-31" calcext:value-type="date">
            <text:p>31.12.2016</text:p>
          </table:table-cell>
          <table:table-cell office:value-type="string" calcext:value-type="string">
            <text:p>9646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ubelíkova 64/717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8.42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2-03-01" calcext:value-type="date">
            <text:p>1.3.2012</text:p>
          </table:table-cell>
          <table:table-cell table:style-name="ce3" office:value-type="date" office:date-value="2017-02-28" calcext:value-type="date">
            <text:p>28.2.2017</text:p>
          </table:table-cell>
          <table:table-cell office:value-type="string" calcext:value-type="string">
            <text:p>997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skladov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unešova 8/2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1.40</text:p>
          </table:table-cell>
          <table:table-cell office:value-type="string" calcext:value-type="string">
            <text:p>Kotelna</text:p>
          </table:table-cell>
          <table:table-cell table:style-name="ce3" office:value-type="date" office:date-value="2012-07-17" calcext:value-type="date">
            <text:p>17.7.2012</text:p>
          </table:table-cell>
          <table:table-cell office:value-type="string" calcext:value-type="string">
            <text:p>neurčito</text:p>
          </table:table-cell>
          <table:table-cell/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jin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ubova 3/1626</text:p>
          </table:table-cell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49.84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6-05-01" calcext:value-type="date">
            <text:p>1.5.2006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1451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ubova 3/1626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5.81</text:p>
          </table:table-cell>
          <table:table-cell office:value-type="string" calcext:value-type="string">
            <text:p>CALL Servis s.r.o.</text:p>
          </table:table-cell>
          <table:table-cell table:style-name="ce3" office:value-type="date" office:date-value="2009-10-01" calcext:value-type="date">
            <text:p>1.10.2009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8177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udova 4/2432</text:p>
          </table:table-cell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3.47</text:p>
          </table:table-cell>
          <table:table-cell office:value-type="string" calcext:value-type="string">
            <text:p>Volná n.j.</text:p>
          </table:table-cell>
          <table:table-cell table:style-name="ce3" office:value-type="date" office:date-value="2010-12-13" calcext:value-type="date">
            <text:p>13.12.2010</text:p>
          </table:table-cell>
          <table:table-cell table:number-columns-repeated="2"/>
          <table:table-cell office:value-type="string" calcext:value-type="string">
            <text:p>měsíční</text:p>
          </table:table-cell>
          <table:table-cell/>
          <table:table-cell office:value-type="string" calcext:value-type="string">
            <text:p>skladov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udova 6/2431</text:p>
          </table:table-cell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10.0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2-05-15" calcext:value-type="date">
            <text:p>15.5.2002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625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skladov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ucemburská 11/1492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1.60</text:p>
          </table:table-cell>
          <table:table-cell office:value-type="string" calcext:value-type="string">
            <text:p>FESTIVAL KOŘENÍ s.r.o.</text:p>
          </table:table-cell>
          <table:table-cell table:style-name="ce3" office:value-type="date" office:date-value="2015-07-01" calcext:value-type="date">
            <text:p>1.7.2015</text:p>
          </table:table-cell>
          <table:table-cell table:style-name="ce3" office:value-type="date" office:date-value="2020-06-30" calcext:value-type="date">
            <text:p>30.6.2020</text:p>
          </table:table-cell>
          <table:table-cell office:value-type="string" calcext:value-type="string">
            <text:p>32498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restaurač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ucemburská 11/1492</text:p>
          </table:table-cell>
          <table:table-cell office:value-type="float" office:value="103" calcext:value-type="float">
            <text:p>10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112.50</text:p>
          </table:table-cell>
          <table:table-cell office:value-type="string" calcext:value-type="string">
            <text:p>Volná n.j.</text:p>
          </table:table-cell>
          <table:table-cell table:style-name="ce3" office:value-type="date" office:date-value="2013-08-23" calcext:value-type="date">
            <text:p>23.8.2013</text:p>
          </table:table-cell>
          <table:table-cell table:number-columns-repeated="2"/>
          <table:table-cell office:value-type="string" calcext:value-type="string">
            <text:p>měsíční</text:p>
          </table:table-cell>
          <table:table-cell/>
          <table:table-cell office:value-type="string" calcext:value-type="string">
            <text:p>skladov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ucemburská 11/1492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.71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6-02-01" calcext:value-type="date">
            <text:p>1.2.2016</text:p>
          </table:table-cell>
          <table:table-cell office:value-type="string" calcext:value-type="string">
            <text:p>neurčito</text:p>
          </table:table-cell>
          <table:table-cell/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ucemburská 2/1023V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.0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6-09-01" calcext:value-type="date">
            <text:p>1.9.2006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9016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obchod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ucemburská 2/1023V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4.00</text:p>
          </table:table-cell>
          <table:table-cell office:value-type="string" calcext:value-type="string">
            <text:p>Druopta Praha družstvo</text:p>
          </table:table-cell>
          <table:table-cell table:style-name="ce3" office:value-type="date" office:date-value="1991-01-01" calcext:value-type="date">
            <text:p>1.1.1991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0800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dílen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ucemburská 24/2013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8.30</text:p>
          </table:table-cell>
          <table:table-cell office:value-type="string" calcext:value-type="string">
            <text:p>Volná n.j.</text:p>
          </table:table-cell>
          <table:table-cell table:style-name="ce3" office:value-type="date" office:date-value="2013-11-11" calcext:value-type="date">
            <text:p>11.11.2013</text:p>
          </table:table-cell>
          <table:table-cell table:number-columns-repeated="2"/>
          <table:table-cell office:value-type="string" calcext:value-type="string">
            <text:p>měsíční</text:p>
          </table:table-cell>
          <table:table-cell/>
          <table:table-cell office:value-type="string" calcext:value-type="string">
            <text:p>obchod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ucemburská 24/2013</text:p>
          </table:table-cell>
          <table:table-cell office:value-type="float" office:value="103" calcext:value-type="float">
            <text:p>103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1-12-21" calcext:value-type="date">
            <text:p>21.12.2011</text:p>
          </table:table-cell>
          <table:table-cell office:value-type="string" calcext:value-type="string">
            <text:p>neurčito</text:p>
          </table:table-cell>
          <table:table-cell/>
          <table:table-cell table:number-columns-repeated="2" office:value-type="string" calcext:value-type="string">
            <text:p>neplatí</text:p>
          </table:table-cell>
          <table:table-cell office:value-type="string" calcext:value-type="string">
            <text:p>jin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ucemburská 24/2013</text:p>
          </table:table-cell>
          <table:table-cell office:value-type="float" office:value="102" calcext:value-type="float">
            <text:p>10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17.0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1-12-21" calcext:value-type="date">
            <text:p>21.12.2011</text:p>
          </table:table-cell>
          <table:table-cell office:value-type="string" calcext:value-type="string">
            <text:p>neurčito</text:p>
          </table:table-cell>
          <table:table-cell/>
          <table:table-cell table:number-columns-repeated="2" office:value-type="string" calcext:value-type="string">
            <text:p>neplatí</text:p>
          </table:table-cell>
          <table:table-cell office:value-type="string" calcext:value-type="string">
            <text:p>garáž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ucemburská 24/2013</text:p>
          </table:table-cell>
          <table:table-cell office:value-type="float" office:value="101" calcext:value-type="float">
            <text:p>101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1-12-21" calcext:value-type="date">
            <text:p>21.12.2011</text:p>
          </table:table-cell>
          <table:table-cell office:value-type="string" calcext:value-type="string">
            <text:p>neurčito</text:p>
          </table:table-cell>
          <table:table-cell/>
          <table:table-cell table:number-columns-repeated="2" office:value-type="string" calcext:value-type="string">
            <text:p>neplatí</text:p>
          </table:table-cell>
          <table:table-cell office:value-type="string" calcext:value-type="string">
            <text:p>garáž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ucemburská 26/2014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.90</text:p>
          </table:table-cell>
          <table:table-cell office:value-type="string" calcext:value-type="string">
            <text:p>Volná n.j.</text:p>
          </table:table-cell>
          <table:table-cell table:style-name="ce3" office:value-type="date" office:date-value="2014-11-22" calcext:value-type="date">
            <text:p>22.11.2014</text:p>
          </table:table-cell>
          <table:table-cell table:number-columns-repeated="2"/>
          <table:table-cell office:value-type="string" calcext:value-type="string">
            <text:p>měsíční</text:p>
          </table:table-cell>
          <table:table-cell/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ucemburská 26/2014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3-09-19" calcext:value-type="date">
            <text:p>19.9.2013</text:p>
          </table:table-cell>
          <table:table-cell office:value-type="string" calcext:value-type="string">
            <text:p>neurčito</text:p>
          </table:table-cell>
          <table:table-cell/>
          <table:table-cell table:number-columns-repeated="2" office:value-type="string" calcext:value-type="string">
            <text:p>neplatí</text:p>
          </table:table-cell>
          <table:table-cell office:value-type="string" calcext:value-type="string">
            <text:p>garáž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ucemburská 26/2014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3-09-19" calcext:value-type="date">
            <text:p>19.9.2013</text:p>
          </table:table-cell>
          <table:table-cell office:value-type="string" calcext:value-type="string">
            <text:p>neurčito</text:p>
          </table:table-cell>
          <table:table-cell/>
          <table:table-cell table:number-columns-repeated="2" office:value-type="string" calcext:value-type="string">
            <text:p>neplatí</text:p>
          </table:table-cell>
          <table:table-cell office:value-type="string" calcext:value-type="string">
            <text:p>garáž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ucemburská 26/2014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3-09-19" calcext:value-type="date">
            <text:p>19.9.2013</text:p>
          </table:table-cell>
          <table:table-cell office:value-type="string" calcext:value-type="string">
            <text:p>neurčito</text:p>
          </table:table-cell>
          <table:table-cell/>
          <table:table-cell table:number-columns-repeated="2" office:value-type="string" calcext:value-type="string">
            <text:p>neplatí</text:p>
          </table:table-cell>
          <table:table-cell office:value-type="string" calcext:value-type="string">
            <text:p>garáž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ucemburská 26/2014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3-09-19" calcext:value-type="date">
            <text:p>19.9.2013</text:p>
          </table:table-cell>
          <table:table-cell office:value-type="string" calcext:value-type="string">
            <text:p>neurčito</text:p>
          </table:table-cell>
          <table:table-cell/>
          <table:table-cell table:number-columns-repeated="2" office:value-type="string" calcext:value-type="string">
            <text:p>neplatí</text:p>
          </table:table-cell>
          <table:table-cell office:value-type="string" calcext:value-type="string">
            <text:p>garáž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ucemburská 30/2016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8.0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1991-01-01" calcext:value-type="date">
            <text:p>1.1.1991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5925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provozov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ucemburská 30/2016</text:p>
          </table:table-cell>
          <table:table-cell office:value-type="float" office:value="103" calcext:value-type="float">
            <text:p>103</text:p>
          </table:table-cell>
          <table:table-cell office:value-type="float" office:value="-1" calcext:value-type="float">
            <text:p>-1</text:p>
          </table:table-cell>
          <table:table-cell table:style-name="ce2" office:value-type="date" office:date-value="1970-10-01" calcext:value-type="date">
            <text:p>X.7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0-05-01" calcext:value-type="date">
            <text:p>1.5.2010</text:p>
          </table:table-cell>
          <table:table-cell office:value-type="string" calcext:value-type="string">
            <text:p>neurčito</text:p>
          </table:table-cell>
          <table:table-cell/>
          <table:table-cell table:number-columns-repeated="2" office:value-type="string" calcext:value-type="string">
            <text:p>neplatí</text:p>
          </table:table-cell>
          <table:table-cell office:value-type="string" calcext:value-type="string">
            <text:p>dílen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ucemburská 30/2016</text:p>
          </table:table-cell>
          <table:table-cell office:value-type="float" office:value="102" calcext:value-type="float">
            <text:p>10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16.9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1-12-21" calcext:value-type="date">
            <text:p>21.12.2011</text:p>
          </table:table-cell>
          <table:table-cell office:value-type="string" calcext:value-type="string">
            <text:p>neurčito</text:p>
          </table:table-cell>
          <table:table-cell/>
          <table:table-cell table:number-columns-repeated="2" office:value-type="string" calcext:value-type="string">
            <text:p>neplatí</text:p>
          </table:table-cell>
          <table:table-cell office:value-type="string" calcext:value-type="string">
            <text:p>garáž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ucemburská 30/2016</text:p>
          </table:table-cell>
          <table:table-cell office:value-type="float" office:value="104" calcext:value-type="float">
            <text:p>10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9.5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1-12-21" calcext:value-type="date">
            <text:p>21.12.2011</text:p>
          </table:table-cell>
          <table:table-cell office:value-type="string" calcext:value-type="string">
            <text:p>neurčito</text:p>
          </table:table-cell>
          <table:table-cell/>
          <table:table-cell table:number-columns-repeated="2" office:value-type="string" calcext:value-type="string">
            <text:p>neplatí</text:p>
          </table:table-cell>
          <table:table-cell office:value-type="string" calcext:value-type="string">
            <text:p>garáž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ucemburská 30/2016</text:p>
          </table:table-cell>
          <table:table-cell office:value-type="float" office:value="105" calcext:value-type="float">
            <text:p>105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29.8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1-12-21" calcext:value-type="date">
            <text:p>21.12.2011</text:p>
          </table:table-cell>
          <table:table-cell office:value-type="string" calcext:value-type="string">
            <text:p>neurčito</text:p>
          </table:table-cell>
          <table:table-cell/>
          <table:table-cell table:number-columns-repeated="2" office:value-type="string" calcext:value-type="string">
            <text:p>neplatí</text:p>
          </table:table-cell>
          <table:table-cell office:value-type="string" calcext:value-type="string">
            <text:p>garáž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ucemburská 30/2016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.50</text:p>
          </table:table-cell>
          <table:table-cell office:value-type="string" calcext:value-type="string">
            <text:p>Uniseal Praha, s.r.o.</text:p>
          </table:table-cell>
          <table:table-cell table:style-name="ce3" office:value-type="date" office:date-value="2014-09-01" calcext:value-type="date">
            <text:p>1.9.2014</text:p>
          </table:table-cell>
          <table:table-cell table:style-name="ce3" office:value-type="date" office:date-value="2019-08-31" calcext:value-type="date">
            <text:p>31.8.2019</text:p>
          </table:table-cell>
          <table:table-cell office:value-type="string" calcext:value-type="string">
            <text:p>7063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ucemburská 30/2016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.0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4-10-01" calcext:value-type="date">
            <text:p>1.10.2014</text:p>
          </table:table-cell>
          <table:table-cell table:style-name="ce3" office:value-type="date" office:date-value="2019-08-30" calcext:value-type="date">
            <text:p>30.8.2019</text:p>
          </table:table-cell>
          <table:table-cell office:value-type="string" calcext:value-type="string">
            <text:p>19333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obchod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ucemburská 30/2016</text:p>
          </table:table-cell>
          <table:table-cell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3.0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4-09-01" calcext:value-type="date">
            <text:p>1.9.2014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317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ate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ucemburská 40/1856</text:p>
          </table:table-cell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37.5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3-07-01" calcext:value-type="date">
            <text:p>1.7.2013</text:p>
          </table:table-cell>
          <table:table-cell table:style-name="ce3" office:value-type="date" office:date-value="2018-06-30" calcext:value-type="date">
            <text:p>30.6.2018</text:p>
          </table:table-cell>
          <table:table-cell office:value-type="string" calcext:value-type="string">
            <text:p>1091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skladov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ucemburská 40/1856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3.31</text:p>
          </table:table-cell>
          <table:table-cell office:value-type="string" calcext:value-type="string">
            <text:p>Pedagogicko psych. por. pro Prahu 3 a 9</text:p>
          </table:table-cell>
          <table:table-cell table:style-name="ce3" office:value-type="date" office:date-value="2000-07-01" calcext:value-type="date">
            <text:p>1.7.2000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29287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ucemburská 42/1869</text:p>
          </table:table-cell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36.47</text:p>
          </table:table-cell>
          <table:table-cell office:value-type="string" calcext:value-type="string">
            <text:p>117 PS. Kalich</text:p>
          </table:table-cell>
          <table:table-cell table:style-name="ce3" office:value-type="date" office:date-value="1998-02-01" calcext:value-type="date">
            <text:p>1.2.1998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823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společen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ucemburská 42/1869</text:p>
          </table:table-cell>
          <table:table-cell office:value-type="float" office:value="102" calcext:value-type="float">
            <text:p>10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58.22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3-02-01" calcext:value-type="date">
            <text:p>1.2.2013</text:p>
          </table:table-cell>
          <table:table-cell table:style-name="ce3" office:value-type="date" office:date-value="2018-01-31" calcext:value-type="date">
            <text:p>31.1.2018</text:p>
          </table:table-cell>
          <table:table-cell office:value-type="string" calcext:value-type="string">
            <text:p>2498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skladov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ucemburská 44/1876</text:p>
          </table:table-cell>
          <table:table-cell office:value-type="float" office:value="102" calcext:value-type="float">
            <text:p>102</text:p>
          </table:table-cell>
          <table:table-cell office:value-type="float" office:value="-1" calcext:value-type="float">
            <text:p>-1</text:p>
          </table:table-cell>
          <table:table-cell table:style-name="ce1" office:value-type="date" office:date-value="2016-10-29" calcext:value-type="date">
            <text:p>29.X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1999-01-01" calcext:value-type="date">
            <text:p>1.1.1999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3625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dílen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ucemburská 44/1876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.50</text:p>
          </table:table-cell>
          <table:table-cell office:value-type="string" calcext:value-type="string">
            <text:p>Fiveseedsbank s.r.o.</text:p>
          </table:table-cell>
          <table:table-cell table:style-name="ce3" office:value-type="date" office:date-value="2014-04-01" calcext:value-type="date">
            <text:p>1.4.2014</text:p>
          </table:table-cell>
          <table:table-cell table:style-name="ce3" office:value-type="date" office:date-value="2019-03-31" calcext:value-type="date">
            <text:p>31.3.2019</text:p>
          </table:table-cell>
          <table:table-cell office:value-type="string" calcext:value-type="string">
            <text:p>8858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obchod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upáčova 10/805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1.90</text:p>
          </table:table-cell>
          <table:table-cell office:value-type="string" calcext:value-type="string">
            <text:p>Volná n.j.</text:p>
          </table:table-cell>
          <table:table-cell table:style-name="ce3" office:value-type="date" office:date-value="2012-01-01" calcext:value-type="date">
            <text:p>1.1.2012</text:p>
          </table:table-cell>
          <table:table-cell table:number-columns-repeated="2"/>
          <table:table-cell office:value-type="string" calcext:value-type="string">
            <text:p>měsíční</text:p>
          </table:table-cell>
          <table:table-cell/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upáčova 10/805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0.81</text:p>
          </table:table-cell>
          <table:table-cell office:value-type="string" calcext:value-type="string">
            <text:p>Centrum MARTIN o.p.s.</text:p>
          </table:table-cell>
          <table:table-cell table:style-name="ce3" office:value-type="date" office:date-value="2013-08-01" calcext:value-type="date">
            <text:p>1.8.2013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4020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provozov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upáčova 14/815</text:p>
          </table:table-cell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1908.94</text:p>
          </table:table-cell>
          <table:table-cell office:value-type="string" calcext:value-type="string">
            <text:p>Hlavní město Praha Městská policie hl.m.</text:p>
          </table:table-cell>
          <table:table-cell table:style-name="ce3" office:value-type="date" office:date-value="2012-09-01" calcext:value-type="date">
            <text:p>1.9.2012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95152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provozov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upáčova 14/815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7.2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5-10-01" calcext:value-type="date">
            <text:p>1.10.2015</text:p>
          </table:table-cell>
          <table:table-cell table:style-name="ce3" office:value-type="date" office:date-value="2020-09-14" calcext:value-type="date">
            <text:p>14.9.2020</text:p>
          </table:table-cell>
          <table:table-cell office:value-type="string" calcext:value-type="string">
            <text:p>5146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provozov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upáčova 16/849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7.40</text:p>
          </table:table-cell>
          <table:table-cell office:value-type="string" calcext:value-type="string">
            <text:p>Volná n.j.</text:p>
          </table:table-cell>
          <table:table-cell table:style-name="ce3" office:value-type="date" office:date-value="2015-09-01" calcext:value-type="date">
            <text:p>1.9.2015</text:p>
          </table:table-cell>
          <table:table-cell table:number-columns-repeated="2"/>
          <table:table-cell office:value-type="string" calcext:value-type="string">
            <text:p>měsíční</text:p>
          </table:table-cell>
          <table:table-cell/>
          <table:table-cell office:value-type="string" calcext:value-type="string">
            <text:p>provozov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upáčova 18/864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3.40</text:p>
          </table:table-cell>
          <table:table-cell office:value-type="string" calcext:value-type="string">
            <text:p>STROMZAHN GmbH, organizační složka</text:p>
          </table:table-cell>
          <table:table-cell table:style-name="ce3" office:value-type="date" office:date-value="2014-10-01" calcext:value-type="date">
            <text:p>1.10.2014</text:p>
          </table:table-cell>
          <table:table-cell table:style-name="ce3" office:value-type="date" office:date-value="2019-09-30" calcext:value-type="date">
            <text:p>30.9.2019</text:p>
          </table:table-cell>
          <table:table-cell office:value-type="string" calcext:value-type="string">
            <text:p>10340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provozov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lešická 27/2404</text:p>
          </table:table-cell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51.00</text:p>
          </table:table-cell>
          <table:table-cell office:value-type="string" calcext:value-type="string">
            <text:p>Volná n.j.</text:p>
          </table:table-cell>
          <table:table-cell table:style-name="ce3" office:value-type="date" office:date-value="2015-10-01" calcext:value-type="date">
            <text:p>1.10.2015</text:p>
          </table:table-cell>
          <table:table-cell table:number-columns-repeated="2"/>
          <table:table-cell office:value-type="string" calcext:value-type="string">
            <text:p>měsíční</text:p>
          </table:table-cell>
          <table:table-cell/>
          <table:table-cell office:value-type="string" calcext:value-type="string">
            <text:p>skladov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lešovská 1/846V</text:p>
          </table:table-cell>
          <table:table-cell office:value-type="float" office:value="102" calcext:value-type="float">
            <text:p>10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142.70</text:p>
          </table:table-cell>
          <table:table-cell office:value-type="string" calcext:value-type="string">
            <text:p>Volná n.j.</text:p>
          </table:table-cell>
          <table:table-cell table:style-name="ce3" office:value-type="date" office:date-value="2013-08-01" calcext:value-type="date">
            <text:p>1.8.2013</text:p>
          </table:table-cell>
          <table:table-cell table:number-columns-repeated="2"/>
          <table:table-cell office:value-type="string" calcext:value-type="string">
            <text:p>měsíční</text:p>
          </table:table-cell>
          <table:table-cell/>
          <table:table-cell office:value-type="string" calcext:value-type="string">
            <text:p>skladov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lešovská 1/846V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4.00</text:p>
          </table:table-cell>
          <table:table-cell office:value-type="string" calcext:value-type="string">
            <text:p>Městská část Praha 3</text:p>
          </table:table-cell>
          <table:table-cell table:style-name="ce3" office:value-type="date" office:date-value="2014-08-01" calcext:value-type="date">
            <text:p>1.8.2014</text:p>
          </table:table-cell>
          <table:table-cell office:value-type="string" calcext:value-type="string">
            <text:p>neurčito</text:p>
          </table:table-cell>
          <table:table-cell/>
          <table:table-cell office:value-type="string" calcext:value-type="string">
            <text:p>měsíční</text:p>
          </table:table-cell>
          <table:table-cell office:value-type="string" calcext:value-type="string">
            <text:p>neplatí</text:p>
          </table:table-cell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lešovská 1/846V</text:p>
          </table:table-cell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31.00</text:p>
          </table:table-cell>
          <table:table-cell office:value-type="string" calcext:value-type="string">
            <text:p>Volná n.j.</text:p>
          </table:table-cell>
          <table:table-cell table:style-name="ce3" office:value-type="date" office:date-value="2011-10-26" calcext:value-type="date">
            <text:p>26.10.2011</text:p>
          </table:table-cell>
          <table:table-cell table:number-columns-repeated="2"/>
          <table:table-cell office:value-type="string" calcext:value-type="string">
            <text:p>měsíční</text:p>
          </table:table-cell>
          <table:table-cell/>
          <table:table-cell office:value-type="string" calcext:value-type="string">
            <text:p>provozov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 hlídce 13/2410</text:p>
          </table:table-cell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42.05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4-09-29" calcext:value-type="date">
            <text:p>29.9.2004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268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skladov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 hlídce 13/2410</text:p>
          </table:table-cell>
          <table:table-cell office:value-type="float" office:value="102" calcext:value-type="float">
            <text:p>10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66.7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7-06-01" calcext:value-type="date">
            <text:p>1.6.2007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4168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skladov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 lučinách 3/2536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.0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3-09-01" calcext:value-type="date">
            <text:p>1.9.2013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4667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garáž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 lučinách 3/2536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3-09-01" calcext:value-type="date">
            <text:p>1.9.2013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4200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garáž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 Ohradě 2/12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4.90</text:p>
          </table:table-cell>
          <table:table-cell office:value-type="string" calcext:value-type="string">
            <text:p>Kotelna</text:p>
          </table:table-cell>
          <table:table-cell table:style-name="ce3" office:value-type="date" office:date-value="2012-07-17" calcext:value-type="date">
            <text:p>17.7.2012</text:p>
          </table:table-cell>
          <table:table-cell office:value-type="string" calcext:value-type="string">
            <text:p>neurčito</text:p>
          </table:table-cell>
          <table:table-cell/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jin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 Rovnosti 6/2249</text:p>
          </table:table-cell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6.50</text:p>
          </table:table-cell>
          <table:table-cell office:value-type="string" calcext:value-type="string">
            <text:p>Volná n.j.</text:p>
          </table:table-cell>
          <table:table-cell table:style-name="ce3" office:value-type="date" office:date-value="2014-01-01" calcext:value-type="date">
            <text:p>1.1.2014</text:p>
          </table:table-cell>
          <table:table-cell table:number-columns-repeated="2"/>
          <table:table-cell office:value-type="string" calcext:value-type="string">
            <text:p>měsíční</text:p>
          </table:table-cell>
          <table:table-cell/>
          <table:table-cell office:value-type="string" calcext:value-type="string">
            <text:p>nebytový prost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 Rovnosti 6/2249</text:p>
          </table:table-cell>
          <table:table-cell office:value-type="float" office:value="102" calcext:value-type="float">
            <text:p>10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34.00</text:p>
          </table:table-cell>
          <table:table-cell office:value-type="string" calcext:value-type="string">
            <text:p>Chmelnický dětský klub</text:p>
          </table:table-cell>
          <table:table-cell table:style-name="ce3" office:value-type="date" office:date-value="1992-12-01" calcext:value-type="date">
            <text:p>1.12.1992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společen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 vápence 25/2443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.56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3-06-01" calcext:value-type="date">
            <text:p>1.6.2003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3312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skladov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 Vrcholu 25/25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44.19</text:p>
          </table:table-cell>
          <table:table-cell office:value-type="string" calcext:value-type="string">
            <text:p>AB-IN s.r.o.</text:p>
          </table:table-cell>
          <table:table-cell table:style-name="ce3" office:value-type="date" office:date-value="2013-09-01" calcext:value-type="date">
            <text:p>1.9.2013</text:p>
          </table:table-cell>
          <table:table-cell table:style-name="ce3" office:value-type="date" office:date-value="2018-08-31" calcext:value-type="date">
            <text:p>31.8.2018</text:p>
          </table:table-cell>
          <table:table-cell office:value-type="string" calcext:value-type="string">
            <text:p>24986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itranská 16/1043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34.10</text:p>
          </table:table-cell>
          <table:table-cell office:value-type="string" calcext:value-type="string">
            <text:p>Junák, svaz skautů a skautek ČR</text:p>
          </table:table-cell>
          <table:table-cell table:style-name="ce3" office:value-type="date" office:date-value="2013-04-01" calcext:value-type="date">
            <text:p>1.4.2013</text:p>
          </table:table-cell>
          <table:table-cell table:style-name="ce3" office:value-type="date" office:date-value="2021-02-28" calcext:value-type="date">
            <text:p>28.2.2021</text:p>
          </table:table-cell>
          <table:table-cell office:value-type="string" calcext:value-type="string">
            <text:p>11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společen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itranská 16/1043V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2.6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4-02-01" calcext:value-type="date">
            <text:p>1.2.2014</text:p>
          </table:table-cell>
          <table:table-cell table:style-name="ce3" office:value-type="date" office:date-value="2019-01-31" calcext:value-type="date">
            <text:p>31.1.2019</text:p>
          </table:table-cell>
          <table:table-cell office:value-type="string" calcext:value-type="string">
            <text:p>2918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skladov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itranská 16/1043V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2.7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4-07-01" calcext:value-type="date">
            <text:p>1.7.2014</text:p>
          </table:table-cell>
          <table:table-cell table:style-name="ce3" office:value-type="date" office:date-value="2019-06-30" calcext:value-type="date">
            <text:p>30.6.2019</text:p>
          </table:table-cell>
          <table:table-cell office:value-type="string" calcext:value-type="string">
            <text:p>1976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provozov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lšanská 7/2666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175.68</text:p>
          </table:table-cell>
          <table:table-cell office:value-type="string" calcext:value-type="string">
            <text:p>Multienergo a.s.</text:p>
          </table:table-cell>
          <table:table-cell table:style-name="ce3" office:value-type="date" office:date-value="2010-11-01" calcext:value-type="date">
            <text:p>1.11.2010</text:p>
          </table:table-cell>
          <table:table-cell table:style-name="ce3" office:value-type="date" office:date-value="2022-03-31" calcext:value-type="date">
            <text:p>31.3.2022</text:p>
          </table:table-cell>
          <table:table-cell office:value-type="string" calcext:value-type="string">
            <text:p>32362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lšanská 7/2666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304.12</text:p>
          </table:table-cell>
          <table:table-cell office:value-type="string" calcext:value-type="string">
            <text:p>Městská část Praha 3</text:p>
          </table:table-cell>
          <table:table-cell table:style-name="ce3" office:value-type="date" office:date-value="2015-11-01" calcext:value-type="date">
            <text:p>1.11.2015</text:p>
          </table:table-cell>
          <table:table-cell table:style-name="ce3" office:value-type="date" office:date-value="2016-01-31" calcext:value-type="date">
            <text:p>31.1.2016</text:p>
          </table:table-cell>
          <table:table-cell/>
          <table:table-cell office:value-type="string" calcext:value-type="string">
            <text:p>měsíční</text:p>
          </table:table-cell>
          <table:table-cell office:value-type="string" calcext:value-type="string">
            <text:p>neplatí</text:p>
          </table:table-cell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lšanská 7/266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8.50</text:p>
          </table:table-cell>
          <table:table-cell office:value-type="string" calcext:value-type="string">
            <text:p>Správa majetkového portfolia Praha3, a.s</text:p>
          </table:table-cell>
          <table:table-cell table:style-name="ce3" office:value-type="date" office:date-value="2009-12-01" calcext:value-type="date">
            <text:p>1.12.2009</text:p>
          </table:table-cell>
          <table:table-cell table:style-name="ce3" office:value-type="date" office:date-value="2018-03-31" calcext:value-type="date">
            <text:p>31.3.2018</text:p>
          </table:table-cell>
          <table:table-cell office:value-type="string" calcext:value-type="string">
            <text:p>28663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lšanská 7/26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84.01</text:p>
          </table:table-cell>
          <table:table-cell office:value-type="string" calcext:value-type="string">
            <text:p>Svaz důchodců ČR, o.s. Základní organiza</text:p>
          </table:table-cell>
          <table:table-cell table:style-name="ce3" office:value-type="date" office:date-value="2014-03-01" calcext:value-type="date">
            <text:p>1.3.2014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7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lšanská 7/2666</text:p>
          </table:table-cell>
          <table:table-cell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84.50</text:p>
          </table:table-cell>
          <table:table-cell office:value-type="string" calcext:value-type="string">
            <text:p>Správa majetkového portfolia Praha3, a.s</text:p>
          </table:table-cell>
          <table:table-cell table:style-name="ce3" office:value-type="date" office:date-value="2013-08-01" calcext:value-type="date">
            <text:p>1.8.2013</text:p>
          </table:table-cell>
          <table:table-cell table:style-name="ce3" office:value-type="date" office:date-value="2023-06-30" calcext:value-type="date">
            <text:p>30.6.2023</text:p>
          </table:table-cell>
          <table:table-cell office:value-type="string" calcext:value-type="string">
            <text:p>39725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lšanská 7/2666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.97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0-11-14" calcext:value-type="date">
            <text:p>14.11.2000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621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lšanská 7/2666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.96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0-11-14" calcext:value-type="date">
            <text:p>14.11.2000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620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lšanská 7/266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.47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0-11-14" calcext:value-type="date">
            <text:p>14.11.2000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675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lšanská 7/2666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3.62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1-02-01" calcext:value-type="date">
            <text:p>1.2.2011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475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lšanská 7/2666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table:style-name="ce1" office:value-type="date" office:date-value="2016-04-14" calcext:value-type="date">
            <text:p>14.IV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0-11-14" calcext:value-type="date">
            <text:p>14.11.2000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521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lšanská 7/2666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.66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0-11-14" calcext:value-type="date">
            <text:p>14.11.2000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2129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lšanská 7/2666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style-name="ce1" office:value-type="date" office:date-value="2016-01-24" calcext:value-type="date">
            <text:p>24.I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3-07-01" calcext:value-type="date">
            <text:p>1.7.2003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2597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lšanská 7/2666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.91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4-07-01" calcext:value-type="date">
            <text:p>1.7.2014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831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lšanská 7/2666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.93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1-02-01" calcext:value-type="date">
            <text:p>1.2.2011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942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lšanská 7/2666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.44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1-02-01" calcext:value-type="date">
            <text:p>1.2.2011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2511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lšanská 7/2666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table:style-name="ce1" office:value-type="date" office:date-value="2016-07-13" calcext:value-type="date">
            <text:p>13.VII</text:p>
          </table:table-cell>
          <table:table-cell office:value-type="string" calcext:value-type="string">
            <text:p>ESME s.r.o.</text:p>
          </table:table-cell>
          <table:table-cell table:style-name="ce3" office:value-type="date" office:date-value="2011-11-01" calcext:value-type="date">
            <text:p>1.11.2011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415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lšanská 7/2666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1-02-01" calcext:value-type="date">
            <text:p>1.2.2011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814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lšanská 7/2666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.98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3-04-01" calcext:value-type="date">
            <text:p>1.4.2013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839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lšanská 7/2666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.88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0-11-13" calcext:value-type="date">
            <text:p>13.11.2000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720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lšanská 7/2666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.65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0-05-01" calcext:value-type="date">
            <text:p>1.5.2010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806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lšanská 7/2666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.23</text:p>
          </table:table-cell>
          <table:table-cell office:value-type="string" calcext:value-type="string">
            <text:p>FFDENT s.r.o.</text:p>
          </table:table-cell>
          <table:table-cell table:style-name="ce3" office:value-type="date" office:date-value="2012-04-01" calcext:value-type="date">
            <text:p>1.4.2012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758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lšanská 7/2666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.47</text:p>
          </table:table-cell>
          <table:table-cell office:value-type="string" calcext:value-type="string">
            <text:p>Palace Dental Clinic, s.r.o.</text:p>
          </table:table-cell>
          <table:table-cell table:style-name="ce3" office:value-type="date" office:date-value="2016-01-01" calcext:value-type="date">
            <text:p>1.1.2016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2514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lšanská 7/2666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9-12-01" calcext:value-type="date">
            <text:p>1.12.2009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2009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lšanská 7/266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.19</text:p>
          </table:table-cell>
          <table:table-cell office:value-type="string" calcext:value-type="string">
            <text:p>FFDENT s.r.o.</text:p>
          </table:table-cell>
          <table:table-cell table:style-name="ce3" office:value-type="date" office:date-value="2012-04-01" calcext:value-type="date">
            <text:p>1.4.2012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3678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lšanská 7/2666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.22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1-02-01" calcext:value-type="date">
            <text:p>1.2.2011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2082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lšanská 7/2666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0.24</text:p>
          </table:table-cell>
          <table:table-cell office:value-type="string" calcext:value-type="string">
            <text:p>Olšanská poliklinika spol. s.r.o.</text:p>
          </table:table-cell>
          <table:table-cell table:style-name="ce3" office:value-type="date" office:date-value="2010-05-01" calcext:value-type="date">
            <text:p>1.5.2010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6276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lšanská 7/2666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4.24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5-11-01" calcext:value-type="date">
            <text:p>1.11.2015</text:p>
          </table:table-cell>
          <table:table-cell table:style-name="ce3" office:value-type="date" office:date-value="2020-10-31" calcext:value-type="date">
            <text:p>31.10.2020</text:p>
          </table:table-cell>
          <table:table-cell office:value-type="string" calcext:value-type="string">
            <text:p>7125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obchod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lšanská 7/2666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.67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0-05-01" calcext:value-type="date">
            <text:p>1.5.2010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805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skladov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lšanská 7/2666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7.43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0-05-01" calcext:value-type="date">
            <text:p>1.5.2010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6221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lšanská 7/2666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61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0-05-01" calcext:value-type="date">
            <text:p>1.5.2010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2341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lšanská 7/2666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7.62</text:p>
          </table:table-cell>
          <table:table-cell office:value-type="string" calcext:value-type="string">
            <text:p>Olšanská poliklinika spol. s.r.o.</text:p>
          </table:table-cell>
          <table:table-cell table:style-name="ce3" office:value-type="date" office:date-value="2010-05-01" calcext:value-type="date">
            <text:p>1.5.2010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4075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lšanská 7/2666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1.06</text:p>
          </table:table-cell>
          <table:table-cell office:value-type="string" calcext:value-type="string">
            <text:p>BANZAI spol.s r.o.</text:p>
          </table:table-cell>
          <table:table-cell table:style-name="ce3" office:value-type="date" office:date-value="2015-08-01" calcext:value-type="date">
            <text:p>1.8.2015</text:p>
          </table:table-cell>
          <table:table-cell table:style-name="ce3" office:value-type="date" office:date-value="2025-07-31" calcext:value-type="date">
            <text:p>31.7.2025</text:p>
          </table:table-cell>
          <table:table-cell office:value-type="string" calcext:value-type="string">
            <text:p>10948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lšanská 7/2666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0.90</text:p>
          </table:table-cell>
          <table:table-cell office:value-type="string" calcext:value-type="string">
            <text:p>BANZAI spol.s r.o.</text:p>
          </table:table-cell>
          <table:table-cell table:style-name="ce3" office:value-type="date" office:date-value="2015-08-01" calcext:value-type="date">
            <text:p>1.8.2015</text:p>
          </table:table-cell>
          <table:table-cell table:style-name="ce3" office:value-type="date" office:date-value="2025-07-31" calcext:value-type="date">
            <text:p>31.7.2025</text:p>
          </table:table-cell>
          <table:table-cell office:value-type="string" calcext:value-type="string">
            <text:p>13097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nebytový prost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lšanská 7/2666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5.60</text:p>
          </table:table-cell>
          <table:table-cell office:value-type="string" calcext:value-type="string">
            <text:p>ERGO Aktiv, o.p.s.</text:p>
          </table:table-cell>
          <table:table-cell table:style-name="ce3" office:value-type="date" office:date-value="2015-05-01" calcext:value-type="date">
            <text:p>1.5.2015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2390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lšanská 7/2666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9.10</text:p>
          </table:table-cell>
          <table:table-cell office:value-type="string" calcext:value-type="string">
            <text:p>BANZAI spol.s r.o.</text:p>
          </table:table-cell>
          <table:table-cell table:style-name="ce3" office:value-type="date" office:date-value="2015-08-01" calcext:value-type="date">
            <text:p>1.8.2015</text:p>
          </table:table-cell>
          <table:table-cell table:style-name="ce3" office:value-type="date" office:date-value="2025-07-31" calcext:value-type="date">
            <text:p>31.7.2025</text:p>
          </table:table-cell>
          <table:table-cell office:value-type="string" calcext:value-type="string">
            <text:p>11819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lšanská 7/2666</text:p>
          </table:table-cell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18.30</text:p>
          </table:table-cell>
          <table:table-cell office:value-type="string" calcext:value-type="string">
            <text:p>BANZAI spol.s r.o.</text:p>
          </table:table-cell>
          <table:table-cell table:style-name="ce3" office:value-type="date" office:date-value="2015-08-01" calcext:value-type="date">
            <text:p>1.8.2015</text:p>
          </table:table-cell>
          <table:table-cell table:style-name="ce3" office:value-type="date" office:date-value="2025-07-31" calcext:value-type="date">
            <text:p>31.7.2025</text:p>
          </table:table-cell>
          <table:table-cell office:value-type="string" calcext:value-type="string">
            <text:p>12815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nebytový prost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lšanská 7/2666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44</text:p>
          </table:table-cell>
          <table:table-cell office:value-type="string" calcext:value-type="string">
            <text:p>TRIADENT spol. s.r.o.</text:p>
          </table:table-cell>
          <table:table-cell table:style-name="ce3" office:value-type="date" office:date-value="2010-05-01" calcext:value-type="date">
            <text:p>1.5.2010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29731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lšanská 7/2666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.76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0-05-01" calcext:value-type="date">
            <text:p>1.5.2010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5607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lšanská 7/2666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.71</text:p>
          </table:table-cell>
          <table:table-cell office:value-type="string" calcext:value-type="string">
            <text:p>Urologická ambulance, s.r.o.</text:p>
          </table:table-cell>
          <table:table-cell table:style-name="ce3" office:value-type="date" office:date-value="2010-06-01" calcext:value-type="date">
            <text:p>1.6.2010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810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lšanská 7/2666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4.16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9-10-01" calcext:value-type="date">
            <text:p>1.10.2009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6950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lšanská 7/2666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.17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2-01-01" calcext:value-type="date">
            <text:p>1.1.2012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860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lšanská 7/2666</text:p>
          </table:table-cell>
          <table:table-cell office:value-type="float" office:value="90" calcext:value-type="float">
            <text:p>90</text:p>
          </table:table-cell>
          <table:table-cell office:value-type="float" office:value="-1" calcext:value-type="float">
            <text:p>-1</text:p>
          </table:table-cell>
          <table:table-cell table:style-name="ce1" office:value-type="date" office:date-value="2016-07-16" calcext:value-type="date">
            <text:p>16.VII</text:p>
          </table:table-cell>
          <table:table-cell office:value-type="string" calcext:value-type="string">
            <text:p>Správa majetkového portfolia Praha3, a.s</text:p>
          </table:table-cell>
          <table:table-cell table:style-name="ce3" office:value-type="date" office:date-value="2013-08-01" calcext:value-type="date">
            <text:p>1.8.2013</text:p>
          </table:table-cell>
          <table:table-cell table:style-name="ce3" office:value-type="date" office:date-value="2018-03-31" calcext:value-type="date">
            <text:p>31.3.2018</text:p>
          </table:table-cell>
          <table:table-cell office:value-type="string" calcext:value-type="string">
            <text:p>536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skladov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lšanská 7/2666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style-name="ce2" office:value-type="date" office:date-value="1980-12-01" calcext:value-type="date">
            <text:p>XII.8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2-12-01" calcext:value-type="date">
            <text:p>1.12.2012</text:p>
          </table:table-cell>
          <table:table-cell table:style-name="ce3" office:value-type="date" office:date-value="2017-11-30" calcext:value-type="date">
            <text:p>30.11.2017</text:p>
          </table:table-cell>
          <table:table-cell office:value-type="string" calcext:value-type="string">
            <text:p>2133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lšanská 7/2666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8.09</text:p>
          </table:table-cell>
          <table:table-cell office:value-type="string" calcext:value-type="string">
            <text:p>RaF spol. s.r.o.</text:p>
          </table:table-cell>
          <table:table-cell table:style-name="ce3" office:value-type="date" office:date-value="2010-05-01" calcext:value-type="date">
            <text:p>1.5.2010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2793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lšanská 7/2666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4.66</text:p>
          </table:table-cell>
          <table:table-cell office:value-type="string" calcext:value-type="string">
            <text:p>Správa majetkového portfolia Praha3, a.s</text:p>
          </table:table-cell>
          <table:table-cell table:style-name="ce3" office:value-type="date" office:date-value="2013-08-01" calcext:value-type="date">
            <text:p>1.8.2013</text:p>
          </table:table-cell>
          <table:table-cell table:style-name="ce3" office:value-type="date" office:date-value="2020-07-31" calcext:value-type="date">
            <text:p>31.7.2020</text:p>
          </table:table-cell>
          <table:table-cell office:value-type="string" calcext:value-type="string">
            <text:p>21221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lšanská 7/2666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.15</text:p>
          </table:table-cell>
          <table:table-cell office:value-type="string" calcext:value-type="string">
            <text:p>Multienergo, a.s.</text:p>
          </table:table-cell>
          <table:table-cell table:style-name="ce3" office:value-type="date" office:date-value="2005-04-01" calcext:value-type="date">
            <text:p>1.4.2005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1099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skladov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lšanská 7/2666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.82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2-09-01" calcext:value-type="date">
            <text:p>1.9.2012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822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lšanská 7/2666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.59</text:p>
          </table:table-cell>
          <table:table-cell office:value-type="string" calcext:value-type="string">
            <text:p>PRIMASTOM</text:p>
          </table:table-cell>
          <table:table-cell table:style-name="ce3" office:value-type="date" office:date-value="2014-03-01" calcext:value-type="date">
            <text:p>1.3.2014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580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lšanská 7/266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2.45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4-11-01" calcext:value-type="date">
            <text:p>1.11.2014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5682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lšanská 7/266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3.34</text:p>
          </table:table-cell>
          <table:table-cell office:value-type="string" calcext:value-type="string">
            <text:p>NEUROSALIX spol. s r.o.</text:p>
          </table:table-cell>
          <table:table-cell table:style-name="ce3" office:value-type="date" office:date-value="2011-07-01" calcext:value-type="date">
            <text:p>1.7.2011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4695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lšanská 7/266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4.19</text:p>
          </table:table-cell>
          <table:table-cell office:value-type="string" calcext:value-type="string">
            <text:p>MED EXPERT s.r.o.</text:p>
          </table:table-cell>
          <table:table-cell table:style-name="ce3" office:value-type="date" office:date-value="2013-04-01" calcext:value-type="date">
            <text:p>1.4.2013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8037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lšanská 7/2666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3.50</text:p>
          </table:table-cell>
          <table:table-cell office:value-type="string" calcext:value-type="string">
            <text:p>Volná n.j.</text:p>
          </table:table-cell>
          <table:table-cell table:style-name="ce3" office:value-type="date" office:date-value="2011-11-21" calcext:value-type="date">
            <text:p>21.11.2011</text:p>
          </table:table-cell>
          <table:table-cell table:number-columns-repeated="2"/>
          <table:table-cell office:value-type="string" calcext:value-type="string">
            <text:p>měsíční</text:p>
          </table:table-cell>
          <table:table-cell/>
          <table:table-cell office:value-type="string" calcext:value-type="string">
            <text:p>nebytový prost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lšanská 7/266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9.34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0-11-10" calcext:value-type="date">
            <text:p>10.11.2000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6036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lšanská 7/2666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0.37</text:p>
          </table:table-cell>
          <table:table-cell office:value-type="string" calcext:value-type="string">
            <text:p>Urologická ambulance, s.r.o.</text:p>
          </table:table-cell>
          <table:table-cell table:style-name="ce3" office:value-type="date" office:date-value="2010-06-01" calcext:value-type="date">
            <text:p>1.6.2010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5456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lšanská 7/2666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4.77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0-11-13" calcext:value-type="date">
            <text:p>13.11.2000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1300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lšanská 7/2666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5.53</text:p>
          </table:table-cell>
          <table:table-cell office:value-type="string" calcext:value-type="string">
            <text:p>Ambulantní centrum pro vady pohybového a</text:p>
          </table:table-cell>
          <table:table-cell table:style-name="ce3" office:value-type="date" office:date-value="2009-04-01" calcext:value-type="date">
            <text:p>1.4.2009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0349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lšanská 7/2666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.53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0-11-10" calcext:value-type="date">
            <text:p>10.11.2000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8265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provozov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lšanská 7/2666</text:p>
          </table:table-cell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7.60</text:p>
          </table:table-cell>
          <table:table-cell office:value-type="string" calcext:value-type="string">
            <text:p>Volná n.j.</text:p>
          </table:table-cell>
          <table:table-cell table:style-name="ce3" office:value-type="date" office:date-value="2015-10-01" calcext:value-type="date">
            <text:p>1.10.2015</text:p>
          </table:table-cell>
          <table:table-cell table:number-columns-repeated="2"/>
          <table:table-cell office:value-type="string" calcext:value-type="string">
            <text:p>měsíční</text:p>
          </table:table-cell>
          <table:table-cell/>
          <table:table-cell office:value-type="string" calcext:value-type="string">
            <text:p>nebytový prost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lšanská 7/2666</text:p>
          </table:table-cell>
          <table:table-cell office:value-type="float" office:value="113" calcext:value-type="float">
            <text:p>1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04.30</text:p>
          </table:table-cell>
          <table:table-cell office:value-type="string" calcext:value-type="string">
            <text:p>Správa majetkového portfolia Praha3, a.s</text:p>
          </table:table-cell>
          <table:table-cell table:style-name="ce3" office:value-type="date" office:date-value="2013-08-01" calcext:value-type="date">
            <text:p>1.8.2013</text:p>
          </table:table-cell>
          <table:table-cell table:style-name="ce3" office:value-type="date" office:date-value="2023-06-30" calcext:value-type="date">
            <text:p>30.6.2023</text:p>
          </table:table-cell>
          <table:table-cell office:value-type="string" calcext:value-type="string">
            <text:p>32310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lšanská 7/266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8.33</text:p>
          </table:table-cell>
          <table:table-cell office:value-type="string" calcext:value-type="string">
            <text:p>Diagnostické centrum Olšanská s.r.o.</text:p>
          </table:table-cell>
          <table:table-cell table:style-name="ce3" office:value-type="date" office:date-value="2012-02-01" calcext:value-type="date">
            <text:p>1.2.2012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22569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lšanská 7/266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4.44</text:p>
          </table:table-cell>
          <table:table-cell office:value-type="string" calcext:value-type="string">
            <text:p>Správa majetkového portfolia Praha3, a.s</text:p>
          </table:table-cell>
          <table:table-cell table:style-name="ce3" office:value-type="date" office:date-value="2013-08-01" calcext:value-type="date">
            <text:p>1.8.2013</text:p>
          </table:table-cell>
          <table:table-cell table:style-name="ce3" office:value-type="date" office:date-value="2018-03-31" calcext:value-type="date">
            <text:p>31.3.2018</text:p>
          </table:table-cell>
          <table:table-cell office:value-type="string" calcext:value-type="string">
            <text:p>10370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lšanská 7/266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5.01</text:p>
          </table:table-cell>
          <table:table-cell office:value-type="string" calcext:value-type="string">
            <text:p>Správa majetkového portfolia Praha3, a.s</text:p>
          </table:table-cell>
          <table:table-cell table:style-name="ce3" office:value-type="date" office:date-value="2013-08-01" calcext:value-type="date">
            <text:p>1.8.2013</text:p>
          </table:table-cell>
          <table:table-cell table:style-name="ce3" office:value-type="date" office:date-value="2018-03-31" calcext:value-type="date">
            <text:p>31.3.2018</text:p>
          </table:table-cell>
          <table:table-cell office:value-type="string" calcext:value-type="string">
            <text:p>7084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lšanská 7/266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.30</text:p>
          </table:table-cell>
          <table:table-cell office:value-type="string" calcext:value-type="string">
            <text:p>Laboratoře Budějovická k.s.</text:p>
          </table:table-cell>
          <table:table-cell table:style-name="ce3" office:value-type="date" office:date-value="2015-05-01" calcext:value-type="date">
            <text:p>1.5.2015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874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lšanská 7/266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4.70</text:p>
          </table:table-cell>
          <table:table-cell office:value-type="string" calcext:value-type="string">
            <text:p>ALAZA, s.r.o. Czech Republic</text:p>
          </table:table-cell>
          <table:table-cell table:style-name="ce3" office:value-type="date" office:date-value="2010-05-01" calcext:value-type="date">
            <text:p>1.5.2010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3903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lšanská 7/2666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4.30</text:p>
          </table:table-cell>
          <table:table-cell office:value-type="string" calcext:value-type="string">
            <text:p>ERGO Aktiv, o.p.s.</text:p>
          </table:table-cell>
          <table:table-cell table:style-name="ce3" office:value-type="date" office:date-value="2015-05-01" calcext:value-type="date">
            <text:p>1.5.2015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3107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lšanská 7/266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4.87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9-05-01" calcext:value-type="date">
            <text:p>1.5.2009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6683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lšanská 7/266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.33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9-01-01" calcext:value-type="date">
            <text:p>1.1.2009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5560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lšanská 7/2666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4.76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3-07-01" calcext:value-type="date">
            <text:p>1.7.2003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1297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lšanská 7/2666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1.57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0-11-13" calcext:value-type="date">
            <text:p>13.11.2000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6760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lšanská 7/2666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33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0-11-13" calcext:value-type="date">
            <text:p>13.11.2000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9606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lšanská 7/2666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style-name="ce2" office:value-type="date" office:date-value="1931-07-01" calcext:value-type="date">
            <text:p>VII.31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0-11-13" calcext:value-type="date">
            <text:p>13.11.2000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2375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skladov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lšanská 7/2666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.0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3-02-01" calcext:value-type="date">
            <text:p>1.2.2013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5958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lšanská 7/2666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.40</text:p>
          </table:table-cell>
          <table:table-cell office:value-type="string" calcext:value-type="string">
            <text:p>ESME s.r.o.</text:p>
          </table:table-cell>
          <table:table-cell table:style-name="ce3" office:value-type="date" office:date-value="2010-03-01" calcext:value-type="date">
            <text:p>1.3.2010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2695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lšanská 7/2666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7.16</text:p>
          </table:table-cell>
          <table:table-cell office:value-type="string" calcext:value-type="string">
            <text:p>Ambulantní centrum pro vady pohybového a</text:p>
          </table:table-cell>
          <table:table-cell table:style-name="ce3" office:value-type="date" office:date-value="2009-04-01" calcext:value-type="date">
            <text:p>1.4.2009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2942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lšanská 7/2666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.78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0-11-13" calcext:value-type="date">
            <text:p>13.11.2000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926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lšanská 7/2666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.53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1-01-01" calcext:value-type="date">
            <text:p>1.1.2011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574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lšanská 7/2666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.46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9-04-01" calcext:value-type="date">
            <text:p>1.4.2009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674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lšanská 7/2666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3.79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0-11-13" calcext:value-type="date">
            <text:p>13.11.2000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493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lšanská 7/2666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.3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0-11-13" calcext:value-type="date">
            <text:p>13.11.2000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8222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lšanská 7/2666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6.39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0-11-13" calcext:value-type="date">
            <text:p>13.11.2000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8577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lšanská 7/2666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.38</text:p>
          </table:table-cell>
          <table:table-cell office:value-type="string" calcext:value-type="string">
            <text:p>Cardiologia et medicina interna s.r.o.</text:p>
          </table:table-cell>
          <table:table-cell table:style-name="ce3" office:value-type="date" office:date-value="2015-03-01" calcext:value-type="date">
            <text:p>1.3.2015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2749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lšanská 7/266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.54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6-02-01" calcext:value-type="date">
            <text:p>1.2.2016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2766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lšanská 7/2666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8.98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9-11-01" calcext:value-type="date">
            <text:p>1.11.2009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4413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lšanská 7/266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style-name="ce2" office:value-type="date" office:date-value="1996-12-01" calcext:value-type="date">
            <text:p>XII.96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1-01-01" calcext:value-type="date">
            <text:p>1.1.2001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4212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lšanská 7/2666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9.66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0-11-13" calcext:value-type="date">
            <text:p>13.11.2000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2890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lšanská 7/2666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style-name="ce1" office:value-type="date" office:date-value="2016-08-25" calcext:value-type="date">
            <text:p>25.VIII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0-11-13" calcext:value-type="date">
            <text:p>13.11.2000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8151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lšanská 7/2666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3.39</text:p>
          </table:table-cell>
          <table:table-cell office:value-type="string" calcext:value-type="string">
            <text:p>ESME s.r.o.</text:p>
          </table:table-cell>
          <table:table-cell table:style-name="ce3" office:value-type="date" office:date-value="2012-06-01" calcext:value-type="date">
            <text:p>1.6.2012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3617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lšanská 7/2666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style-name="ce1" office:value-type="date" office:date-value="2016-08-15" calcext:value-type="date">
            <text:p>15.VIII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1-08-01" calcext:value-type="date">
            <text:p>1.8.2011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675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lšanská 7/266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6.64</text:p>
          </table:table-cell>
          <table:table-cell office:value-type="string" calcext:value-type="string">
            <text:p>ODS Oblastní sdružení Praha 3</text:p>
          </table:table-cell>
          <table:table-cell table:style-name="ce3" office:value-type="date" office:date-value="2008-11-01" calcext:value-type="date">
            <text:p>1.11.2008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3916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lšanská 7/2666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style-name="ce1" office:value-type="date" office:date-value="2016-12-29" calcext:value-type="date">
            <text:p>29.XII</text:p>
          </table:table-cell>
          <table:table-cell office:value-type="string" calcext:value-type="string">
            <text:p>MUDr.M.REJCHRT STOMATOCHIRURGIE s.r.o.</text:p>
          </table:table-cell>
          <table:table-cell table:style-name="ce3" office:value-type="date" office:date-value="2011-07-01" calcext:value-type="date">
            <text:p>1.7.2011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3154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ndříčkova 31/383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.7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1999-03-21" calcext:value-type="date">
            <text:p>21.3.1999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2655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skladov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ndříčkova 31/383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9.25</text:p>
          </table:table-cell>
          <table:table-cell office:value-type="string" calcext:value-type="string">
            <text:p>Nadace Český fond umění</text:p>
          </table:table-cell>
          <table:table-cell table:style-name="ce3" office:value-type="date" office:date-value="2006-05-01" calcext:value-type="date">
            <text:p>1.5.2006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8733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ate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ndříčkova 31/383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9.75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6-11-01" calcext:value-type="date">
            <text:p>1.11.2006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5519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ate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ndříčkova 33/38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9.63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5-10-01" calcext:value-type="date">
            <text:p>1.10.2015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8123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ate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ndříčkova 33/384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8.16</text:p>
          </table:table-cell>
          <table:table-cell office:value-type="string" calcext:value-type="string">
            <text:p>Volná n.j.</text:p>
          </table:table-cell>
          <table:table-cell table:style-name="ce3" office:value-type="date" office:date-value="2015-12-01" calcext:value-type="date">
            <text:p>1.12.2015</text:p>
          </table:table-cell>
          <table:table-cell table:number-columns-repeated="2"/>
          <table:table-cell office:value-type="string" calcext:value-type="string">
            <text:p>měsíční</text:p>
          </table:table-cell>
          <table:table-cell/>
          <table:table-cell office:value-type="string" calcext:value-type="string">
            <text:p>ate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ndříčkova 33/384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9.63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3-09-01" calcext:value-type="date">
            <text:p>1.9.2013</text:p>
          </table:table-cell>
          <table:table-cell table:style-name="ce3" office:value-type="date" office:date-value="2018-08-31" calcext:value-type="date">
            <text:p>31.8.2018</text:p>
          </table:table-cell>
          <table:table-cell office:value-type="string" calcext:value-type="string">
            <text:p>5802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ate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ndříčkova 35/385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8.65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8-04-01" calcext:value-type="date">
            <text:p>1.4.2008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7271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ate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ndříčkova 35/385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6.16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2-10-01" calcext:value-type="date">
            <text:p>1.10.2002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8042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ate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ndříčkova 35/38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3.86</text:p>
          </table:table-cell>
          <table:table-cell office:value-type="string" calcext:value-type="string">
            <text:p>Volná n.j.</text:p>
          </table:table-cell>
          <table:table-cell table:style-name="ce3" office:value-type="date" office:date-value="2015-12-09" calcext:value-type="date">
            <text:p>9.12.2015</text:p>
          </table:table-cell>
          <table:table-cell table:number-columns-repeated="2"/>
          <table:table-cell office:value-type="string" calcext:value-type="string">
            <text:p>měsíční</text:p>
          </table:table-cell>
          <table:table-cell/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ndříčkova 35/385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5.84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0-04-01" calcext:value-type="date">
            <text:p>1.4.2010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4883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ate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ndříčkova 37/39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.5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9-09-01" calcext:value-type="date">
            <text:p>1.9.2009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686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skladov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ndříčkova 37/39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.37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9-09-01" calcext:value-type="date">
            <text:p>1.9.2009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680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skladov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ndříčkova 37/39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.50</text:p>
          </table:table-cell>
          <table:table-cell office:value-type="string" calcext:value-type="string">
            <text:p>Jiří Komínek-provozovna drobných služeb</text:p>
          </table:table-cell>
          <table:table-cell table:style-name="ce3" office:value-type="date" office:date-value="2000-08-01" calcext:value-type="date">
            <text:p>1.8.2000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3525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provozov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ndříčkova 37/39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0.0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2-07-01" calcext:value-type="date">
            <text:p>1.7.2012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5000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ate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ndříčkova 37/391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8.61</text:p>
          </table:table-cell>
          <table:table-cell office:value-type="string" calcext:value-type="string">
            <text:p>Volná n.j.</text:p>
          </table:table-cell>
          <table:table-cell table:style-name="ce3" office:value-type="date" office:date-value="2014-11-01" calcext:value-type="date">
            <text:p>1.11.2014</text:p>
          </table:table-cell>
          <table:table-cell table:number-columns-repeated="2"/>
          <table:table-cell office:value-type="string" calcext:value-type="string">
            <text:p>měsíční</text:p>
          </table:table-cell>
          <table:table-cell/>
          <table:table-cell office:value-type="string" calcext:value-type="string">
            <text:p>ate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ndříčkova 9/1304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7.90</text:p>
          </table:table-cell>
          <table:table-cell office:value-type="string" calcext:value-type="string">
            <text:p>MINOP, spol. s r.o. Buildman s.r.o.</text:p>
          </table:table-cell>
          <table:table-cell table:style-name="ce3" office:value-type="date" office:date-value="2006-10-01" calcext:value-type="date">
            <text:p>1.10.2006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6532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ndříčkova 9/1304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7.60</text:p>
          </table:table-cell>
          <table:table-cell office:value-type="string" calcext:value-type="string">
            <text:p>FARMAMA s.r.o.</text:p>
          </table:table-cell>
          <table:table-cell table:style-name="ce3" office:value-type="date" office:date-value="2014-11-15" calcext:value-type="date">
            <text:p>15.11.2014</text:p>
          </table:table-cell>
          <table:table-cell table:style-name="ce3" office:value-type="date" office:date-value="2019-10-31" calcext:value-type="date">
            <text:p>31.10.2019</text:p>
          </table:table-cell>
          <table:table-cell office:value-type="string" calcext:value-type="string">
            <text:p>16820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obchod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ndříčkova 9/1304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0.9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3-02-01" calcext:value-type="date">
            <text:p>1.2.2013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0055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provozov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rlická 8/2012</text:p>
          </table:table-cell>
          <table:table-cell office:value-type="float" office:value="106" calcext:value-type="float">
            <text:p>10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38.51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4-10-01" calcext:value-type="date">
            <text:p>1.10.2014</text:p>
          </table:table-cell>
          <table:table-cell table:style-name="ce3" office:value-type="date" office:date-value="2019-09-30" calcext:value-type="date">
            <text:p>30.9.2019</text:p>
          </table:table-cell>
          <table:table-cell office:value-type="string" calcext:value-type="string">
            <text:p>1284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rlická 8/2012</text:p>
          </table:table-cell>
          <table:table-cell office:value-type="float" office:value="104" calcext:value-type="float">
            <text:p>10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17.7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1-12-21" calcext:value-type="date">
            <text:p>21.12.2011</text:p>
          </table:table-cell>
          <table:table-cell office:value-type="string" calcext:value-type="string">
            <text:p>neurčito</text:p>
          </table:table-cell>
          <table:table-cell/>
          <table:table-cell table:number-columns-repeated="2" office:value-type="string" calcext:value-type="string">
            <text:p>neplatí</text:p>
          </table:table-cell>
          <table:table-cell office:value-type="string" calcext:value-type="string">
            <text:p>garáž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rlická 8/2012</text:p>
          </table:table-cell>
          <table:table-cell office:value-type="float" office:value="101" calcext:value-type="float">
            <text:p>101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17.7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1-12-21" calcext:value-type="date">
            <text:p>21.12.2011</text:p>
          </table:table-cell>
          <table:table-cell office:value-type="string" calcext:value-type="string">
            <text:p>neurčito</text:p>
          </table:table-cell>
          <table:table-cell/>
          <table:table-cell table:number-columns-repeated="2" office:value-type="string" calcext:value-type="string">
            <text:p>neplatí</text:p>
          </table:table-cell>
          <table:table-cell office:value-type="string" calcext:value-type="string">
            <text:p>garáž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rlická 8/2012</text:p>
          </table:table-cell>
          <table:table-cell office:value-type="float" office:value="103" calcext:value-type="float">
            <text:p>103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17.0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1-12-21" calcext:value-type="date">
            <text:p>21.12.2011</text:p>
          </table:table-cell>
          <table:table-cell office:value-type="string" calcext:value-type="string">
            <text:p>neurčito</text:p>
          </table:table-cell>
          <table:table-cell/>
          <table:table-cell table:number-columns-repeated="2" office:value-type="string" calcext:value-type="string">
            <text:p>neplatí</text:p>
          </table:table-cell>
          <table:table-cell office:value-type="string" calcext:value-type="string">
            <text:p>garáž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rlická 8/2012</text:p>
          </table:table-cell>
          <table:table-cell office:value-type="float" office:value="105" calcext:value-type="float">
            <text:p>10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90.21</text:p>
          </table:table-cell>
          <table:table-cell office:value-type="string" calcext:value-type="string">
            <text:p>Volná n.j.</text:p>
          </table:table-cell>
          <table:table-cell table:style-name="ce3" office:value-type="date" office:date-value="2013-03-16" calcext:value-type="date">
            <text:p>16.3.2013</text:p>
          </table:table-cell>
          <table:table-cell table:number-columns-repeated="2"/>
          <table:table-cell office:value-type="string" calcext:value-type="string">
            <text:p>měsíční</text:p>
          </table:table-cell>
          <table:table-cell/>
          <table:table-cell office:value-type="string" calcext:value-type="string">
            <text:p>společen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rlická 8/2012</text:p>
          </table:table-cell>
          <table:table-cell office:value-type="float" office:value="102" calcext:value-type="float">
            <text:p>10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17.0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1-12-21" calcext:value-type="date">
            <text:p>21.12.2011</text:p>
          </table:table-cell>
          <table:table-cell office:value-type="string" calcext:value-type="string">
            <text:p>neurčito</text:p>
          </table:table-cell>
          <table:table-cell/>
          <table:table-cell table:number-columns-repeated="2" office:value-type="string" calcext:value-type="string">
            <text:p>neplatí</text:p>
          </table:table-cell>
          <table:table-cell office:value-type="string" calcext:value-type="string">
            <text:p>garáž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stromečská 3/44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0.85</text:p>
          </table:table-cell>
          <table:table-cell office:value-type="string" calcext:value-type="string">
            <text:p>LOGAR s.r.o.</text:p>
          </table:table-cell>
          <table:table-cell table:style-name="ce3" office:value-type="date" office:date-value="2015-05-01" calcext:value-type="date">
            <text:p>1.5.2015</text:p>
          </table:table-cell>
          <table:table-cell table:style-name="ce3" office:value-type="date" office:date-value="2020-04-30" calcext:value-type="date">
            <text:p>30.4.2020</text:p>
          </table:table-cell>
          <table:table-cell office:value-type="string" calcext:value-type="string">
            <text:p>11313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stromečská 3/448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.0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1999-01-01" calcext:value-type="date">
            <text:p>1.1.1999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125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obchod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stromečská 7/436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.80</text:p>
          </table:table-cell>
          <table:table-cell office:value-type="string" calcext:value-type="string">
            <text:p>ABC - PALETA občanské sdr.</text:p>
          </table:table-cell>
          <table:table-cell table:style-name="ce3" office:value-type="date" office:date-value="2009-09-01" calcext:value-type="date">
            <text:p>1.9.2009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3007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stromečská 7/436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9.05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6-11-01" calcext:value-type="date">
            <text:p>1.11.2006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8688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ate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stromečská 7/436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8.3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1991-03-01" calcext:value-type="date">
            <text:p>1.3.1991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5065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ate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stromečská 7/436</text:p>
          </table:table-cell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3.8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1992-08-01" calcext:value-type="date">
            <text:p>1.8.1992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2975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skladov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stromečská 9/437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6.06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6-10-01" calcext:value-type="date">
            <text:p>1.10.2006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7124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ate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stromečská 9/437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21.88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2-05-01" calcext:value-type="date">
            <text:p>1.5.2012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1172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ate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stromečská 9/43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4.47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1-12-01" calcext:value-type="date">
            <text:p>1.12.2011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0507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runova 3/961B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9.00</text:p>
          </table:table-cell>
          <table:table-cell office:value-type="string" calcext:value-type="string">
            <text:p>KG MASTERS s.r.o.</text:p>
          </table:table-cell>
          <table:table-cell table:style-name="ce3" office:value-type="date" office:date-value="2016-03-15" calcext:value-type="date">
            <text:p>15.3.2016</text:p>
          </table:table-cell>
          <table:table-cell table:style-name="ce3" office:value-type="date" office:date-value="2021-03-14" calcext:value-type="date">
            <text:p>14.3.2021</text:p>
          </table:table-cell>
          <table:table-cell office:value-type="string" calcext:value-type="string">
            <text:p>12075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dílen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runova 5/919B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2.42</text:p>
          </table:table-cell>
          <table:table-cell office:value-type="string" calcext:value-type="string">
            <text:p>Městská část Praha 3</text:p>
          </table:table-cell>
          <table:table-cell table:style-name="ce3" office:value-type="date" office:date-value="2007-01-01" calcext:value-type="date">
            <text:p>1.1.2007</text:p>
          </table:table-cell>
          <table:table-cell office:value-type="string" calcext:value-type="string">
            <text:p>neurčito</text:p>
          </table:table-cell>
          <table:table-cell/>
          <table:table-cell office:value-type="string" calcext:value-type="string">
            <text:p>měsíční</text:p>
          </table:table-cell>
          <table:table-cell office:value-type="string" calcext:value-type="string">
            <text:p>neplatí</text:p>
          </table:table-cell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ísecká 14/486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6.00</text:p>
          </table:table-cell>
          <table:table-cell office:value-type="string" calcext:value-type="string">
            <text:p>MULACO, spol. s r.o.</text:p>
          </table:table-cell>
          <table:table-cell table:style-name="ce3" office:value-type="date" office:date-value="2011-07-01" calcext:value-type="date">
            <text:p>1.7.2011</text:p>
          </table:table-cell>
          <table:table-cell table:style-name="ce3" office:value-type="date" office:date-value="2016-06-30" calcext:value-type="date">
            <text:p>30.6.2016</text:p>
          </table:table-cell>
          <table:table-cell office:value-type="string" calcext:value-type="string">
            <text:p>11200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ísecká 16/2023A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4.3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8-03-01" calcext:value-type="date">
            <text:p>1.3.2008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4933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obchod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ísecká 20/2341</text:p>
          </table:table-cell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43.00</text:p>
          </table:table-cell>
          <table:table-cell office:value-type="string" calcext:value-type="string">
            <text:p>ERPET Group a.s.</text:p>
          </table:table-cell>
          <table:table-cell table:style-name="ce3" office:value-type="date" office:date-value="2002-04-01" calcext:value-type="date">
            <text:p>1.4.2002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8600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ísecká 20/2341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6-12-01" calcext:value-type="date">
            <text:p>1.12.2006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2675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garáž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ísecká 20/2341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5.0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9-11-06" calcext:value-type="date">
            <text:p>6.11.2009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7833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obchod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ísecká 20/2341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.0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9-11-06" calcext:value-type="date">
            <text:p>6.11.2009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3666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obchod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ísecká 20/2341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style-name="ce1" office:value-type="date" office:date-value="2016-03-27" calcext:value-type="date">
            <text:p>27.III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3-10-01" calcext:value-type="date">
            <text:p>1.10.2013</text:p>
          </table:table-cell>
          <table:table-cell table:style-name="ce3" office:value-type="date" office:date-value="2018-09-30" calcext:value-type="date">
            <text:p>30.9.2018</text:p>
          </table:table-cell>
          <table:table-cell office:value-type="string" calcext:value-type="string">
            <text:p>11263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obchod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ísecká 20/2341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6-03-01" calcext:value-type="date">
            <text:p>1.3.2016</text:p>
          </table:table-cell>
          <table:table-cell office:value-type="string" calcext:value-type="string">
            <text:p>neurčito</text:p>
          </table:table-cell>
          <table:table-cell/>
          <table:table-cell office:value-type="string" calcext:value-type="string">
            <text:p>měsíční</text:p>
          </table:table-cell>
          <table:table-cell office:value-type="string" calcext:value-type="string">
            <text:p>neplatí</text:p>
          </table:table-cell>
          <table:table-cell office:value-type="string" calcext:value-type="string">
            <text:p>nebytový prost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ísecká 20/2341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.58</text:p>
          </table:table-cell>
          <table:table-cell office:value-type="string" calcext:value-type="string">
            <text:p>PARADOX STEAM s.r.o.</text:p>
          </table:table-cell>
          <table:table-cell table:style-name="ce3" office:value-type="date" office:date-value="2014-02-01" calcext:value-type="date">
            <text:p>1.2.2014</text:p>
          </table:table-cell>
          <table:table-cell table:style-name="ce3" office:value-type="date" office:date-value="2019-01-31" calcext:value-type="date">
            <text:p>31.1.2019</text:p>
          </table:table-cell>
          <table:table-cell office:value-type="string" calcext:value-type="string">
            <text:p>4058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obchod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d lipami 7/2665</text:p>
          </table:table-cell>
          <table:table-cell office:value-type="float" office:value="102" calcext:value-type="float">
            <text:p>102</text:p>
          </table:table-cell>
          <table:table-cell office:value-type="float" office:value="-1" calcext:value-type="float">
            <text:p>-1</text:p>
          </table:table-cell>
          <table:table-cell table:style-name="ce2" office:value-type="date" office:date-value="1990-07-01" calcext:value-type="date">
            <text:p>VII.90</text:p>
          </table:table-cell>
          <table:table-cell office:value-type="string" calcext:value-type="string">
            <text:p>Telefónica</text:p>
          </table:table-cell>
          <table:table-cell table:style-name="ce3" office:value-type="date" office:date-value="2008-12-02" calcext:value-type="date">
            <text:p>2.12.2008</text:p>
          </table:table-cell>
          <table:table-cell office:value-type="string" calcext:value-type="string">
            <text:p>neurčito</text:p>
          </table:table-cell>
          <table:table-cell/>
          <table:table-cell office:value-type="string" calcext:value-type="string">
            <text:p>měsíční</text:p>
          </table:table-cell>
          <table:table-cell office:value-type="string" calcext:value-type="string">
            <text:p>ekonomicky oprávněné náklady</text:p>
          </table:table-cell>
          <table:table-cell office:value-type="string" calcext:value-type="string">
            <text:p>jin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d lipami 7/2665</text:p>
          </table:table-cell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48.5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2-10-01" calcext:value-type="date">
            <text:p>1.10.2012</text:p>
          </table:table-cell>
          <table:table-cell table:style-name="ce3" office:value-type="date" office:date-value="2017-09-30" calcext:value-type="date">
            <text:p>30.9.2017</text:p>
          </table:table-cell>
          <table:table-cell office:value-type="string" calcext:value-type="string">
            <text:p>2061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skladov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okopovo nám. 8/2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2.80</text:p>
          </table:table-cell>
          <table:table-cell office:value-type="string" calcext:value-type="string">
            <text:p>BARRINGTON FURNITURE, s.r.o.</text:p>
          </table:table-cell>
          <table:table-cell table:style-name="ce3" office:value-type="date" office:date-value="2011-09-01" calcext:value-type="date">
            <text:p>1.9.2011</text:p>
          </table:table-cell>
          <table:table-cell table:style-name="ce3" office:value-type="date" office:date-value="2020-08-31" calcext:value-type="date">
            <text:p>31.8.2020</text:p>
          </table:table-cell>
          <table:table-cell office:value-type="string" calcext:value-type="string">
            <text:p>28936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obchod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řemyslovská 2/848V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5.49</text:p>
          </table:table-cell>
          <table:table-cell office:value-type="string" calcext:value-type="string">
            <text:p>Česká pošta, s.p.</text:p>
          </table:table-cell>
          <table:table-cell table:style-name="ce3" office:value-type="date" office:date-value="2011-08-01" calcext:value-type="date">
            <text:p>1.8.2011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23186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řemyslovská 2/848V</text:p>
          </table:table-cell>
          <table:table-cell office:value-type="float" office:value="103" calcext:value-type="float">
            <text:p>10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15.51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1995-01-01" calcext:value-type="date">
            <text:p>1.1.1995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551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dílen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řemyslovská 2/848V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3.10</text:p>
          </table:table-cell>
          <table:table-cell office:value-type="string" calcext:value-type="string">
            <text:p>Městská část Praha 3</text:p>
          </table:table-cell>
          <table:table-cell table:style-name="ce3" office:value-type="date" office:date-value="2015-02-01" calcext:value-type="date">
            <text:p>1.2.2015</text:p>
          </table:table-cell>
          <table:table-cell office:value-type="string" calcext:value-type="string">
            <text:p>neurčito</text:p>
          </table:table-cell>
          <table:table-cell/>
          <table:table-cell office:value-type="string" calcext:value-type="string">
            <text:p>měsíční</text:p>
          </table:table-cell>
          <table:table-cell office:value-type="string" calcext:value-type="string">
            <text:p>neplatí</text:p>
          </table:table-cell>
          <table:table-cell office:value-type="string" calcext:value-type="string">
            <text:p>skladov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řemyslovská 29/1657</text:p>
          </table:table-cell>
          <table:table-cell office:value-type="float" office:value="104" calcext:value-type="float">
            <text:p>10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8.4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2-01-01" calcext:value-type="date">
            <text:p>1.1.2012</text:p>
          </table:table-cell>
          <table:table-cell table:style-name="ce3" office:value-type="date" office:date-value="2016-12-31" calcext:value-type="date">
            <text:p>31.12.2016</text:p>
          </table:table-cell>
          <table:table-cell office:value-type="string" calcext:value-type="string">
            <text:p>2840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dílen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řemyslovská 29/1657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3.0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1-06-01" calcext:value-type="date">
            <text:p>1.6.2011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8400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obchod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řemyslovská 31/1658</text:p>
          </table:table-cell>
          <table:table-cell office:value-type="float" office:value="102" calcext:value-type="float">
            <text:p>10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31.99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5-10-01" calcext:value-type="date">
            <text:p>1.10.2015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4012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provozov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řemyslovská 33/1659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.70</text:p>
          </table:table-cell>
          <table:table-cell office:value-type="string" calcext:value-type="string">
            <text:p>Volná n.j.</text:p>
          </table:table-cell>
          <table:table-cell table:style-name="ce3" office:value-type="date" office:date-value="2010-05-14" calcext:value-type="date">
            <text:p>14.5.2010</text:p>
          </table:table-cell>
          <table:table-cell table:number-columns-repeated="2"/>
          <table:table-cell office:value-type="string" calcext:value-type="string">
            <text:p>měsíční</text:p>
          </table:table-cell>
          <table:table-cell/>
          <table:table-cell office:value-type="string" calcext:value-type="string">
            <text:p>skladov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řemyslovská 35/1660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5.00</text:p>
          </table:table-cell>
          <table:table-cell office:value-type="string" calcext:value-type="string">
            <text:p>VIMI s.r.o.</text:p>
          </table:table-cell>
          <table:table-cell table:style-name="ce3" office:value-type="date" office:date-value="2007-10-01" calcext:value-type="date">
            <text:p>1.10.2007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66375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restaurač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řemyslovská 40/1925</text:p>
          </table:table-cell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74.50</text:p>
          </table:table-cell>
          <table:table-cell office:value-type="string" calcext:value-type="string">
            <text:p>Volná n.j.</text:p>
          </table:table-cell>
          <table:table-cell table:style-name="ce3" office:value-type="date" office:date-value="2013-09-01" calcext:value-type="date">
            <text:p>1.9.2013</text:p>
          </table:table-cell>
          <table:table-cell table:number-columns-repeated="2"/>
          <table:table-cell office:value-type="string" calcext:value-type="string">
            <text:p>měsíční</text:p>
          </table:table-cell>
          <table:table-cell/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řemyslovská 40/1925</text:p>
          </table:table-cell>
          <table:table-cell office:value-type="float" office:value="102" calcext:value-type="float">
            <text:p>10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38.8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5-06-15" calcext:value-type="date">
            <text:p>15.6.2015</text:p>
          </table:table-cell>
          <table:table-cell table:style-name="ce3" office:value-type="date" office:date-value="2020-06-15" calcext:value-type="date">
            <text:p>15.6.2020</text:p>
          </table:table-cell>
          <table:table-cell office:value-type="string" calcext:value-type="string">
            <text:p>2464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dhošťská 1/2278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Koupelny Vinohradská, s.r.o.,</text:p>
          </table:table-cell>
          <table:table-cell table:style-name="ce3" office:value-type="date" office:date-value="2012-11-15" calcext:value-type="date">
            <text:p>15.11.2012</text:p>
          </table:table-cell>
          <table:table-cell office:value-type="string" calcext:value-type="string">
            <text:p>neurčito</text:p>
          </table:table-cell>
          <table:table-cell/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jin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dhošťská 1/2278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Koupelny Vinohradská, s.r.o.,</text:p>
          </table:table-cell>
          <table:table-cell table:style-name="ce3" office:value-type="date" office:date-value="2014-06-12" calcext:value-type="date">
            <text:p>12.6.2014</text:p>
          </table:table-cell>
          <table:table-cell office:value-type="string" calcext:value-type="string">
            <text:p>neurčito</text:p>
          </table:table-cell>
          <table:table-cell/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nebytový prost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dhošťská 1/2278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Koupelny Vinohradská, s.r.o.,</text:p>
          </table:table-cell>
          <table:table-cell table:style-name="ce3" office:value-type="date" office:date-value="2012-11-15" calcext:value-type="date">
            <text:p>15.11.2012</text:p>
          </table:table-cell>
          <table:table-cell office:value-type="string" calcext:value-type="string">
            <text:p>neurčito</text:p>
          </table:table-cell>
          <table:table-cell/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jin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dhošťská 1/2278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5.60</text:p>
          </table:table-cell>
          <table:table-cell office:value-type="string" calcext:value-type="string">
            <text:p>Koupelny Vinohradská, s.r.o.,</text:p>
          </table:table-cell>
          <table:table-cell table:style-name="ce3" office:value-type="date" office:date-value="2005-04-01" calcext:value-type="date">
            <text:p>1.4.2005</text:p>
          </table:table-cell>
          <table:table-cell table:style-name="ce3" office:value-type="date" office:date-value="2018-01-31" calcext:value-type="date">
            <text:p>31.1.2018</text:p>
          </table:table-cell>
          <table:table-cell office:value-type="string" calcext:value-type="string">
            <text:p>89349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obchod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dhošťská 14/1829</text:p>
          </table:table-cell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9.9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4-07-01" calcext:value-type="date">
            <text:p>1.7.2014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777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obchod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dhošťská 14/1829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.0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4-07-01" calcext:value-type="date">
            <text:p>1.7.2014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417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obchod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dhošťská 5/2004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.2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3-04-01" calcext:value-type="date">
            <text:p>1.4.2013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7236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obchod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dhošťská 5/2004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.45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5-11-02" calcext:value-type="date">
            <text:p>2.11.2005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3408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obchod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dhošťská 5/2004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.30</text:p>
          </table:table-cell>
          <table:table-cell office:value-type="string" calcext:value-type="string">
            <text:p>Volná n.j.</text:p>
          </table:table-cell>
          <table:table-cell table:style-name="ce3" office:value-type="date" office:date-value="2015-05-01" calcext:value-type="date">
            <text:p>1.5.2015</text:p>
          </table:table-cell>
          <table:table-cell table:number-columns-repeated="2"/>
          <table:table-cell office:value-type="string" calcext:value-type="string">
            <text:p>měsíční</text:p>
          </table:table-cell>
          <table:table-cell/>
          <table:table-cell office:value-type="string" calcext:value-type="string">
            <text:p>škol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dhošťská 5/2004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81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3-02-01" calcext:value-type="date">
            <text:p>1.2.2003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4907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obchod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dhošťská 5/2004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.59</text:p>
          </table:table-cell>
          <table:table-cell office:value-type="string" calcext:value-type="string">
            <text:p>TJ KARATE Praha</text:p>
          </table:table-cell>
          <table:table-cell table:style-name="ce3" office:value-type="date" office:date-value="2000-01-01" calcext:value-type="date">
            <text:p>1.1.2000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3388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dhošťská 5/2004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.0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3-06-01" calcext:value-type="date">
            <text:p>1.6.2003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0822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dhošťská 5/2004</text:p>
          </table:table-cell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3.5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3-04-01" calcext:value-type="date">
            <text:p>1.4.2013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566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skladov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dhošťská 9/2017</text:p>
          </table:table-cell>
          <table:table-cell office:value-type="float" office:value="101" calcext:value-type="float">
            <text:p>101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25.7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2-01-04" calcext:value-type="date">
            <text:p>4.1.2012</text:p>
          </table:table-cell>
          <table:table-cell office:value-type="string" calcext:value-type="string">
            <text:p>neurčito</text:p>
          </table:table-cell>
          <table:table-cell/>
          <table:table-cell table:number-columns-repeated="2" office:value-type="string" calcext:value-type="string">
            <text:p>neplatí</text:p>
          </table:table-cell>
          <table:table-cell office:value-type="string" calcext:value-type="string">
            <text:p>garáž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dhošťská 9/2017</text:p>
          </table:table-cell>
          <table:table-cell office:value-type="float" office:value="105" calcext:value-type="float">
            <text:p>10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40.03</text:p>
          </table:table-cell>
          <table:table-cell office:value-type="string" calcext:value-type="string">
            <text:p>SANSARA s.r.o.</text:p>
          </table:table-cell>
          <table:table-cell table:style-name="ce3" office:value-type="date" office:date-value="2011-10-01" calcext:value-type="date">
            <text:p>1.10.2011</text:p>
          </table:table-cell>
          <table:table-cell table:style-name="ce3" office:value-type="date" office:date-value="2016-09-30" calcext:value-type="date">
            <text:p>30.9.2016</text:p>
          </table:table-cell>
          <table:table-cell office:value-type="string" calcext:value-type="string">
            <text:p>6064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skladov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dhošťská 9/2017</text:p>
          </table:table-cell>
          <table:table-cell office:value-type="float" office:value="104" calcext:value-type="float">
            <text:p>10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24.5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2-01-04" calcext:value-type="date">
            <text:p>4.1.2012</text:p>
          </table:table-cell>
          <table:table-cell office:value-type="string" calcext:value-type="string">
            <text:p>neurčito</text:p>
          </table:table-cell>
          <table:table-cell/>
          <table:table-cell table:number-columns-repeated="2" office:value-type="string" calcext:value-type="string">
            <text:p>neplatí</text:p>
          </table:table-cell>
          <table:table-cell office:value-type="string" calcext:value-type="string">
            <text:p>garáž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dhošťská 9/2017</text:p>
          </table:table-cell>
          <table:table-cell office:value-type="float" office:value="103" calcext:value-type="float">
            <text:p>103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16.8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2-01-04" calcext:value-type="date">
            <text:p>4.1.2012</text:p>
          </table:table-cell>
          <table:table-cell office:value-type="string" calcext:value-type="string">
            <text:p>neurčito</text:p>
          </table:table-cell>
          <table:table-cell/>
          <table:table-cell table:number-columns-repeated="2" office:value-type="string" calcext:value-type="string">
            <text:p>neplatí</text:p>
          </table:table-cell>
          <table:table-cell office:value-type="string" calcext:value-type="string">
            <text:p>garáž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dhošťská 9/2017</text:p>
          </table:table-cell>
          <table:table-cell office:value-type="float" office:value="102" calcext:value-type="float">
            <text:p>10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31.5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2-01-04" calcext:value-type="date">
            <text:p>4.1.2012</text:p>
          </table:table-cell>
          <table:table-cell office:value-type="string" calcext:value-type="string">
            <text:p>neurčito</text:p>
          </table:table-cell>
          <table:table-cell/>
          <table:table-cell table:number-columns-repeated="2" office:value-type="string" calcext:value-type="string">
            <text:p>neplatí</text:p>
          </table:table-cell>
          <table:table-cell office:value-type="string" calcext:value-type="string">
            <text:p>garáž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dhošťská 9/2017</text:p>
          </table:table-cell>
          <table:table-cell office:value-type="float" office:value="107" calcext:value-type="float">
            <text:p>10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41.53</text:p>
          </table:table-cell>
          <table:table-cell office:value-type="string" calcext:value-type="string">
            <text:p>Českomoravská myslivecká jednota, z.s.</text:p>
          </table:table-cell>
          <table:table-cell table:style-name="ce3" office:value-type="date" office:date-value="2015-03-01" calcext:value-type="date">
            <text:p>1.3.2015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557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háčova 24-26/268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5.04</text:p>
          </table:table-cell>
          <table:table-cell office:value-type="string" calcext:value-type="string">
            <text:p>Pečovatelská služba Praha 3</text:p>
          </table:table-cell>
          <table:table-cell table:style-name="ce3" office:value-type="date" office:date-value="2002-01-01" calcext:value-type="date">
            <text:p>1.1.2002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38256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háčova 24-26/268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5.20</text:p>
          </table:table-cell>
          <table:table-cell office:value-type="string" calcext:value-type="string">
            <text:p>Pečovatelská služba Praha 3</text:p>
          </table:table-cell>
          <table:table-cell table:style-name="ce3" office:value-type="date" office:date-value="2013-02-01" calcext:value-type="date">
            <text:p>1.2.2013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1260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háčova 24-26/268</text:p>
          </table:table-cell>
          <table:table-cell office:value-type="float" office:value="157" calcext:value-type="float">
            <text:p>15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50.60</text:p>
          </table:table-cell>
          <table:table-cell office:value-type="string" calcext:value-type="string">
            <text:p>Volná n.j.</text:p>
          </table:table-cell>
          <table:table-cell table:style-name="ce3" office:value-type="date" office:date-value="2013-02-01" calcext:value-type="date">
            <text:p>1.2.2013</text:p>
          </table:table-cell>
          <table:table-cell table:number-columns-repeated="2"/>
          <table:table-cell office:value-type="string" calcext:value-type="string">
            <text:p>měsíční</text:p>
          </table:table-cell>
          <table:table-cell/>
          <table:table-cell office:value-type="string" calcext:value-type="string">
            <text:p>skladov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háčova 24-26/268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2.3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7-10-01" calcext:value-type="date">
            <text:p>1.10.2007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21690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háčova 24-26/268</text:p>
          </table:table-cell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5.40</text:p>
          </table:table-cell>
          <table:table-cell office:value-type="string" calcext:value-type="string">
            <text:p>Pečovatelská služba Praha 3</text:p>
          </table:table-cell>
          <table:table-cell table:style-name="ce3" office:value-type="date" office:date-value="2002-01-01" calcext:value-type="date">
            <text:p>1.1.2002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45810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háčova 24-26/268</text:p>
          </table:table-cell>
          <table:table-cell office:value-type="float" office:value="155" calcext:value-type="float">
            <text:p>15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173.10</text:p>
          </table:table-cell>
          <table:table-cell office:value-type="string" calcext:value-type="string">
            <text:p>Pečovatelská služba Praha 3</text:p>
          </table:table-cell>
          <table:table-cell table:style-name="ce3" office:value-type="date" office:date-value="2013-02-01" calcext:value-type="date">
            <text:p>1.2.2013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8655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skladov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háčova 24-26/268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16.58</text:p>
          </table:table-cell>
          <table:table-cell office:value-type="string" calcext:value-type="string">
            <text:p>CH CATERING s.r.o.</text:p>
          </table:table-cell>
          <table:table-cell table:style-name="ce3" office:value-type="date" office:date-value="2010-10-15" calcext:value-type="date">
            <text:p>15.10.2010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0276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restaurač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háčova 24-26/268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9.90</text:p>
          </table:table-cell>
          <table:table-cell office:value-type="string" calcext:value-type="string">
            <text:p>Pečovatelská služba Praha 3</text:p>
          </table:table-cell>
          <table:table-cell table:style-name="ce3" office:value-type="date" office:date-value="2002-01-01" calcext:value-type="date">
            <text:p>1.1.2002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0485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ubytovac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háčova 24-26/268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0.57</text:p>
          </table:table-cell>
          <table:table-cell office:value-type="string" calcext:value-type="string">
            <text:p>Pečovatelská služba Praha 3</text:p>
          </table:table-cell>
          <table:table-cell table:style-name="ce3" office:value-type="date" office:date-value="2002-01-01" calcext:value-type="date">
            <text:p>1.1.2002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2085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sociální zaříze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háčova 30/294</text:p>
          </table:table-cell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46.93</text:p>
          </table:table-cell>
          <table:table-cell office:value-type="string" calcext:value-type="string">
            <text:p>Volná n.j.</text:p>
          </table:table-cell>
          <table:table-cell table:style-name="ce3" office:value-type="date" office:date-value="2015-11-14" calcext:value-type="date">
            <text:p>14.11.2015</text:p>
          </table:table-cell>
          <table:table-cell table:number-columns-repeated="2"/>
          <table:table-cell office:value-type="string" calcext:value-type="string">
            <text:p>měsíční</text:p>
          </table:table-cell>
          <table:table-cell/>
          <table:table-cell office:value-type="string" calcext:value-type="string">
            <text:p>skladov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háčova 30/294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13.39</text:p>
          </table:table-cell>
          <table:table-cell office:value-type="string" calcext:value-type="string">
            <text:p>Nadace Český fond umění</text:p>
          </table:table-cell>
          <table:table-cell table:style-name="ce3" office:value-type="date" office:date-value="1988-03-28" calcext:value-type="date">
            <text:p>28.3.1988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2707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ate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háčova 3/172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9.4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5-03-15" calcext:value-type="date">
            <text:p>15.3.2015</text:p>
          </table:table-cell>
          <table:table-cell table:style-name="ce3" office:value-type="date" office:date-value="2020-03-14" calcext:value-type="date">
            <text:p>14.3.2020</text:p>
          </table:table-cell>
          <table:table-cell office:value-type="string" calcext:value-type="string">
            <text:p>13960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háčova 3/172B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3.26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4-11-01" calcext:value-type="date">
            <text:p>1.11.2004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5081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háčova 34/29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8.09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4-06-15" calcext:value-type="date">
            <text:p>15.6.2014</text:p>
          </table:table-cell>
          <table:table-cell table:style-name="ce3" office:value-type="date" office:date-value="2019-06-14" calcext:value-type="date">
            <text:p>14.6.2019</text:p>
          </table:table-cell>
          <table:table-cell office:value-type="string" calcext:value-type="string">
            <text:p>1520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ate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háčova 34/297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8.25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6-12-01" calcext:value-type="date">
            <text:p>1.12.2006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5061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ate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háčova 34/29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.57</text:p>
          </table:table-cell>
          <table:table-cell office:value-type="string" calcext:value-type="string">
            <text:p>Volná n.j.</text:p>
          </table:table-cell>
          <table:table-cell table:style-name="ce3" office:value-type="date" office:date-value="2013-06-13" calcext:value-type="date">
            <text:p>13.6.2013</text:p>
          </table:table-cell>
          <table:table-cell table:number-columns-repeated="2"/>
          <table:table-cell office:value-type="string" calcext:value-type="string">
            <text:p>měsíční</text:p>
          </table:table-cell>
          <table:table-cell/>
          <table:table-cell office:value-type="string" calcext:value-type="string">
            <text:p>obchod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háčova 34/297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2.72</text:p>
          </table:table-cell>
          <table:table-cell office:value-type="string" calcext:value-type="string">
            <text:p>PRÁDELNA MM s.r.o.</text:p>
          </table:table-cell>
          <table:table-cell table:style-name="ce3" office:value-type="date" office:date-value="2016-04-01" calcext:value-type="date">
            <text:p>1.4.2016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9677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provozov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háčova 36/265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8.25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2-11-01" calcext:value-type="date">
            <text:p>1.11.2012</text:p>
          </table:table-cell>
          <table:table-cell table:style-name="ce3" office:value-type="date" office:date-value="2017-10-31" calcext:value-type="date">
            <text:p>31.10.2017</text:p>
          </table:table-cell>
          <table:table-cell office:value-type="string" calcext:value-type="string">
            <text:p>5972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ate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háčova 36/265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11.21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3-02-01" calcext:value-type="date">
            <text:p>1.2.2013</text:p>
          </table:table-cell>
          <table:table-cell table:style-name="ce3" office:value-type="date" office:date-value="2018-01-31" calcext:value-type="date">
            <text:p>31.1.2018</text:p>
          </table:table-cell>
          <table:table-cell office:value-type="string" calcext:value-type="string">
            <text:p>9276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ate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háčova 38/266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11.49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1988-04-01" calcext:value-type="date">
            <text:p>1.4.1988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8269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ate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háčova 38/26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7.27</text:p>
          </table:table-cell>
          <table:table-cell office:value-type="string" calcext:value-type="string">
            <text:p>Volná n.j.</text:p>
          </table:table-cell>
          <table:table-cell table:style-name="ce3" office:value-type="date" office:date-value="2015-01-01" calcext:value-type="date">
            <text:p>1.1.2015</text:p>
          </table:table-cell>
          <table:table-cell table:number-columns-repeated="2"/>
          <table:table-cell office:value-type="string" calcext:value-type="string">
            <text:p>měsíční</text:p>
          </table:table-cell>
          <table:table-cell/>
          <table:table-cell office:value-type="string" calcext:value-type="string">
            <text:p>obchod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háčova 38/266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8.25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7-01-01" calcext:value-type="date">
            <text:p>1.1.2007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5061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ate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háčova 40/273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0.01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9-03-01" calcext:value-type="date">
            <text:p>1.3.2009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2967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ate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háčova 40/273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8.25</text:p>
          </table:table-cell>
          <table:table-cell office:value-type="string" calcext:value-type="string">
            <text:p>Volná n.j.</text:p>
          </table:table-cell>
          <table:table-cell table:style-name="ce3" office:value-type="date" office:date-value="2014-07-01" calcext:value-type="date">
            <text:p>1.7.2014</text:p>
          </table:table-cell>
          <table:table-cell table:number-columns-repeated="2"/>
          <table:table-cell office:value-type="string" calcext:value-type="string">
            <text:p>měsíční</text:p>
          </table:table-cell>
          <table:table-cell/>
          <table:table-cell office:value-type="string" calcext:value-type="string">
            <text:p>ate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háčova 42/30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11.49</text:p>
          </table:table-cell>
          <table:table-cell office:value-type="string" calcext:value-type="string">
            <text:p>Volná n.j.</text:p>
          </table:table-cell>
          <table:table-cell table:style-name="ce3" office:value-type="date" office:date-value="2014-07-01" calcext:value-type="date">
            <text:p>1.7.2014</text:p>
          </table:table-cell>
          <table:table-cell table:number-columns-repeated="2"/>
          <table:table-cell office:value-type="string" calcext:value-type="string">
            <text:p>měsíční</text:p>
          </table:table-cell>
          <table:table-cell/>
          <table:table-cell office:value-type="string" calcext:value-type="string">
            <text:p>ate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háčova 42/30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4.15</text:p>
          </table:table-cell>
          <table:table-cell office:value-type="string" calcext:value-type="string">
            <text:p>Národní pedagogické muzeum J.A.Komenské</text:p>
          </table:table-cell>
          <table:table-cell table:style-name="ce3" office:value-type="date" office:date-value="2008-10-01" calcext:value-type="date">
            <text:p>1.10.2008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6839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provozov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háčova 44/299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5.60</text:p>
          </table:table-cell>
          <table:table-cell office:value-type="string" calcext:value-type="string">
            <text:p>INKLEMO servis, s.r.o.</text:p>
          </table:table-cell>
          <table:table-cell table:style-name="ce3" office:value-type="date" office:date-value="2003-03-01" calcext:value-type="date">
            <text:p>1.3.2003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32416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provozov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háčova 44/299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8.25</text:p>
          </table:table-cell>
          <table:table-cell office:value-type="string" calcext:value-type="string">
            <text:p>Volná n.j.</text:p>
          </table:table-cell>
          <table:table-cell table:style-name="ce3" office:value-type="date" office:date-value="2015-06-01" calcext:value-type="date">
            <text:p>1.6.2015</text:p>
          </table:table-cell>
          <table:table-cell table:number-columns-repeated="2"/>
          <table:table-cell office:value-type="string" calcext:value-type="string">
            <text:p>měsíční</text:p>
          </table:table-cell>
          <table:table-cell/>
          <table:table-cell office:value-type="string" calcext:value-type="string">
            <text:p>ate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háčova 44/299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8.90</text:p>
          </table:table-cell>
          <table:table-cell office:value-type="string" calcext:value-type="string">
            <text:p>Obec architektů o.s.</text:p>
          </table:table-cell>
          <table:table-cell table:style-name="ce3" office:value-type="date" office:date-value="1992-04-01" calcext:value-type="date">
            <text:p>1.4.1992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8303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ate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háčova 46/41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70.72</text:p>
          </table:table-cell>
          <table:table-cell office:value-type="string" calcext:value-type="string">
            <text:p>Volná n.j.</text:p>
          </table:table-cell>
          <table:table-cell table:style-name="ce3" office:value-type="date" office:date-value="2015-03-01" calcext:value-type="date">
            <text:p>1.3.2015</text:p>
          </table:table-cell>
          <table:table-cell table:number-columns-repeated="2"/>
          <table:table-cell office:value-type="string" calcext:value-type="string">
            <text:p>měsíční</text:p>
          </table:table-cell>
          <table:table-cell/>
          <table:table-cell office:value-type="string" calcext:value-type="string">
            <text:p>ate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háčova 46/41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4.94</text:p>
          </table:table-cell>
          <table:table-cell office:value-type="string" calcext:value-type="string">
            <text:p>Volná n.j.</text:p>
          </table:table-cell>
          <table:table-cell table:style-name="ce3" office:value-type="date" office:date-value="2014-08-01" calcext:value-type="date">
            <text:p>1.8.2014</text:p>
          </table:table-cell>
          <table:table-cell table:number-columns-repeated="2"/>
          <table:table-cell office:value-type="string" calcext:value-type="string">
            <text:p>měsíční</text:p>
          </table:table-cell>
          <table:table-cell/>
          <table:table-cell office:value-type="string" calcext:value-type="string">
            <text:p>provozov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háčova 46/41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3.64</text:p>
          </table:table-cell>
          <table:table-cell office:value-type="string" calcext:value-type="string">
            <text:p>Volná n.j.</text:p>
          </table:table-cell>
          <table:table-cell table:style-name="ce3" office:value-type="date" office:date-value="2013-06-01" calcext:value-type="date">
            <text:p>1.6.2013</text:p>
          </table:table-cell>
          <table:table-cell table:number-columns-repeated="2"/>
          <table:table-cell office:value-type="string" calcext:value-type="string">
            <text:p>měsíční</text:p>
          </table:table-cell>
          <table:table-cell/>
          <table:table-cell office:value-type="string" calcext:value-type="string">
            <text:p>obchod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háčova 46/410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108.38</text:p>
          </table:table-cell>
          <table:table-cell office:value-type="string" calcext:value-type="string">
            <text:p>Městská část Praha 3</text:p>
          </table:table-cell>
          <table:table-cell table:style-name="ce3" office:value-type="date" office:date-value="1997-12-02" calcext:value-type="date">
            <text:p>2.12.1997</text:p>
          </table:table-cell>
          <table:table-cell office:value-type="string" calcext:value-type="string">
            <text:p>neurčito</text:p>
          </table:table-cell>
          <table:table-cell/>
          <table:table-cell office:value-type="string" calcext:value-type="string">
            <text:p>čtvrtletní</text:p>
          </table:table-cell>
          <table:table-cell office:value-type="string" calcext:value-type="string">
            <text:p>neplatí</text:p>
          </table:table-cell>
          <table:table-cell office:value-type="string" calcext:value-type="string">
            <text:p>skladov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háčova 46/41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8.78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3-05-01" calcext:value-type="date">
            <text:p>1.5.2013</text:p>
          </table:table-cell>
          <table:table-cell table:style-name="ce3" office:value-type="date" office:date-value="2018-06-30" calcext:value-type="date">
            <text:p>30.6.2018</text:p>
          </table:table-cell>
          <table:table-cell office:value-type="string" calcext:value-type="string">
            <text:p>4078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ate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háčova 48/24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3.63</text:p>
          </table:table-cell>
          <table:table-cell office:value-type="string" calcext:value-type="string">
            <text:p>A MANO s.r.o.</text:p>
          </table:table-cell>
          <table:table-cell table:style-name="ce3" office:value-type="date" office:date-value="2012-06-01" calcext:value-type="date">
            <text:p>1.6.2012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3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obchod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háčova 48/244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11.96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7-01-01" calcext:value-type="date">
            <text:p>1.1.2007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8303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ate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háčova 48/244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73.71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1988-04-01" calcext:value-type="date">
            <text:p>1.4.1988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5466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ate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kycanova 18/2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7.95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4-04-01" calcext:value-type="date">
            <text:p>1.4.2014</text:p>
          </table:table-cell>
          <table:table-cell table:style-name="ce3" office:value-type="date" office:date-value="2016-04-30" calcext:value-type="date">
            <text:p>30.4.2016</text:p>
          </table:table-cell>
          <table:table-cell office:value-type="string" calcext:value-type="string">
            <text:p>6658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kycanova 18/279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87.3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8-07-01" calcext:value-type="date">
            <text:p>1.7.2008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6474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ate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kycanova 18/279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80</text:p>
          </table:table-cell>
          <table:table-cell office:value-type="string" calcext:value-type="string">
            <text:p>AVALON s.r.o.</text:p>
          </table:table-cell>
          <table:table-cell table:style-name="ce3" office:value-type="date" office:date-value="2015-09-01" calcext:value-type="date">
            <text:p>1.9.2015</text:p>
          </table:table-cell>
          <table:table-cell table:style-name="ce3" office:value-type="date" office:date-value="2016-04-30" calcext:value-type="date">
            <text:p>30.4.2016</text:p>
          </table:table-cell>
          <table:table-cell office:value-type="string" calcext:value-type="string">
            <text:p>8035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kycanova 18/279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1.11</text:p>
          </table:table-cell>
          <table:table-cell office:value-type="string" calcext:value-type="string">
            <text:p>Volná n.j.</text:p>
          </table:table-cell>
          <table:table-cell table:style-name="ce3" office:value-type="date" office:date-value="2012-04-01" calcext:value-type="date">
            <text:p>1.4.2012</text:p>
          </table:table-cell>
          <table:table-cell table:number-columns-repeated="2"/>
          <table:table-cell office:value-type="string" calcext:value-type="string">
            <text:p>měsíční</text:p>
          </table:table-cell>
          <table:table-cell/>
          <table:table-cell office:value-type="string" calcext:value-type="string">
            <text:p>ate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kycanova 18/279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.20</text:p>
          </table:table-cell>
          <table:table-cell office:value-type="string" calcext:value-type="string">
            <text:p>Avalon s.r.o</text:p>
          </table:table-cell>
          <table:table-cell table:style-name="ce3" office:value-type="date" office:date-value="2011-03-01" calcext:value-type="date">
            <text:p>1.3.2011</text:p>
          </table:table-cell>
          <table:table-cell table:style-name="ce3" office:value-type="date" office:date-value="2016-02-28" calcext:value-type="date">
            <text:p>28.2.2016</text:p>
          </table:table-cell>
          <table:table-cell office:value-type="string" calcext:value-type="string">
            <text:p>2645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kycanova 18/279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.28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2-06-01" calcext:value-type="date">
            <text:p>1.6.2012</text:p>
          </table:table-cell>
          <table:table-cell table:style-name="ce3" office:value-type="date" office:date-value="2017-05-31" calcext:value-type="date">
            <text:p>31.5.2017</text:p>
          </table:table-cell>
          <table:table-cell office:value-type="string" calcext:value-type="string">
            <text:p>1539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skladov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kycanova 18/279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2.86</text:p>
          </table:table-cell>
          <table:table-cell office:value-type="string" calcext:value-type="string">
            <text:p>Avalon s.r.o</text:p>
          </table:table-cell>
          <table:table-cell table:style-name="ce3" office:value-type="date" office:date-value="2011-03-01" calcext:value-type="date">
            <text:p>1.3.2011</text:p>
          </table:table-cell>
          <table:table-cell table:style-name="ce3" office:value-type="date" office:date-value="2016-02-28" calcext:value-type="date">
            <text:p>28.2.2016</text:p>
          </table:table-cell>
          <table:table-cell office:value-type="string" calcext:value-type="string">
            <text:p>7524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kycanova 18/279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.9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1-05-01" calcext:value-type="date">
            <text:p>1.5.2011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764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obchod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kycanova 18/279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1.11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1991-08-01" calcext:value-type="date">
            <text:p>1.8.1991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7498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ate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Řehořova 43/927</text:p>
          </table:table-cell>
          <table:table-cell office:value-type="float" office:value="103" calcext:value-type="float">
            <text:p>103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47PS Galaxie</text:p>
          </table:table-cell>
          <table:table-cell table:style-name="ce3" office:value-type="date" office:date-value="2011-07-01" calcext:value-type="date">
            <text:p>1.7.2011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375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skladov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Řehořova 43/927</text:p>
          </table:table-cell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17.0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1991-01-01" calcext:value-type="date">
            <text:p>1.1.1991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566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provozov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Řehořova 43/927</text:p>
          </table:table-cell>
          <table:table-cell office:value-type="float" office:value="102" calcext:value-type="float">
            <text:p>10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12.0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1997-07-01" calcext:value-type="date">
            <text:p>1.7.1997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skladov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Řipská 26/709V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8.20</text:p>
          </table:table-cell>
          <table:table-cell office:value-type="string" calcext:value-type="string">
            <text:p>Městská policie hl.m. Prahy</text:p>
          </table:table-cell>
          <table:table-cell table:style-name="ce3" office:value-type="date" office:date-value="2008-09-24" calcext:value-type="date">
            <text:p>24.9.2008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4091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provozov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binova 10/277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18.2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4-12-01" calcext:value-type="date">
            <text:p>1.12.2004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365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skladov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binova 10/277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2.64</text:p>
          </table:table-cell>
          <table:table-cell office:value-type="string" calcext:value-type="string">
            <text:p>Volná n.j.</text:p>
          </table:table-cell>
          <table:table-cell table:style-name="ce3" office:value-type="date" office:date-value="2016-01-01" calcext:value-type="date">
            <text:p>1.1.2016</text:p>
          </table:table-cell>
          <table:table-cell table:number-columns-repeated="2"/>
          <table:table-cell office:value-type="string" calcext:value-type="string">
            <text:p>měsíční</text:p>
          </table:table-cell>
          <table:table-cell/>
          <table:table-cell office:value-type="string" calcext:value-type="string">
            <text:p>ate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binova 10/277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4.11</text:p>
          </table:table-cell>
          <table:table-cell office:value-type="string" calcext:value-type="string">
            <text:p>Volná n.j.</text:p>
          </table:table-cell>
          <table:table-cell table:style-name="ce3" office:value-type="date" office:date-value="2012-03-01" calcext:value-type="date">
            <text:p>1.3.2012</text:p>
          </table:table-cell>
          <table:table-cell table:number-columns-repeated="2"/>
          <table:table-cell office:value-type="string" calcext:value-type="string">
            <text:p>neplatí</text:p>
          </table:table-cell>
          <table:table-cell/>
          <table:table-cell office:value-type="string" calcext:value-type="string">
            <text:p>ate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binova 8/278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7.32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7-12-01" calcext:value-type="date">
            <text:p>1.12.2007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7217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ate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binova 8/278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73.74</text:p>
          </table:table-cell>
          <table:table-cell office:value-type="string" calcext:value-type="string">
            <text:p>Volná n.j.</text:p>
          </table:table-cell>
          <table:table-cell table:style-name="ce3" office:value-type="date" office:date-value="2011-07-01" calcext:value-type="date">
            <text:p>1.7.2011</text:p>
          </table:table-cell>
          <table:table-cell table:number-columns-repeated="2"/>
          <table:table-cell office:value-type="string" calcext:value-type="string">
            <text:p>neplatí</text:p>
          </table:table-cell>
          <table:table-cell/>
          <table:table-cell office:value-type="string" calcext:value-type="string">
            <text:p>ate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binova 8/278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69.21</text:p>
          </table:table-cell>
          <table:table-cell office:value-type="string" calcext:value-type="string">
            <text:p>Volná n.j.</text:p>
          </table:table-cell>
          <table:table-cell table:style-name="ce3" office:value-type="date" office:date-value="2012-02-01" calcext:value-type="date">
            <text:p>1.2.2012</text:p>
          </table:table-cell>
          <table:table-cell table:number-columns-repeated="2"/>
          <table:table-cell office:value-type="string" calcext:value-type="string">
            <text:p>měsíční</text:p>
          </table:table-cell>
          <table:table-cell/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eifertova 19/1021</text:p>
          </table:table-cell>
          <table:table-cell office:value-type="float" office:value="102" calcext:value-type="float">
            <text:p>1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8.29</text:p>
          </table:table-cell>
          <table:table-cell office:value-type="string" calcext:value-type="string">
            <text:p>FDA SERVICE s.r.o.</text:p>
          </table:table-cell>
          <table:table-cell table:style-name="ce3" office:value-type="date" office:date-value="2014-03-01" calcext:value-type="date">
            <text:p>1.3.2014</text:p>
          </table:table-cell>
          <table:table-cell table:style-name="ce3" office:value-type="date" office:date-value="2019-02-28" calcext:value-type="date">
            <text:p>28.2.2019</text:p>
          </table:table-cell>
          <table:table-cell office:value-type="string" calcext:value-type="string">
            <text:p>3197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eifertova 19/1021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5.0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1-06-14" calcext:value-type="date">
            <text:p>14.6.2001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59625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obchod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eifertova 69/353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2.95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9-08-01" calcext:value-type="date">
            <text:p>1.8.2009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22533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obchod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lezská 101/173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.0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5-01-01" calcext:value-type="date">
            <text:p>1.1.2005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1025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lezská 103/1738V</text:p>
          </table:table-cell>
          <table:table-cell office:value-type="float" office:value="102" calcext:value-type="float">
            <text:p>1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9.94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1994-09-01" calcext:value-type="date">
            <text:p>1.9.1994</text:p>
          </table:table-cell>
          <table:table-cell table:style-name="ce3" office:value-type="date" office:date-value="2019-10-11" calcext:value-type="date">
            <text:p>11.10.2019</text:p>
          </table:table-cell>
          <table:table-cell office:value-type="string" calcext:value-type="string">
            <text:p>4125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lezská 105/1739V</text:p>
          </table:table-cell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1.24</text:p>
          </table:table-cell>
          <table:table-cell office:value-type="string" calcext:value-type="string">
            <text:p>MiD Trade s.r.o.</text:p>
          </table:table-cell>
          <table:table-cell table:style-name="ce3" office:value-type="date" office:date-value="2015-03-15" calcext:value-type="date">
            <text:p>15.3.2015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4697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lezská 114/2138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4.51</text:p>
          </table:table-cell>
          <table:table-cell office:value-type="string" calcext:value-type="string">
            <text:p>YVEX spol. s r. o.</text:p>
          </table:table-cell>
          <table:table-cell table:style-name="ce3" office:value-type="date" office:date-value="2004-06-02" calcext:value-type="date">
            <text:p>2.6.2004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57804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lezská 114/2138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9.46</text:p>
          </table:table-cell>
          <table:table-cell office:value-type="string" calcext:value-type="string">
            <text:p>První stavební obnova , s.r.o.</text:p>
          </table:table-cell>
          <table:table-cell table:style-name="ce3" office:value-type="date" office:date-value="2006-04-01" calcext:value-type="date">
            <text:p>1.4.2006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76138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lezská 130/2219</text:p>
          </table:table-cell>
          <table:table-cell office:value-type="float" office:value="103" calcext:value-type="float">
            <text:p>10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0-07-01" calcext:value-type="date">
            <text:p>1.7.2000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7875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skladov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lezská 130/2219</text:p>
          </table:table-cell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120.87</text:p>
          </table:table-cell>
          <table:table-cell office:value-type="string" calcext:value-type="string">
            <text:p>ETHERA - MED s.r.o.</text:p>
          </table:table-cell>
          <table:table-cell table:style-name="ce3" office:value-type="date" office:date-value="2014-10-01" calcext:value-type="date">
            <text:p>1.10.2014</text:p>
          </table:table-cell>
          <table:table-cell table:style-name="ce3" office:value-type="date" office:date-value="2019-09-30" calcext:value-type="date">
            <text:p>30.9.2019</text:p>
          </table:table-cell>
          <table:table-cell office:value-type="string" calcext:value-type="string">
            <text:p>10082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lezská 130/2219</text:p>
          </table:table-cell>
          <table:table-cell office:value-type="float" office:value="102" calcext:value-type="float">
            <text:p>10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145.0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5-10-01" calcext:value-type="date">
            <text:p>1.10.2005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8125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obchod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lezská 70/1487</text:p>
          </table:table-cell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15.40</text:p>
          </table:table-cell>
          <table:table-cell office:value-type="string" calcext:value-type="string">
            <text:p>Cestovní společnost S.E.N. s.r.o.</text:p>
          </table:table-cell>
          <table:table-cell table:style-name="ce3" office:value-type="date" office:date-value="2002-04-01" calcext:value-type="date">
            <text:p>1.4.2002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540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skladov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běslavská 27/2251</text:p>
          </table:table-cell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80.0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1-10-01" calcext:value-type="date">
            <text:p>1.10.2001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30000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jin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běslavská 27/2251</text:p>
          </table:table-cell>
          <table:table-cell office:value-type="float" office:value="102" calcext:value-type="float">
            <text:p>10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4.6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2-06-01" calcext:value-type="date">
            <text:p>1.6.2012</text:p>
          </table:table-cell>
          <table:table-cell table:style-name="ce3" office:value-type="date" office:date-value="2017-08-31" calcext:value-type="date">
            <text:p>31.8.2017</text:p>
          </table:table-cell>
          <table:table-cell office:value-type="string" calcext:value-type="string">
            <text:p>2587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skladov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běslavská 35/2257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.7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3-03-01" calcext:value-type="date">
            <text:p>1.3.2013</text:p>
          </table:table-cell>
          <table:table-cell table:style-name="ce3" office:value-type="date" office:date-value="2018-02-28" calcext:value-type="date">
            <text:p>28.2.2018</text:p>
          </table:table-cell>
          <table:table-cell office:value-type="string" calcext:value-type="string">
            <text:p>15050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obchod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běslavská 35/225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.10</text:p>
          </table:table-cell>
          <table:table-cell office:value-type="string" calcext:value-type="string">
            <text:p>BRAMISTA s.r.o.</text:p>
          </table:table-cell>
          <table:table-cell table:style-name="ce3" office:value-type="date" office:date-value="2014-08-01" calcext:value-type="date">
            <text:p>1.8.2014</text:p>
          </table:table-cell>
          <table:table-cell table:style-name="ce3" office:value-type="date" office:date-value="2019-07-31" calcext:value-type="date">
            <text:p>31.7.2019</text:p>
          </table:table-cell>
          <table:table-cell office:value-type="string" calcext:value-type="string">
            <text:p>3175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obchod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doměřská 29/1649</text:p>
          </table:table-cell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3.1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1-12-01" calcext:value-type="date">
            <text:p>1.12.2011</text:p>
          </table:table-cell>
          <table:table-cell table:style-name="ce3" office:value-type="date" office:date-value="2016-11-30" calcext:value-type="date">
            <text:p>30.11.2016</text:p>
          </table:table-cell>
          <table:table-cell office:value-type="string" calcext:value-type="string">
            <text:p>3064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ate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doměřská 31/1650</text:p>
          </table:table-cell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56.34</text:p>
          </table:table-cell>
          <table:table-cell office:value-type="string" calcext:value-type="string">
            <text:p>Sjedn. org. nevidomých a slabozrakých ČR</text:p>
          </table:table-cell>
          <table:table-cell table:style-name="ce3" office:value-type="date" office:date-value="2008-08-01" calcext:value-type="date">
            <text:p>1.8.2008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2347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doměřská 33/1651</text:p>
          </table:table-cell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53.00</text:p>
          </table:table-cell>
          <table:table-cell office:value-type="string" calcext:value-type="string">
            <text:p>MV projekt spol.s r.o.</text:p>
          </table:table-cell>
          <table:table-cell table:style-name="ce3" office:value-type="date" office:date-value="2012-02-01" calcext:value-type="date">
            <text:p>1.2.2012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4858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doměřská 48/650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4-02-01" calcext:value-type="date">
            <text:p>1.2.2004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4725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skladov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doměřská 48/650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.0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0-12-01" calcext:value-type="date">
            <text:p>1.12.2010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3143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doměřská 48/650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.2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9-10-01" calcext:value-type="date">
            <text:p>1.10.2009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4625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obchod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doměřská 52/893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0.00</text:p>
          </table:table-cell>
          <table:table-cell office:value-type="string" calcext:value-type="string">
            <text:p>Mateřská škola</text:p>
          </table:table-cell>
          <table:table-cell table:style-name="ce3" office:value-type="date" office:date-value="1990-05-01" calcext:value-type="date">
            <text:p>1.5.1990</text:p>
          </table:table-cell>
          <table:table-cell office:value-type="string" calcext:value-type="string">
            <text:p>neurčito</text:p>
          </table:table-cell>
          <table:table-cell/>
          <table:table-cell office:value-type="string" calcext:value-type="string">
            <text:p>čtvrtletní</text:p>
          </table:table-cell>
          <table:table-cell office:value-type="string" calcext:value-type="string">
            <text:p>neplatí</text:p>
          </table:table-cell>
          <table:table-cell office:value-type="string" calcext:value-type="string">
            <text:p>nebyt v osobním vlastnictv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doměřská 52/893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7.8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3-12-01" calcext:value-type="date">
            <text:p>1.12.2013</text:p>
          </table:table-cell>
          <table:table-cell table:style-name="ce3" office:value-type="date" office:date-value="2018-11-30" calcext:value-type="date">
            <text:p>30.11.2018</text:p>
          </table:table-cell>
          <table:table-cell office:value-type="string" calcext:value-type="string">
            <text:p>6854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ate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doměřská 52/893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0.2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2-11-01" calcext:value-type="date">
            <text:p>1.11.2012</text:p>
          </table:table-cell>
          <table:table-cell table:style-name="ce3" office:value-type="date" office:date-value="2017-10-31" calcext:value-type="date">
            <text:p>31.10.2017</text:p>
          </table:table-cell>
          <table:table-cell office:value-type="string" calcext:value-type="string">
            <text:p>7990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ate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doměřská 52/893</text:p>
          </table:table-cell>
          <table:table-cell office:value-type="float" office:value="103" calcext:value-type="float">
            <text:p>1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0.5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1-07-01" calcext:value-type="date">
            <text:p>1.7.2001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3519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ate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doměřská 52/893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7.9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5-11-01" calcext:value-type="date">
            <text:p>1.11.2015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5163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ate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doměřská 52/893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9.9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1-04-01" calcext:value-type="date">
            <text:p>1.4.2011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2599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Šrobárova 47/2085</text:p>
          </table:table-cell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98.50</text:p>
          </table:table-cell>
          <table:table-cell office:value-type="string" calcext:value-type="string">
            <text:p>Volná n.j.</text:p>
          </table:table-cell>
          <table:table-cell table:style-name="ce3" office:value-type="date" office:date-value="2010-04-01" calcext:value-type="date">
            <text:p>1.4.2010</text:p>
          </table:table-cell>
          <table:table-cell table:number-columns-repeated="2"/>
          <table:table-cell office:value-type="string" calcext:value-type="string">
            <text:p>měsíční</text:p>
          </table:table-cell>
          <table:table-cell/>
          <table:table-cell office:value-type="string" calcext:value-type="string">
            <text:p>nebytový prost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áboritská 22/15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6.70</text:p>
          </table:table-cell>
          <table:table-cell office:value-type="string" calcext:value-type="string">
            <text:p>Remedium Praha, občanské sdružení</text:p>
          </table:table-cell>
          <table:table-cell table:style-name="ce3" office:value-type="date" office:date-value="2005-03-01" calcext:value-type="date">
            <text:p>1.3.2005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4890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áboritská 22/1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1.88</text:p>
          </table:table-cell>
          <table:table-cell office:value-type="string" calcext:value-type="string">
            <text:p>Česká strana sociálně-demokratická</text:p>
          </table:table-cell>
          <table:table-cell table:style-name="ce3" office:value-type="date" office:date-value="2002-09-01" calcext:value-type="date">
            <text:p>1.9.2002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3141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áboritská 24/16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2.90</text:p>
          </table:table-cell>
          <table:table-cell office:value-type="string" calcext:value-type="string">
            <text:p>Z - Travel, s.r.o.</text:p>
          </table:table-cell>
          <table:table-cell table:style-name="ce3" office:value-type="date" office:date-value="2007-12-01" calcext:value-type="date">
            <text:p>1.12.2007</text:p>
          </table:table-cell>
          <table:table-cell table:style-name="ce3" office:value-type="date" office:date-value="2017-11-30" calcext:value-type="date">
            <text:p>30.11.2017</text:p>
          </table:table-cell>
          <table:table-cell office:value-type="string" calcext:value-type="string">
            <text:p>10146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obchod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áboritská 24/16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5.31</text:p>
          </table:table-cell>
          <table:table-cell office:value-type="string" calcext:value-type="string">
            <text:p>GARRETTO Praha s.r.o.</text:p>
          </table:table-cell>
          <table:table-cell table:style-name="ce3" office:value-type="date" office:date-value="2009-11-01" calcext:value-type="date">
            <text:p>1.11.2009</text:p>
          </table:table-cell>
          <table:table-cell table:style-name="ce3" office:value-type="date" office:date-value="2021-10-31" calcext:value-type="date">
            <text:p>31.10.2021</text:p>
          </table:table-cell>
          <table:table-cell office:value-type="string" calcext:value-type="string">
            <text:p>21296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obchod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áboritská 24/16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6.28</text:p>
          </table:table-cell>
          <table:table-cell office:value-type="string" calcext:value-type="string">
            <text:p>Česká spořitelna, a.s.</text:p>
          </table:table-cell>
          <table:table-cell table:style-name="ce3" office:value-type="date" office:date-value="2008-10-01" calcext:value-type="date">
            <text:p>1.10.2008</text:p>
          </table:table-cell>
          <table:table-cell table:style-name="ce3" office:value-type="date" office:date-value="2018-09-30" calcext:value-type="date">
            <text:p>30.9.2018</text:p>
          </table:table-cell>
          <table:table-cell office:value-type="string" calcext:value-type="string">
            <text:p>10542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obchod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áboritská 24/16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5.5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1999-01-01" calcext:value-type="date">
            <text:p>1.1.1999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8850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provozov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áboritská 24/16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7.29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6-01-01" calcext:value-type="date">
            <text:p>1.1.2006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40649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obchod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áboritská 24/16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.15</text:p>
          </table:table-cell>
          <table:table-cell office:value-type="string" calcext:value-type="string">
            <text:p>Remedium Praha, občanské sdružení</text:p>
          </table:table-cell>
          <table:table-cell table:style-name="ce3" office:value-type="date" office:date-value="2006-11-01" calcext:value-type="date">
            <text:p>1.11.2006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3338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obchod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áboritská 24/16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1.97</text:p>
          </table:table-cell>
          <table:table-cell office:value-type="string" calcext:value-type="string">
            <text:p>BODY FACTORY s.r.o.</text:p>
          </table:table-cell>
          <table:table-cell table:style-name="ce3" office:value-type="date" office:date-value="2009-10-01" calcext:value-type="date">
            <text:p>1.10.2009</text:p>
          </table:table-cell>
          <table:table-cell table:style-name="ce3" office:value-type="date" office:date-value="2024-09-30" calcext:value-type="date">
            <text:p>30.9.2024</text:p>
          </table:table-cell>
          <table:table-cell office:value-type="string" calcext:value-type="string">
            <text:p>42131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provozov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áboritská 24/16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59.13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8-01-01" calcext:value-type="date">
            <text:p>1.1.2008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9357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obchod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áboritská 26/17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.3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2-07-01" calcext:value-type="date">
            <text:p>1.7.2002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743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skladov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áboritská 26/17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7.47</text:p>
          </table:table-cell>
          <table:table-cell office:value-type="string" calcext:value-type="string">
            <text:p>Med-Service Group s.r.o.</text:p>
          </table:table-cell>
          <table:table-cell table:style-name="ce3" office:value-type="date" office:date-value="2012-08-02" calcext:value-type="date">
            <text:p>2.8.2012</text:p>
          </table:table-cell>
          <table:table-cell table:style-name="ce3" office:value-type="date" office:date-value="2018-06-30" calcext:value-type="date">
            <text:p>30.6.2018</text:p>
          </table:table-cell>
          <table:table-cell office:value-type="string" calcext:value-type="string">
            <text:p>15971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obchod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áboritská 26/17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3.00</text:p>
          </table:table-cell>
          <table:table-cell office:value-type="string" calcext:value-type="string">
            <text:p>OLŠE ART s.r.o.</text:p>
          </table:table-cell>
          <table:table-cell table:style-name="ce3" office:value-type="date" office:date-value="2006-08-01" calcext:value-type="date">
            <text:p>1.8.2006</text:p>
          </table:table-cell>
          <table:table-cell table:style-name="ce3" office:value-type="date" office:date-value="2021-07-31" calcext:value-type="date">
            <text:p>31.7.2021</text:p>
          </table:table-cell>
          <table:table-cell office:value-type="string" calcext:value-type="string">
            <text:p>43097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restaurač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áboritská 26/17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.37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0-02-15" calcext:value-type="date">
            <text:p>15.2.2000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5594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áboritská 26/17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0-06-01" calcext:value-type="date">
            <text:p>1.6.2000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4000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pracov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áboritská 38/1781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.71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9-04-01" calcext:value-type="date">
            <text:p>1.4.2009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7392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obchod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áboritská 38/1781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5.58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1999-11-01" calcext:value-type="date">
            <text:p>1.11.1999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9912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obchod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áboritská 38/1781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5-08-01" calcext:value-type="date">
            <text:p>1.8.2015</text:p>
          </table:table-cell>
          <table:table-cell office:value-type="string" calcext:value-type="string">
            <text:p>neurčito</text:p>
          </table:table-cell>
          <table:table-cell/>
          <table:table-cell office:value-type="string" calcext:value-type="string">
            <text:p>měsíční</text:p>
          </table:table-cell>
          <table:table-cell office:value-type="string" calcext:value-type="string">
            <text:p>neplatí</text:p>
          </table:table-cell>
          <table:table-cell office:value-type="string" calcext:value-type="string">
            <text:p>obchod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achovské nám. 0/3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9.83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1-12-01" calcext:value-type="date">
            <text:p>1.12.2001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3074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dílen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 vinohradské nemocnice 4/2256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.80</text:p>
          </table:table-cell>
          <table:table-cell office:value-type="string" calcext:value-type="string">
            <text:p>Volná n.j.</text:p>
          </table:table-cell>
          <table:table-cell table:style-name="ce3" office:value-type="date" office:date-value="2014-09-26" calcext:value-type="date">
            <text:p>26.9.2014</text:p>
          </table:table-cell>
          <table:table-cell table:number-columns-repeated="2"/>
          <table:table-cell office:value-type="string" calcext:value-type="string">
            <text:p>neplatí</text:p>
          </table:table-cell>
          <table:table-cell/>
          <table:table-cell office:value-type="string" calcext:value-type="string">
            <text:p>skladov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 vinohradské nemocnice 4/2256</text:p>
          </table:table-cell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33.1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5-09-15" calcext:value-type="date">
            <text:p>15.9.2015</text:p>
          </table:table-cell>
          <table:table-cell table:style-name="ce3" office:value-type="date" office:date-value="2020-09-14" calcext:value-type="date">
            <text:p>14.9.2020</text:p>
          </table:table-cell>
          <table:table-cell office:value-type="string" calcext:value-type="string">
            <text:p>2239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nebytový prost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 vinohradské nemocnice 6/2255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.00</text:p>
          </table:table-cell>
          <table:table-cell office:value-type="string" calcext:value-type="string">
            <text:p>Trivia group s.r.o.</text:p>
          </table:table-cell>
          <table:table-cell table:style-name="ce3" office:value-type="date" office:date-value="2015-06-01" calcext:value-type="date">
            <text:p>1.6.2015</text:p>
          </table:table-cell>
          <table:table-cell table:style-name="ce3" office:value-type="date" office:date-value="2020-05-31" calcext:value-type="date">
            <text:p>31.5.2020</text:p>
          </table:table-cell>
          <table:table-cell office:value-type="string" calcext:value-type="string">
            <text:p>4550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 vinohradské nemocnice 6/2255</text:p>
          </table:table-cell>
          <table:table-cell office:value-type="float" office:value="102" calcext:value-type="float">
            <text:p>10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5.5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5-05-01" calcext:value-type="date">
            <text:p>1.5.2015</text:p>
          </table:table-cell>
          <table:table-cell table:style-name="ce3" office:value-type="date" office:date-value="2020-04-30" calcext:value-type="date">
            <text:p>30.4.2020</text:p>
          </table:table-cell>
          <table:table-cell office:value-type="string" calcext:value-type="string">
            <text:p>1753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nebytový prost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 vinohradské nemocnice 6/2255</text:p>
          </table:table-cell>
          <table:table-cell office:value-type="float" office:value="103" calcext:value-type="float">
            <text:p>10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33.00</text:p>
          </table:table-cell>
          <table:table-cell office:value-type="string" calcext:value-type="string">
            <text:p>MULACO, spol. s r.o.</text:p>
          </table:table-cell>
          <table:table-cell table:style-name="ce3" office:value-type="date" office:date-value="2015-06-01" calcext:value-type="date">
            <text:p>1.6.2015</text:p>
          </table:table-cell>
          <table:table-cell table:style-name="ce3" office:value-type="date" office:date-value="2020-05-31" calcext:value-type="date">
            <text:p>31.5.2020</text:p>
          </table:table-cell>
          <table:table-cell office:value-type="string" calcext:value-type="string">
            <text:p>1760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nebytový prost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 Horní Stromce 3/232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52.00</text:p>
          </table:table-cell>
          <table:table-cell office:value-type="string" calcext:value-type="string">
            <text:p>Volná n.j.</text:p>
          </table:table-cell>
          <table:table-cell table:style-name="ce3" office:value-type="date" office:date-value="2003-02-05" calcext:value-type="date">
            <text:p>5.2.2003</text:p>
          </table:table-cell>
          <table:table-cell table:number-columns-repeated="2"/>
          <table:table-cell office:value-type="string" calcext:value-type="string">
            <text:p>měsíční</text:p>
          </table:table-cell>
          <table:table-cell/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 Horní Stromce 3/2323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47.10</text:p>
          </table:table-cell>
          <table:table-cell office:value-type="string" calcext:value-type="string">
            <text:p>Volná n.j.</text:p>
          </table:table-cell>
          <table:table-cell table:style-name="ce3" office:value-type="date" office:date-value="2003-02-05" calcext:value-type="date">
            <text:p>5.2.2003</text:p>
          </table:table-cell>
          <table:table-cell table:number-columns-repeated="2"/>
          <table:table-cell office:value-type="string" calcext:value-type="string">
            <text:p>měsíční</text:p>
          </table:table-cell>
          <table:table-cell/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 Horní Stromce 3/2323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18.00</text:p>
          </table:table-cell>
          <table:table-cell office:value-type="string" calcext:value-type="string">
            <text:p>Volná n.j.</text:p>
          </table:table-cell>
          <table:table-cell table:style-name="ce3" office:value-type="date" office:date-value="1996-05-01" calcext:value-type="date">
            <text:p>1.5.1996</text:p>
          </table:table-cell>
          <table:table-cell table:number-columns-repeated="2"/>
          <table:table-cell office:value-type="string" calcext:value-type="string">
            <text:p>měsíční</text:p>
          </table:table-cell>
          <table:table-cell/>
          <table:table-cell office:value-type="string" calcext:value-type="string">
            <text:p>garáž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 Horní Stromce 3/2323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.80</text:p>
          </table:table-cell>
          <table:table-cell office:value-type="string" calcext:value-type="string">
            <text:p>Volná n.j.</text:p>
          </table:table-cell>
          <table:table-cell table:style-name="ce3" office:value-type="date" office:date-value="2004-01-07" calcext:value-type="date">
            <text:p>7.1.2004</text:p>
          </table:table-cell>
          <table:table-cell table:number-columns-repeated="2"/>
          <table:table-cell office:value-type="string" calcext:value-type="string">
            <text:p>měsíční</text:p>
          </table:table-cell>
          <table:table-cell/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klefova 22/1814B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.70</text:p>
          </table:table-cell>
          <table:table-cell office:value-type="string" calcext:value-type="string">
            <text:p>Volná n.j.</text:p>
          </table:table-cell>
          <table:table-cell table:style-name="ce3" office:value-type="date" office:date-value="2015-09-01" calcext:value-type="date">
            <text:p>1.9.2015</text:p>
          </table:table-cell>
          <table:table-cell table:number-columns-repeated="2"/>
          <table:table-cell office:value-type="string" calcext:value-type="string">
            <text:p>měsíční</text:p>
          </table:table-cell>
          <table:table-cell/>
          <table:table-cell office:value-type="string" calcext:value-type="string">
            <text:p>nebytový prost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klefova 22/1814B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30.77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1996-08-01" calcext:value-type="date">
            <text:p>1.8.1996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9231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dílen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klefova 22/1814B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5.15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1989-07-07" calcext:value-type="date">
            <text:p>7.7.1989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498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pracov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nohradská 114/1756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57.61</text:p>
          </table:table-cell>
          <table:table-cell office:value-type="string" calcext:value-type="string">
            <text:p>LML CZ s.r.o.</text:p>
          </table:table-cell>
          <table:table-cell table:style-name="ce3" office:value-type="date" office:date-value="2013-06-01" calcext:value-type="date">
            <text:p>1.6.2013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8945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obchod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nohradská 114/1756V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5.97</text:p>
          </table:table-cell>
          <table:table-cell office:value-type="string" calcext:value-type="string">
            <text:p>Středovy pekárny s.r.o.</text:p>
          </table:table-cell>
          <table:table-cell table:style-name="ce3" office:value-type="date" office:date-value="2013-07-01" calcext:value-type="date">
            <text:p>1.7.2013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38998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obchod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nohradská 114/1756V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.0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0-10-01" calcext:value-type="date">
            <text:p>1.10.2000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300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pracov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nohradská 114/1756V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9.31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4-11-01" calcext:value-type="date">
            <text:p>1.11.2004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7328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ate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nohradská 114/1756V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.00</text:p>
          </table:table-cell>
          <table:table-cell office:value-type="string" calcext:value-type="string">
            <text:p>AHP Supertex textil</text:p>
          </table:table-cell>
          <table:table-cell table:style-name="ce3" office:value-type="date" office:date-value="1991-08-10" calcext:value-type="date">
            <text:p>10.8.1991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42875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obchod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nohradská 114/1756V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7.0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2-03-01" calcext:value-type="date">
            <text:p>1.3.2002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14125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obchod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nohradská 116/1755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.62</text:p>
          </table:table-cell>
          <table:table-cell office:value-type="string" calcext:value-type="string">
            <text:p>Holandský kluk s.r.o.</text:p>
          </table:table-cell>
          <table:table-cell table:style-name="ce3" office:value-type="date" office:date-value="2016-03-01" calcext:value-type="date">
            <text:p>1.3.2016</text:p>
          </table:table-cell>
          <table:table-cell table:style-name="ce3" office:value-type="date" office:date-value="2021-02-28" calcext:value-type="date">
            <text:p>28.2.2021</text:p>
          </table:table-cell>
          <table:table-cell office:value-type="string" calcext:value-type="string">
            <text:p>36500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obchod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nohradská 116/175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.4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9-09-15" calcext:value-type="date">
            <text:p>15.9.2009</text:p>
          </table:table-cell>
          <table:table-cell table:style-name="ce3" office:value-type="date" office:date-value="2018-09-30" calcext:value-type="date">
            <text:p>30.9.2018</text:p>
          </table:table-cell>
          <table:table-cell office:value-type="string" calcext:value-type="string">
            <text:p>68000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obchod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nohradská 139/1888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00</text:p>
          </table:table-cell>
          <table:table-cell office:value-type="string" calcext:value-type="string">
            <text:p>KOPRAG TRADE, spol. s r.o.</text:p>
          </table:table-cell>
          <table:table-cell table:style-name="ce3" office:value-type="date" office:date-value="2005-11-11" calcext:value-type="date">
            <text:p>11.11.2005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36250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obchod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nohradská 139/1888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.51</text:p>
          </table:table-cell>
          <table:table-cell office:value-type="string" calcext:value-type="string">
            <text:p>AV Retail, s.r.o.</text:p>
          </table:table-cell>
          <table:table-cell table:style-name="ce3" office:value-type="date" office:date-value="2007-05-01" calcext:value-type="date">
            <text:p>1.5.2007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28132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obchod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nohradská 139/1888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.55</text:p>
          </table:table-cell>
          <table:table-cell office:value-type="string" calcext:value-type="string">
            <text:p>PETRE spol. s r.o.</text:p>
          </table:table-cell>
          <table:table-cell table:style-name="ce3" office:value-type="date" office:date-value="2009-12-01" calcext:value-type="date">
            <text:p>1.12.2009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4456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obchod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nohradská 168/235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.00</text:p>
          </table:table-cell>
          <table:table-cell office:value-type="string" calcext:value-type="string">
            <text:p>Raiffeisen stavební spořitelna a.s.</text:p>
          </table:table-cell>
          <table:table-cell table:style-name="ce3" office:value-type="date" office:date-value="2006-03-01" calcext:value-type="date">
            <text:p>1.3.2006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27750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nohradská 168/2356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0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2-08-01" calcext:value-type="date">
            <text:p>1.8.2012</text:p>
          </table:table-cell>
          <table:table-cell table:style-name="ce3" office:value-type="date" office:date-value="2017-07-31" calcext:value-type="date">
            <text:p>31.7.2017</text:p>
          </table:table-cell>
          <table:table-cell office:value-type="string" calcext:value-type="string">
            <text:p>4567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obchod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nohradská 168/235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.94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5-05-01" calcext:value-type="date">
            <text:p>1.5.2005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6360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provozov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nohradská 170/219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.46</text:p>
          </table:table-cell>
          <table:table-cell office:value-type="string" calcext:value-type="string">
            <text:p>PÚVAP, spol. s r.o.</text:p>
          </table:table-cell>
          <table:table-cell table:style-name="ce3" office:value-type="date" office:date-value="2006-03-01" calcext:value-type="date">
            <text:p>1.3.2006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8730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obchod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nohradská 170/219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.79</text:p>
          </table:table-cell>
          <table:table-cell office:value-type="string" calcext:value-type="string">
            <text:p>PÚVAP, spol. s r.o.</text:p>
          </table:table-cell>
          <table:table-cell table:style-name="ce3" office:value-type="date" office:date-value="2006-03-01" calcext:value-type="date">
            <text:p>1.3.2006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4223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dílen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nohradská 170/219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.0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3-04-01" calcext:value-type="date">
            <text:p>1.4.2013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3250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obchod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nohradská 170/2190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13.88</text:p>
          </table:table-cell>
          <table:table-cell office:value-type="string" calcext:value-type="string">
            <text:p>O.K.PLUS spol. s r.o.</text:p>
          </table:table-cell>
          <table:table-cell table:style-name="ce3" office:value-type="date" office:date-value="2006-06-01" calcext:value-type="date">
            <text:p>1.6.2006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041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skladov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nohradská 170/219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.76</text:p>
          </table:table-cell>
          <table:table-cell office:value-type="string" calcext:value-type="string">
            <text:p>PÚVAP, spol. s r.o.</text:p>
          </table:table-cell>
          <table:table-cell table:style-name="ce3" office:value-type="date" office:date-value="2006-03-01" calcext:value-type="date">
            <text:p>1.3.2006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3345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skladov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nohradská 172/237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1950-12-01" calcext:value-type="date">
            <text:p>XII.5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8-02-01" calcext:value-type="date">
            <text:p>1.2.2008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800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parkovací stá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nohradská 172/237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1972-12-01" calcext:value-type="date">
            <text:p>XII.72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0-09-01" calcext:value-type="date">
            <text:p>1.9.2010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000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parkovací stá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nohradská 172/237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.0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5-04-15" calcext:value-type="date">
            <text:p>15.4.2015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666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regulované</text:p>
          </table:table-cell>
          <table:table-cell office:value-type="string" calcext:value-type="string">
            <text:p>parkovací stá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nohradská 172/237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1972-12-01" calcext:value-type="date">
            <text:p>XII.72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4-03-01" calcext:value-type="date">
            <text:p>1.3.2014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620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parkovací stá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nohradská 172/237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1972-12-01" calcext:value-type="date">
            <text:p>XII.72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8-02-01" calcext:value-type="date">
            <text:p>1.2.2008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620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parkovací stá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nohradská 172/237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1972-12-01" calcext:value-type="date">
            <text:p>XII.72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4-08-01" calcext:value-type="date">
            <text:p>1.8.2014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650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parkovací stá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nohradská 172/237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1972-12-01" calcext:value-type="date">
            <text:p>XII.72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8-03-01" calcext:value-type="date">
            <text:p>1.3.2008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000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parkovací stá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nohradská 172/237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.3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8-01-01" calcext:value-type="date">
            <text:p>1.1.2008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002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parkovací stá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nohradská 172/237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1" office:value-type="date" office:date-value="2016-10-12" calcext:value-type="date">
            <text:p>12.X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2-12-01" calcext:value-type="date">
            <text:p>1.12.2012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750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parkovací stá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nohradská 172/237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.54</text:p>
          </table:table-cell>
          <table:table-cell office:value-type="string" calcext:value-type="string">
            <text:p>PÚVAP, spol. s r.o.</text:p>
          </table:table-cell>
          <table:table-cell table:style-name="ce3" office:value-type="date" office:date-value="2006-03-01" calcext:value-type="date">
            <text:p>1.3.2006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30770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obchod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nohradská 172/237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1972-12-01" calcext:value-type="date">
            <text:p>XII.72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1-12-01" calcext:value-type="date">
            <text:p>1.12.2011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700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parkovací stá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nohradská 172/237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2.28</text:p>
          </table:table-cell>
          <table:table-cell office:value-type="string" calcext:value-type="string">
            <text:p>PRACOVNÍ ODĚVY PRAHA s.r.o.</text:p>
          </table:table-cell>
          <table:table-cell table:style-name="ce3" office:value-type="date" office:date-value="2013-11-01" calcext:value-type="date">
            <text:p>1.11.2013</text:p>
          </table:table-cell>
          <table:table-cell table:style-name="ce3" office:value-type="date" office:date-value="2018-10-31" calcext:value-type="date">
            <text:p>31.10.2018</text:p>
          </table:table-cell>
          <table:table-cell office:value-type="string" calcext:value-type="string">
            <text:p>12497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obchod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nohradská 172/2370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57.73</text:p>
          </table:table-cell>
          <table:table-cell office:value-type="string" calcext:value-type="string">
            <text:p>Volná n.j.</text:p>
          </table:table-cell>
          <table:table-cell table:style-name="ce3" office:value-type="date" office:date-value="2016-04-01" calcext:value-type="date">
            <text:p>1.4.2016</text:p>
          </table:table-cell>
          <table:table-cell table:number-columns-repeated="2"/>
          <table:table-cell office:value-type="string" calcext:value-type="string">
            <text:p>měsíční</text:p>
          </table:table-cell>
          <table:table-cell/>
          <table:table-cell office:value-type="string" calcext:value-type="string">
            <text:p>skladov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nohradská 172/237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.3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8-01-01" calcext:value-type="date">
            <text:p>1.1.2008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705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parkovací stá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nohradská 172/237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1972-12-01" calcext:value-type="date">
            <text:p>XII.72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8-02-01" calcext:value-type="date">
            <text:p>1.2.2008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750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parkovací stá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nohradská 172/237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1972-12-01" calcext:value-type="date">
            <text:p>XII.72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0-07-01" calcext:value-type="date">
            <text:p>1.7.2010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210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parkovací stá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nohradská 176/151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2.55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0-10-01" calcext:value-type="date">
            <text:p>1.10.2010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5602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nohradská 176/151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5.73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0-10-01" calcext:value-type="date">
            <text:p>1.10.2010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4954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nohradská 176/151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1" office:value-type="date" office:date-value="2016-07-27" calcext:value-type="date">
            <text:p>27.VII</text:p>
          </table:table-cell>
          <table:table-cell office:value-type="string" calcext:value-type="string">
            <text:p>Chirurgie Praha, s.r.o.</text:p>
          </table:table-cell>
          <table:table-cell table:style-name="ce3" office:value-type="date" office:date-value="2013-03-01" calcext:value-type="date">
            <text:p>1.3.2013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2932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nohradská 176/1513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4.71</text:p>
          </table:table-cell>
          <table:table-cell office:value-type="string" calcext:value-type="string">
            <text:p>PorGys s.r.o.</text:p>
          </table:table-cell>
          <table:table-cell table:style-name="ce3" office:value-type="date" office:date-value="2010-10-01" calcext:value-type="date">
            <text:p>1.10.2010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7010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nohradská 176/1513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5.06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0-10-01" calcext:value-type="date">
            <text:p>1.10.2010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7048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nohradská 176/151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.52</text:p>
          </table:table-cell>
          <table:table-cell office:value-type="string" calcext:value-type="string">
            <text:p>Alergo - Imuno Centrum, s.r.o.</text:p>
          </table:table-cell>
          <table:table-cell table:style-name="ce3" office:value-type="date" office:date-value="2013-04-01" calcext:value-type="date">
            <text:p>1.4.2013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898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nohradská 176/151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.15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1-06-01" calcext:value-type="date">
            <text:p>1.6.2011</text:p>
          </table:table-cell>
          <table:table-cell table:style-name="ce3" office:value-type="date" office:date-value="2016-05-31" calcext:value-type="date">
            <text:p>31.5.2016</text:p>
          </table:table-cell>
          <table:table-cell office:value-type="string" calcext:value-type="string">
            <text:p>2399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nohradská 176/151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.41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5-02-01" calcext:value-type="date">
            <text:p>1.2.2015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5136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nohradská 176/151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.12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5-01-01" calcext:value-type="date">
            <text:p>1.1.2015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4421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nohradská 176/151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2.59</text:p>
          </table:table-cell>
          <table:table-cell office:value-type="string" calcext:value-type="string">
            <text:p>KLINIK, s.r.o.</text:p>
          </table:table-cell>
          <table:table-cell table:style-name="ce3" office:value-type="date" office:date-value="2010-10-01" calcext:value-type="date">
            <text:p>1.10.2010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4613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nohradská 176/151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4.87</text:p>
          </table:table-cell>
          <table:table-cell office:value-type="string" calcext:value-type="string">
            <text:p>A - Z Praktik s.r.o.</text:p>
          </table:table-cell>
          <table:table-cell table:style-name="ce3" office:value-type="date" office:date-value="2015-06-01" calcext:value-type="date">
            <text:p>1.6.2015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5944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nohradská 176/1513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8.5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0-10-01" calcext:value-type="date">
            <text:p>1.10.2010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5254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nohradská 176/1513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style-name="ce1" office:value-type="date" office:date-value="2016-03-30" calcext:value-type="date">
            <text:p>30.III</text:p>
          </table:table-cell>
          <table:table-cell office:value-type="string" calcext:value-type="string">
            <text:p>AGILAB group s.r.o.</text:p>
          </table:table-cell>
          <table:table-cell table:style-name="ce3" office:value-type="date" office:date-value="2013-06-01" calcext:value-type="date">
            <text:p>1.6.2013</text:p>
          </table:table-cell>
          <table:table-cell table:style-name="ce3" office:value-type="date" office:date-value="2018-05-31" calcext:value-type="date">
            <text:p>31.5.2018</text:p>
          </table:table-cell>
          <table:table-cell office:value-type="string" calcext:value-type="string">
            <text:p>3753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nohradská 176/1513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8.64</text:p>
          </table:table-cell>
          <table:table-cell office:value-type="string" calcext:value-type="string">
            <text:p>Vinohradské ambulantní zařízení s.r.o.</text:p>
          </table:table-cell>
          <table:table-cell table:style-name="ce3" office:value-type="date" office:date-value="2010-10-01" calcext:value-type="date">
            <text:p>1.10.2010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4186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nohradská 176/1513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7.75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0-10-01" calcext:value-type="date">
            <text:p>1.10.2010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6162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nohradská 176/1513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.55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0-10-01" calcext:value-type="date">
            <text:p>1.10.2010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684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nohradská 176/1513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.77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5-01-01" calcext:value-type="date">
            <text:p>1.1.2015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2142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nohradská 176/151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3.61</text:p>
          </table:table-cell>
          <table:table-cell office:value-type="string" calcext:value-type="string">
            <text:p>Volná n.j.</text:p>
          </table:table-cell>
          <table:table-cell table:style-name="ce3" office:value-type="date" office:date-value="2016-01-13" calcext:value-type="date">
            <text:p>13.1.2016</text:p>
          </table:table-cell>
          <table:table-cell table:number-columns-repeated="2"/>
          <table:table-cell office:value-type="string" calcext:value-type="string">
            <text:p>měsíční</text:p>
          </table:table-cell>
          <table:table-cell/>
          <table:table-cell office:value-type="string" calcext:value-type="string">
            <text:p>jin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nohradská 176/1513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4.46</text:p>
          </table:table-cell>
          <table:table-cell office:value-type="string" calcext:value-type="string">
            <text:p>Fyziomona s.r.o.</text:p>
          </table:table-cell>
          <table:table-cell table:style-name="ce3" office:value-type="date" office:date-value="2015-08-01" calcext:value-type="date">
            <text:p>1.8.2015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6520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nohradská 176/1513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41.33</text:p>
          </table:table-cell>
          <table:table-cell office:value-type="string" calcext:value-type="string">
            <text:p>ALIANCE žen s rakovinou prsu, o.p.s.</text:p>
          </table:table-cell>
          <table:table-cell table:style-name="ce3" office:value-type="date" office:date-value="2010-10-01" calcext:value-type="date">
            <text:p>1.10.2010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2455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nohradská 176/1513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9.06</text:p>
          </table:table-cell>
          <table:table-cell office:value-type="string" calcext:value-type="string">
            <text:p>Gyn Vin s.r.o.</text:p>
          </table:table-cell>
          <table:table-cell table:style-name="ce3" office:value-type="date" office:date-value="2014-11-01" calcext:value-type="date">
            <text:p>1.11.2014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6398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nohradská 176/1513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5.95</text:p>
          </table:table-cell>
          <table:table-cell office:value-type="string" calcext:value-type="string">
            <text:p>Neurologie Vinohrady s.r.o.</text:p>
          </table:table-cell>
          <table:table-cell table:style-name="ce3" office:value-type="date" office:date-value="2015-04-01" calcext:value-type="date">
            <text:p>1.4.2015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7144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nohradská 176/1513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0.16</text:p>
          </table:table-cell>
          <table:table-cell office:value-type="string" calcext:value-type="string">
            <text:p>Vidente Vinohrady s.r.o.</text:p>
          </table:table-cell>
          <table:table-cell table:style-name="ce3" office:value-type="date" office:date-value="2015-08-01" calcext:value-type="date">
            <text:p>1.8.2015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7600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nohradská 176/1513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8.87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0-10-01" calcext:value-type="date">
            <text:p>1.10.2010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5294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nohradská 176/15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0.54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0-10-01" calcext:value-type="date">
            <text:p>1.10.2010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5475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nohradská 176/1513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0.70</text:p>
          </table:table-cell>
          <table:table-cell office:value-type="string" calcext:value-type="string">
            <text:p>Kardio - Vinohradská s.r.o.</text:p>
          </table:table-cell>
          <table:table-cell table:style-name="ce3" office:value-type="date" office:date-value="2013-01-01" calcext:value-type="date">
            <text:p>1.1.2013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6575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nohradská 176/15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.17</text:p>
          </table:table-cell>
          <table:table-cell office:value-type="string" calcext:value-type="string">
            <text:p>Laboratoře Budějovická k.s.</text:p>
          </table:table-cell>
          <table:table-cell table:style-name="ce3" office:value-type="date" office:date-value="2015-10-01" calcext:value-type="date">
            <text:p>1.10.2015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3701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nohradská 176/15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4.32</text:p>
          </table:table-cell>
          <table:table-cell office:value-type="string" calcext:value-type="string">
            <text:p>Multienergo, a.s.</text:p>
          </table:table-cell>
          <table:table-cell table:style-name="ce3" office:value-type="date" office:date-value="2010-10-01" calcext:value-type="date">
            <text:p>1.10.2010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1301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nohradská 176/151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4.36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5-01-01" calcext:value-type="date">
            <text:p>1.1.2015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4806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nohradská 176/15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7.49</text:p>
          </table:table-cell>
          <table:table-cell office:value-type="string" calcext:value-type="string">
            <text:p>Diagnostické centrum Olšanská s.r.o.</text:p>
          </table:table-cell>
          <table:table-cell table:style-name="ce3" office:value-type="date" office:date-value="2015-12-01" calcext:value-type="date">
            <text:p>1.12.2015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6470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nohradská 176/15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1.26</text:p>
          </table:table-cell>
          <table:table-cell office:value-type="string" calcext:value-type="string">
            <text:p>Mediclinic a.s.</text:p>
          </table:table-cell>
          <table:table-cell table:style-name="ce3" office:value-type="date" office:date-value="2010-09-01" calcext:value-type="date">
            <text:p>1.9.2010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0969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nohradská 176/151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6.71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0-10-01" calcext:value-type="date">
            <text:p>1.10.2010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5060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nohradská 176/151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8.88</text:p>
          </table:table-cell>
          <table:table-cell office:value-type="string" calcext:value-type="string">
            <text:p>Chirurgie Praha, s.r.o.</text:p>
          </table:table-cell>
          <table:table-cell table:style-name="ce3" office:value-type="date" office:date-value="2013-03-01" calcext:value-type="date">
            <text:p>1.3.2013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6378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nohradská 176/151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1.27</text:p>
          </table:table-cell>
          <table:table-cell office:value-type="string" calcext:value-type="string">
            <text:p>Ortopedie Praha 3 s.r.o.</text:p>
          </table:table-cell>
          <table:table-cell table:style-name="ce3" office:value-type="date" office:date-value="2016-03-01" calcext:value-type="date">
            <text:p>1.3.2016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7721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nohradská 176/15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7.14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0-10-01" calcext:value-type="date">
            <text:p>1.10.2010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7273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zdravot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nohradská 82/797V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.59</text:p>
          </table:table-cell>
          <table:table-cell office:value-type="string" calcext:value-type="string">
            <text:p>Volná n.j.</text:p>
          </table:table-cell>
          <table:table-cell table:style-name="ce3" office:value-type="date" office:date-value="2015-12-01" calcext:value-type="date">
            <text:p>1.12.2015</text:p>
          </table:table-cell>
          <table:table-cell table:number-columns-repeated="2"/>
          <table:table-cell office:value-type="string" calcext:value-type="string">
            <text:p>měsíční</text:p>
          </table:table-cell>
          <table:table-cell/>
          <table:table-cell office:value-type="string" calcext:value-type="string">
            <text:p>obchod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nohradská 82/797V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prodejna mody</text:p>
          </table:table-cell>
          <table:table-cell table:style-name="ce3" office:value-type="date" office:date-value="2004-07-01" calcext:value-type="date">
            <text:p>1.7.2004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7500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obchod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nohradská 82/797V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.00</text:p>
          </table:table-cell>
          <table:table-cell office:value-type="string" calcext:value-type="string">
            <text:p>Květiny M, s.r.o. květiny</text:p>
          </table:table-cell>
          <table:table-cell table:style-name="ce3" office:value-type="date" office:date-value="2006-03-01" calcext:value-type="date">
            <text:p>1.3.2006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9750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obchod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nohradská 98/1704</text:p>
          </table:table-cell>
          <table:table-cell office:value-type="float" office:value="102" calcext:value-type="float">
            <text:p>10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39.73</text:p>
          </table:table-cell>
          <table:table-cell office:value-type="string" calcext:value-type="string">
            <text:p>Volná n.j.</text:p>
          </table:table-cell>
          <table:table-cell table:style-name="ce3" office:value-type="date" office:date-value="2015-01-01" calcext:value-type="date">
            <text:p>1.1.2015</text:p>
          </table:table-cell>
          <table:table-cell table:number-columns-repeated="2"/>
          <table:table-cell office:value-type="string" calcext:value-type="string">
            <text:p>měsíční</text:p>
          </table:table-cell>
          <table:table-cell/>
          <table:table-cell office:value-type="string" calcext:value-type="string">
            <text:p>společen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nohradská 98/1704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.4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2-12-01" calcext:value-type="date">
            <text:p>1.12.2012</text:p>
          </table:table-cell>
          <table:table-cell table:style-name="ce3" office:value-type="date" office:date-value="2017-11-30" calcext:value-type="date">
            <text:p>30.11.2017</text:p>
          </table:table-cell>
          <table:table-cell office:value-type="string" calcext:value-type="string">
            <text:p>15200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obchod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nohradská 98/1704</text:p>
          </table:table-cell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15.6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0-05-01" calcext:value-type="date">
            <text:p>1.5.2000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950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skladov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nohradská 98/1704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.34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1998-08-26" calcext:value-type="date">
            <text:p>26.8.1998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68010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obchod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rch Sv. kříže 0/4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6.0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0-11-21" calcext:value-type="date">
            <text:p>21.11.2000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7000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restaurač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a Žižkovskou vozovnou 18/2687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.9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1992-01-01" calcext:value-type="date">
            <text:p>1.1.1992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457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garáž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a Žižkovskou vozovnou 18/2687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.67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1992-04-01" calcext:value-type="date">
            <text:p>1.4.1992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436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garáž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a Žižkovskou vozovnou 18/2687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.96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1992-05-01" calcext:value-type="date">
            <text:p>1.5.1992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463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garáž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a Žižkovskou vozovnou 18/268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.67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1992-05-01" calcext:value-type="date">
            <text:p>1.5.1992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436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garáž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a Žižkovskou vozovnou 18/2687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.68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5-06-01" calcext:value-type="date">
            <text:p>1.6.2015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808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garáž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a Žižkovskou vozovnou 18/2687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.19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1992-05-01" calcext:value-type="date">
            <text:p>1.5.1992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575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garáž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a Žižkovskou vozovnou 18/2687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06.28</text:p>
          </table:table-cell>
          <table:table-cell office:value-type="string" calcext:value-type="string">
            <text:p>Městská knihovna v Praze</text:p>
          </table:table-cell>
          <table:table-cell table:style-name="ce3" office:value-type="date" office:date-value="2015-11-27" calcext:value-type="date">
            <text:p>27.11.2015</text:p>
          </table:table-cell>
          <table:table-cell table:style-name="ce3" office:value-type="date" office:date-value="2025-11-26" calcext:value-type="date">
            <text:p>26.11.2025</text:p>
          </table:table-cell>
          <table:table-cell office:value-type="string" calcext:value-type="string">
            <text:p>20314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nebytový prost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a Žižkovskou vozovnou 18/2687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7.99</text:p>
          </table:table-cell>
          <table:table-cell office:value-type="string" calcext:value-type="string">
            <text:p>Volná n.j.</text:p>
          </table:table-cell>
          <table:table-cell table:style-name="ce3" office:value-type="date" office:date-value="2015-11-27" calcext:value-type="date">
            <text:p>27.11.2015</text:p>
          </table:table-cell>
          <table:table-cell table:number-columns-repeated="2"/>
          <table:table-cell office:value-type="string" calcext:value-type="string">
            <text:p>měsíční</text:p>
          </table:table-cell>
          <table:table-cell/>
          <table:table-cell office:value-type="string" calcext:value-type="string">
            <text:p>nebytový prost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a Žižkovskou vozovnou 18/2687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.8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1992-04-01" calcext:value-type="date">
            <text:p>1.4.1992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540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garáž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a Žižkovskou vozovnou 18/2687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.8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1991-01-01" calcext:value-type="date">
            <text:p>1.1.1991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540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garáž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a Žižkovskou vozovnou 18/2687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.96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1992-05-01" calcext:value-type="date">
            <text:p>1.5.1992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463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garáž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a Žižkovskou vozovnou 18/2687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.68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1-07-01" calcext:value-type="date">
            <text:p>1.7.2001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529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garáž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a Žižkovskou vozovnou 18/2687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.9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5-02-01" calcext:value-type="date">
            <text:p>1.2.2005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2650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garáž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a Žižkovskou vozovnou 18/2687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.96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6-02-01" calcext:value-type="date">
            <text:p>1.2.2006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596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garáž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a Žižkovskou vozovnou 18/2687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.96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1991-06-01" calcext:value-type="date">
            <text:p>1.6.1991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463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garáž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a Žižkovskou vozovnou 18/2687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.8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7-01-01" calcext:value-type="date">
            <text:p>1.1.2007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680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garáž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elenky-Hajského 1/1826</text:p>
          </table:table-cell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4.40</text:p>
          </table:table-cell>
          <table:table-cell office:value-type="string" calcext:value-type="string">
            <text:p>PREdistribuce,a.s.</text:p>
          </table:table-cell>
          <table:table-cell table:style-name="ce3" office:value-type="date" office:date-value="2006-07-01" calcext:value-type="date">
            <text:p>1.7.2006</text:p>
          </table:table-cell>
          <table:table-cell table:style-name="ce3" office:value-type="date" office:date-value="2027-09-01" calcext:value-type="date">
            <text:p>1.9.2027</text:p>
          </table:table-cell>
          <table:table-cell office:value-type="string" calcext:value-type="string">
            <text:p>5150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jin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elenky-Hajského 14/1516</text:p>
          </table:table-cell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163.70</text:p>
          </table:table-cell>
          <table:table-cell office:value-type="string" calcext:value-type="string">
            <text:p>Český červený kříž</text:p>
          </table:table-cell>
          <table:table-cell table:style-name="ce3" office:value-type="date" office:date-value="2014-01-01" calcext:value-type="date">
            <text:p>1.1.2014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082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kancelář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elenky-Hajského 14/1516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.70</text:p>
          </table:table-cell>
          <table:table-cell office:value-type="string" calcext:value-type="string">
            <text:p>Český červený kříž</text:p>
          </table:table-cell>
          <table:table-cell table:style-name="ce3" office:value-type="date" office:date-value="2006-07-01" calcext:value-type="date">
            <text:p>1.7.2006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88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skladov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elenky-Hajského 14/1516B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" office:value-type="date" office:date-value="2016-08-15" calcext:value-type="date">
            <text:p>15.VIII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4-03-01" calcext:value-type="date">
            <text:p>1.3.2014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382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garáž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elenky-Hajského 14/1516B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1" office:value-type="date" office:date-value="2016-02-14" calcext:value-type="date">
            <text:p>14.II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4-05-01" calcext:value-type="date">
            <text:p>1.5.2014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2126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garáž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elenky-Hajského 14/1516B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" office:value-type="date" office:date-value="2016-02-14" calcext:value-type="date">
            <text:p>14.II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1992-08-01" calcext:value-type="date">
            <text:p>1.8.1992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285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garáž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elenky-Hajského 14/1516B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.45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1-07-01" calcext:value-type="date">
            <text:p>1.7.2001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324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garáž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elenky-Hajského 14/1516B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1" office:value-type="date" office:date-value="2016-02-14" calcext:value-type="date">
            <text:p>14.II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1992-08-01" calcext:value-type="date">
            <text:p>1.8.1992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285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garáž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elenky-Hajského 14/1516B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.95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8-06-24" calcext:value-type="date">
            <text:p>24.6.2008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619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garáž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elenky-Hajského 14/1516B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.47</text:p>
          </table:table-cell>
          <table:table-cell office:value-type="string" calcext:value-type="string">
            <text:p>Volná n.j.</text:p>
          </table:table-cell>
          <table:table-cell table:style-name="ce3" office:value-type="date" office:date-value="2015-11-01" calcext:value-type="date">
            <text:p>1.11.2015</text:p>
          </table:table-cell>
          <table:table-cell table:number-columns-repeated="2"/>
          <table:table-cell office:value-type="string" calcext:value-type="string">
            <text:p>měsíční</text:p>
          </table:table-cell>
          <table:table-cell/>
          <table:table-cell office:value-type="string" calcext:value-type="string">
            <text:p>garáž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elenky-Hajského 14/1516B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1" office:value-type="date" office:date-value="2016-02-14" calcext:value-type="date">
            <text:p>14.II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4-12-01" calcext:value-type="date">
            <text:p>1.12.2004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402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garáž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elenky-Hajského 14/1516B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1" office:value-type="date" office:date-value="2016-02-14" calcext:value-type="date">
            <text:p>14.II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1992-08-01" calcext:value-type="date">
            <text:p>1.8.1992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285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garáž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elenky-Hajského 14/1516B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.26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8-02-01" calcext:value-type="date">
            <text:p>1.2.2008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2169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garáž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elenky-Hajského 4/1937</text:p>
          </table:table-cell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59.91</text:p>
          </table:table-cell>
          <table:table-cell office:value-type="string" calcext:value-type="string">
            <text:p>Volná n.j.</text:p>
          </table:table-cell>
          <table:table-cell table:style-name="ce3" office:value-type="date" office:date-value="2012-12-31" calcext:value-type="date">
            <text:p>31.12.2012</text:p>
          </table:table-cell>
          <table:table-cell table:number-columns-repeated="2"/>
          <table:table-cell office:value-type="string" calcext:value-type="string">
            <text:p>měsíční</text:p>
          </table:table-cell>
          <table:table-cell/>
          <table:table-cell office:value-type="string" calcext:value-type="string">
            <text:p>skladov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Žerotínova 48/1902</text:p>
          </table:table-cell>
          <table:table-cell office:value-type="float" office:value="102" calcext:value-type="float">
            <text:p>1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7.11</text:p>
          </table:table-cell>
          <table:table-cell office:value-type="string" calcext:value-type="string">
            <text:p>Volná n.j.</text:p>
          </table:table-cell>
          <table:table-cell table:style-name="ce3" office:value-type="date" office:date-value="2004-11-01" calcext:value-type="date">
            <text:p>1.11.2004</text:p>
          </table:table-cell>
          <table:table-cell table:number-columns-repeated="2"/>
          <table:table-cell office:value-type="string" calcext:value-type="string">
            <text:p>měsíční</text:p>
          </table:table-cell>
          <table:table-cell/>
          <table:table-cell office:value-type="string" calcext:value-type="string">
            <text:p>ate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Žerotínova 66/1739</text:p>
          </table:table-cell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53.0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04-06-01" calcext:value-type="date">
            <text:p>1.6.2004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987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dílensk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Žerotínova 66/1739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7.85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1-10-01" calcext:value-type="date">
            <text:p>1.10.2011</text:p>
          </table:table-cell>
          <table:table-cell table:style-name="ce3" office:value-type="date" office:date-value="2016-09-30" calcext:value-type="date">
            <text:p>30.9.2016</text:p>
          </table:table-cell>
          <table:table-cell office:value-type="string" calcext:value-type="string">
            <text:p>2436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skladov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Žerotínova 66/1739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3.45</text:p>
          </table:table-cell>
          <table:table-cell office:value-type="string" calcext:value-type="string">
            <text:p>OLD TOYS</text:p>
          </table:table-cell>
          <table:table-cell table:style-name="ce3" office:value-type="date" office:date-value="2014-05-01" calcext:value-type="date">
            <text:p>1.5.2014</text:p>
          </table:table-cell>
          <table:table-cell table:style-name="ce3" office:value-type="date" office:date-value="2019-04-30" calcext:value-type="date">
            <text:p>30.4.2019</text:p>
          </table:table-cell>
          <table:table-cell office:value-type="string" calcext:value-type="string">
            <text:p>3754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skladov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Žerotínova 66/1739</text:p>
          </table:table-cell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2.60</text:p>
          </table:table-cell>
          <table:table-cell office:value-type="string" calcext:value-type="string">
            <text:p>Volná n.j.</text:p>
          </table:table-cell>
          <table:table-cell table:style-name="ce3" office:value-type="date" office:date-value="2015-09-25" calcext:value-type="date">
            <text:p>25.9.2015</text:p>
          </table:table-cell>
          <table:table-cell table:number-columns-repeated="2"/>
          <table:table-cell office:value-type="string" calcext:value-type="string">
            <text:p>měsíční</text:p>
          </table:table-cell>
          <table:table-cell/>
          <table:table-cell office:value-type="string" calcext:value-type="string">
            <text:p>nebytový prost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Žerotínova 66/1739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.4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4-09-01" calcext:value-type="date">
            <text:p>1.9.2014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1626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skladové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Žerotínova 66/1739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0.00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1996-06-10" calcext:value-type="date">
            <text:p>10.6.1996</text:p>
          </table:table-cell>
          <table:table-cell office:value-type="string" calcext:value-type="string">
            <text:p>neurčito</text:p>
          </table:table-cell>
          <table:table-cell office:value-type="string" calcext:value-type="string">
            <text:p>66480.00</text:p>
          </table:table-cell>
          <table:table-cell office:value-type="string" calcext:value-type="string">
            <text:p>čtvrtlet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restauračn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Žerotínova 66/1739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.31</text:p>
          </table:table-cell>
          <table:table-cell office:value-type="string" calcext:value-type="string">
            <text:p>fyzická osoba</text:p>
          </table:table-cell>
          <table:table-cell table:style-name="ce3" office:value-type="date" office:date-value="2014-09-01" calcext:value-type="date">
            <text:p>1.9.2014</text:p>
          </table:table-cell>
          <table:table-cell table:style-name="ce3" office:value-type="date" office:date-value="2019-08-31" calcext:value-type="date">
            <text:p>31.8.2019</text:p>
          </table:table-cell>
          <table:table-cell office:value-type="string" calcext:value-type="string">
            <text:p>1985.00</text:p>
          </table:table-cell>
          <table:table-cell office:value-type="string" calcext:value-type="string">
            <text:p>měsíční</text:p>
          </table:table-cell>
          <table:table-cell office:value-type="string" calcext:value-type="string">
            <text:p>smluvní</text:p>
          </table:table-cell>
          <table:table-cell office:value-type="string" calcext:value-type="string">
            <text:p>skladové</text:p>
          </table:table-cell>
          <table:table-cell table:number-columns-repeated="1013"/>
        </table:table-row>
        <table:table-row table:style-name="ro1" table:number-rows-repeated="10478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0106P0" style:volatile="true" number:language="cs" number:country="CZ">
      <number:number number:decimal-places="0" number:min-integer-digits="1" number:grouping="true"/>
      <number:text> Kč</number:text>
    </number:number-style>
    <number:number-style style:name="N10106" number:language="cs" number:country="CZ">
      <number:text>-</number:text>
      <number:number number:decimal-places="0" number:min-integer-digits="1" number:grouping="true"/>
      <number:text> Kč</number:text>
      <style:map style:condition="value()&gt;=0" style:apply-style-name="N10106P0"/>
    </number:number-style>
    <number:number-style style:name="N10107P0" style:volatile="true" number:language="cs" number:country="CZ">
      <number:number number:decimal-places="0" number:min-integer-digits="1" number:grouping="true"/>
      <number:text> Kč</number:text>
    </number:number-style>
    <number:number-style style:name="N10107" number:language="cs" number:country="CZ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10107P0"/>
    </number:number-style>
    <number:number-style style:name="N10108P0" style:volatile="true" number:language="cs" number:country="CZ">
      <number:number number:decimal-places="2" number:min-integer-digits="1" number:grouping="true"/>
      <number:text> Kč</number:text>
    </number:number-style>
    <number:number-style style:name="N10108" number:language="cs" number:country="CZ">
      <number:text>-</number:text>
      <number:number number:decimal-places="2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2" number:min-integer-digits="1" number:grouping="true"/>
      <number:text> Kč</number:text>
    </number:number-style>
    <number:number-style style:name="N10109" number:language="cs" number:country="CZ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10109P0"/>
    </number:number-style>
    <number:date-style style:name="N10110" number:language="cs" number:country="CZ">
      <number:day/>
      <number:text>.</number:text>
      <number:month/>
      <number:text>.</number:text>
      <number:year number:style="long"/>
    </number:date-style>
    <number:date-style style:name="N10111" number:language="cs" number:country="CZ">
      <number:day/>
      <number:text>.</number:text>
      <number:month number:textual="true"/>
      <number:text>.</number:text>
      <number:year/>
    </number:date-style>
    <number:date-style style:name="N10112" number:language="cs" number:country="CZ">
      <number:day/>
      <number:text>.</number:text>
      <number:month number:textual="true"/>
    </number:date-style>
    <number:date-style style:name="N10113" number:language="cs" number:country="CZ">
      <number:month number:textual="true"/>
      <number:text>.</number:text>
      <number:year/>
    </number:date-style>
    <number:time-style style:name="N10114" number:language="cs" number:country="CZ">
      <number:hours/>
      <number:text>:</number:text>
      <number:minutes number:style="long"/>
      <number:text> </number:text>
      <number:am-pm/>
    </number:time-style>
    <number:time-style style:name="N10115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6" number:language="cs" number:country="CZ">
      <number:hours/>
      <number:text>:</number:text>
      <number:minutes number:style="long"/>
    </number:time-style>
    <number:time-style style:name="N10117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18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cs" number:country="CZ">
      <number:number number:decimal-places="0" number:min-integer-digits="1" number:grouping="true"/>
      <number:text>     </number:text>
    </number:number-style>
    <number:number-style style:name="N10119" number:language="cs" number:country="CZ">
      <number:text>-</number:text>
      <number:number number:decimal-places="0" number:min-integer-digits="1" number:grouping="true"/>
      <number:text>     </number:text>
      <style:map style:condition="value()&gt;=0" style:apply-style-name="N10119P0"/>
    </number:number-style>
    <number:number-style style:name="N10120P0" style:volatile="true" number:language="cs" number:country="CZ">
      <number:number number:decimal-places="0" number:min-integer-digits="1" number:grouping="true"/>
      <number:text>     </number:text>
    </number:number-style>
    <number:number-style style:name="N10120" number:language="cs" number:country="CZ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cs" number:country="CZ">
      <number:number number:decimal-places="2" number:min-integer-digits="1" number:grouping="true"/>
      <number:text>     </number:text>
    </number:number-style>
    <number:number-style style:name="N10121" number:language="cs" number:country="CZ">
      <number:text>-</number:text>
      <number:number number:decimal-places="2" number:min-integer-digits="1" number:grouping="true"/>
      <number:text>     </number:text>
      <style:map style:condition="value()&gt;=0" style:apply-style-name="N10121P0"/>
    </number:number-style>
    <number:number-style style:name="N10122P0" style:volatile="true" number:language="cs" number:country="CZ">
      <number:number number:decimal-places="2" number:min-integer-digits="1" number:grouping="true"/>
      <number:text>     </number:text>
    </number:number-style>
    <number:number-style style:name="N10122" number:language="cs" number:country="CZ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cs" number:country="CZ">
      <loext:text> </loext:text>
      <loext:fill-character> </loext:fill-character>
      <number:number number:decimal-places="0" number:min-integer-digits="1" number:grouping="true"/>
      <number:text>      </number:text>
    </number:number-style>
    <number:number-style style:name="N10123P1" style:volatile="true" number:language="cs" number:country="CZ">
      <loext:text>-</loext:text>
      <loext:fill-character> </loext:fill-character>
      <number:number number:decimal-places="0" number:min-integer-digits="1" number:grouping="true"/>
      <number:text>      </number:text>
    </number:number-style>
    <number:number-style style:name="N10123P2" style:volatile="true" number:language="cs" number:country="CZ">
      <loext:text> </loext:text>
      <loext:fill-character> </loext:fill-character>
      <number:text>-      </number:text>
    </number:number-style>
    <number:text-style style:name="N10123" number:language="cs" number:country="CZ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cs" number:country="CZ">
      <loext:text> </loext:text>
      <loext:fill-character> </loext:fill-character>
      <number:number number:decimal-places="0" number:min-integer-digits="1" number:grouping="true"/>
      <number:text> Kč </number:text>
    </number:number-style>
    <number:number-style style:name="N10124P1" style:volatile="true" number:language="cs" number:country="CZ">
      <loext:text>-</loext:text>
      <loext:fill-character> </loext:fill-character>
      <number:number number:decimal-places="0" number:min-integer-digits="1" number:grouping="true"/>
      <number:text> Kč </number:text>
    </number:number-style>
    <number:number-style style:name="N10124P2" style:volatile="true" number:language="cs" number:country="CZ">
      <loext:text> </loext:text>
      <loext:fill-character> </loext:fill-character>
      <number:text>- Kč </number:text>
    </number:number-style>
    <number:text-style style:name="N10124" number:language="cs" number:country="CZ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cs" number:country="CZ">
      <loext:text> </loext:text>
      <loext:fill-character> </loext:fill-character>
      <number:number number:decimal-places="2" number:min-integer-digits="1" number:grouping="true"/>
      <number:text>      </number:text>
    </number:number-style>
    <number:number-style style:name="N10125P1" style:volatile="true" number:language="cs" number:country="CZ">
      <loext:text>-</loext:text>
      <loext:fill-character> </loext:fill-character>
      <number:number number:decimal-places="2" number:min-integer-digits="1" number:grouping="true"/>
      <number:text>      </number:text>
    </number:number-style>
    <number:number-style style:name="N10125P2" style:volatile="true" number:language="cs" number:country="CZ">
      <loext:text> </loext:text>
      <loext:fill-character> </loext:fill-character>
      <number:text>-</number:text>
      <number:number number:decimal-places="0" number:min-integer-digits="0"/>
      <number:text>      </number:text>
    </number:number-style>
    <number:text-style style:name="N10125" number:language="cs" number:country="CZ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cs" number:country="CZ">
      <loext:text> </loext:text>
      <loext:fill-character> </loext:fill-character>
      <number:number number:decimal-places="2" number:min-integer-digits="1" number:grouping="true"/>
      <number:text> Kč </number:text>
    </number:number-style>
    <number:number-style style:name="N10126P1" style:volatile="true" number:language="cs" number:country="CZ">
      <loext:text>-</loext:text>
      <loext:fill-character> </loext:fill-character>
      <number:number number:decimal-places="2" number:min-integer-digits="1" number:grouping="true"/>
      <number:text> Kč </number:text>
    </number:number-style>
    <number:number-style style:name="N10126P2" style:volatile="true" number:language="cs" number:country="CZ">
      <loext:text> </loext:text>
      <loext:fill-character> </loext:fill-character>
      <number:text>-</number:text>
      <number:number number:decimal-places="0" number:min-integer-digits="0"/>
      <number:text> Kč </number:text>
    </number:number-style>
    <number:text-style style:name="N10126" number:language="cs" number:country="CZ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SimSun" style:font-family-asian="SimSun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3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  <style:master-page style:name="PageStyle_5f_List1" style:display-name="PageStyle_Lis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stall</meta:initial-creator>
    <dc:creator>install</dc:creator>
    <meta:creation-date>2016-04-08T09:37:46</meta:creation-date>
    <dc:date>2016-04-11T11:41:19</dc:date>
    <meta:generator>LibreOffice/4.4.6.3$Linux_X86_64 LibreOffice_project/40m0$Build-3</meta:generator>
    <meta:document-statistic meta:table-count="1" meta:cell-count="7695" meta:object-count="0"/>
    <meta:user-defined meta:name="AppVersion">15.0300</meta:user-defined>
    <meta:user-defined meta:name="Company">Mestska cast Praha 3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